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Pictures/100002010000014C0000014E95B03578.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graphics"/>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graphics"/>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 style:family="table">
      <style:table-properties style:width="170.02mm" fo:margin-left="-0.16mm" fo:break-before="auto" fo:break-after="auto" table:align="left" fo:keep-with-next="always" style:may-break-between-rows="false"/>
    </style:style>
    <style:style style:name="Table.A" style:family="table-column">
      <style:table-column-properties style:column-width="69.59mm"/>
    </style:style>
    <style:style style:name="Table.B" style:family="table-column">
      <style:table-column-properties style:column-width="100.44mm"/>
    </style:style>
    <style:style style:name="Table.1" style:family="table-row">
      <style:table-row-properties fo:keep-together="auto"/>
    </style:style>
    <style:style style:name="Table.A1" style:family="table-cell">
      <style:table-cell-properties fo:background-color="#e6e6e6" fo:padding="0.97mm" fo:border-left="0.05pt solid #000000" fo:border-right="none" fo:border-top="0.05pt solid #000000" fo:border-bottom="0.05pt solid #000000">
        <style:background-image/>
      </style:table-cell-properties>
    </style:style>
    <style:style style:name="Table.B1" style:family="table-cell">
      <style:table-cell-properties fo:background-color="#e6e6e6" fo:padding="0.97mm" fo:border="0.05pt solid #000000">
        <style:background-image/>
      </style:table-cell-properties>
    </style:style>
    <style:style style:name="Table.A2" style:family="table-cell">
      <style:table-cell-properties fo:background-color="transparent" fo:padding="0.97mm" fo:border-left="0.05pt solid #000000" fo:border-right="none" fo:border-top="none" fo:border-bottom="0.05pt solid #000000">
        <style:background-image/>
      </style:table-cell-properties>
    </style:style>
    <style:style style:name="Table.B2" style:family="table-cell">
      <style:table-cell-properties fo:padding="0.97mm" fo:border-left="0.05pt solid #000000" fo:border-right="0.05pt solid #000000" fo:border-top="none" fo:border-bottom="0.05pt solid #000000"/>
    </style:style>
    <style:style style:name="Table.A3" style:family="table-cell">
      <style:table-cell-properties fo:padding="0.97mm" fo:border-left="0.05pt solid #000000" fo:border-right="none" fo:border-top="none" fo:border-bottom="0.05pt solid #000000"/>
    </style:style>
    <style:style style:name="Table.B3" style:family="table-cell">
      <style:table-cell-properties fo:padding="0.97mm" fo:border-left="0.05pt solid #000000" fo:border-right="0.05pt solid #000000" fo:border-top="none" fo:border-bottom="0.05pt solid #000000"/>
    </style:style>
    <style:style style:name="Table.A4" style:family="table-cell">
      <style:table-cell-properties fo:padding="0.97mm" fo:border-left="0.05pt solid #000000" fo:border-right="none" fo:border-top="none" fo:border-bottom="0.05pt solid #000000"/>
    </style:style>
    <style:style style:name="Table.B4" style:family="table-cell">
      <style:table-cell-properties fo:padding="0.97mm" fo:border-left="0.05pt solid #000000" fo:border-right="0.05pt solid #000000" fo:border-top="none" fo:border-bottom="0.05pt solid #000000"/>
    </style:style>
    <style:style style:name="Table.A5" style:family="table-cell">
      <style:table-cell-properties fo:padding="0.97mm" fo:border-left="0.05pt solid #000000" fo:border-right="none" fo:border-top="none" fo:border-bottom="0.05pt solid #000000"/>
    </style:style>
    <style:style style:name="Table.B5" style:family="table-cell">
      <style:table-cell-properties fo:padding="0.97mm" fo:border-left="0.05pt solid #000000" fo:border-right="0.05pt solid #000000" fo:border-top="none" fo:border-bottom="0.05pt solid #000000"/>
    </style:style>
    <style:style style:name="Table.A6" style:family="table-cell">
      <style:table-cell-properties fo:padding="0.97mm" fo:border-left="0.05pt solid #000000" fo:border-right="none" fo:border-top="none" fo:border-bottom="0.05pt solid #000000"/>
    </style:style>
    <style:style style:name="Table.B6" style:family="table-cell">
      <style:table-cell-properties fo:padding="0.97mm" fo:border-left="0.05pt solid #000000" fo:border-right="0.05pt solid #000000" fo:border-top="none" fo:border-bottom="0.05pt solid #000000"/>
    </style:style>
    <style:style style:name="Table.A7" style:family="table-cell">
      <style:table-cell-properties fo:padding="0.97mm" fo:border-left="0.05pt solid #000000" fo:border-right="none" fo:border-top="none" fo:border-bottom="0.05pt solid #000000"/>
    </style:style>
    <style:style style:name="Table.B7" style:family="table-cell">
      <style:table-cell-properties fo:padding="0.97mm" fo:border-left="0.05pt solid #000000" fo:border-right="0.05pt solid #000000" fo:border-top="none" fo:border-bottom="0.05pt solid #000000"/>
    </style:style>
    <style:style style:name="Table.A8" style:family="table-cell">
      <style:table-cell-properties fo:padding="0.97mm" fo:border-left="0.05pt solid #000000" fo:border-right="none" fo:border-top="none" fo:border-bottom="0.05pt solid #000000"/>
    </style:style>
    <style:style style:name="Table.B8" style:family="table-cell">
      <style:table-cell-properties fo:padding="0.97mm" fo:border-left="0.05pt solid #000000" fo:border-right="0.05pt solid #000000" fo:border-top="none" fo:border-bottom="0.05pt solid #000000"/>
    </style:style>
    <style:style style:name="Table.A9" style:family="table-cell">
      <style:table-cell-properties fo:padding="0.97mm" fo:border-left="0.05pt solid #000000" fo:border-right="none" fo:border-top="none" fo:border-bottom="0.05pt solid #000000"/>
    </style:style>
    <style:style style:name="Table.B9" style:family="table-cell">
      <style:table-cell-properties fo:padding="0.97mm" fo:border-left="0.05pt solid #000000" fo:border-right="0.05pt solid #000000" fo:border-top="none" fo:border-bottom="0.05pt solid #000000"/>
    </style:style>
    <style:style style:name="Table.A10" style:family="table-cell">
      <style:table-cell-properties fo:padding="0.97mm" fo:border-left="0.05pt solid #000000" fo:border-right="none" fo:border-top="none" fo:border-bottom="0.05pt solid #000000"/>
    </style:style>
    <style:style style:name="Table.B10" style:family="table-cell">
      <style:table-cell-properties fo:padding="0.97mm" fo:border-left="0.05pt solid #000000" fo:border-right="0.05pt solid #000000" fo:border-top="none" fo:border-bottom="0.05pt solid #000000"/>
    </style:style>
    <style:style style:name="Table.A11" style:family="table-cell">
      <style:table-cell-properties fo:padding="0.97mm" fo:border-left="0.05pt solid #000000" fo:border-right="none" fo:border-top="none" fo:border-bottom="0.05pt solid #000000"/>
    </style:style>
    <style:style style:name="Table.B11" style:family="table-cell">
      <style:table-cell-properties fo:padding="0.97mm" fo:border-left="0.05pt solid #000000" fo:border-right="0.05pt solid #000000" fo:border-top="none" fo:border-bottom="0.05pt solid #000000"/>
    </style:style>
    <style:style style:name="Table.A12" style:family="table-cell">
      <style:table-cell-properties fo:padding="0.97mm" fo:border-left="0.05pt solid #000000" fo:border-right="none" fo:border-top="none" fo:border-bottom="0.05pt solid #000000"/>
    </style:style>
    <style:style style:name="Table.B12" style:family="table-cell">
      <style:table-cell-properties fo:padding="0.97mm" fo:border-left="0.05pt solid #000000" fo:border-right="0.05pt solid #000000" fo:border-top="none" fo:border-bottom="0.05pt solid #000000"/>
    </style:style>
    <style:style style:name="Table.A13" style:family="table-cell">
      <style:table-cell-properties fo:padding="0.97mm" fo:border-left="0.05pt solid #000000" fo:border-right="none" fo:border-top="none" fo:border-bottom="0.05pt solid #000000"/>
    </style:style>
    <style:style style:name="Table.B13" style:family="table-cell">
      <style:table-cell-properties fo:padding="0.97mm" fo:border-left="0.05pt solid #000000" fo:border-right="0.05pt solid #000000" fo:border-top="none" fo:border-bottom="0.05pt solid #000000"/>
    </style:style>
    <style:style style:name="P1" style:family="paragraph" style:parent-style-name="Header">
      <style:paragraph-properties fo:text-align="justify" style:justify-single-word="false"/>
    </style:style>
    <style:style style:name="P2" style:family="paragraph" style:parent-style-name="Footer">
      <style:paragraph-properties fo:text-align="end" style:justify-single-word="false"/>
    </style:style>
    <style:style style:name="P3" style:family="paragraph" style:parent-style-name="Standard">
      <style:text-properties fo:language="en" fo:country="US" officeooo:rsid="001115d5" officeooo:paragraph-rsid="001115d5"/>
    </style:style>
    <style:style style:name="P4" style:family="paragraph" style:parent-style-name="Standard">
      <style:paragraph-properties fo:text-align="center" style:justify-single-word="false"/>
      <style:text-properties fo:language="en" fo:country="US" officeooo:rsid="001115d5" officeooo:paragraph-rsid="00b80749"/>
    </style:style>
    <style:style style:name="P5" style:family="paragraph" style:parent-style-name="Standard">
      <style:text-properties fo:language="en" fo:country="US" officeooo:rsid="00119b73" officeooo:paragraph-rsid="00119b73"/>
    </style:style>
    <style:style style:name="P6" style:family="paragraph" style:parent-style-name="Standard">
      <style:paragraph-properties fo:text-align="center" style:justify-single-word="false"/>
      <style:text-properties fo:language="en" fo:country="US" officeooo:rsid="00119b73" officeooo:paragraph-rsid="00119b73"/>
    </style:style>
    <style:style style:name="P7" style:family="paragraph" style:parent-style-name="Standard">
      <style:text-properties fo:language="en" fo:country="US" officeooo:rsid="00133036" officeooo:paragraph-rsid="00133036"/>
    </style:style>
    <style:style style:name="P8" style:family="paragraph" style:parent-style-name="Standard">
      <style:paragraph-properties fo:text-align="center" style:justify-single-word="false"/>
      <style:text-properties fo:language="en" fo:country="US" officeooo:rsid="0013d4bc" officeooo:paragraph-rsid="0013d4bc"/>
    </style:style>
    <style:style style:name="P9" style:family="paragraph" style:parent-style-name="Standard">
      <style:paragraph-properties fo:text-align="center" style:justify-single-word="false"/>
      <style:text-properties style:font-name="Utopia" fo:font-size="18pt" fo:language="en" fo:country="US" officeooo:rsid="001115d5" officeooo:paragraph-rsid="001115d5" style:font-size-asian="18pt" style:font-size-complex="18pt"/>
    </style:style>
    <style:style style:name="P10" style:family="paragraph" style:parent-style-name="Standard">
      <style:paragraph-properties fo:break-before="page"/>
      <style:text-properties fo:language="en" fo:country="US" officeooo:rsid="00133036" officeooo:paragraph-rsid="00133036"/>
    </style:style>
    <style:style style:name="P11" style:family="paragraph" style:parent-style-name="Text_20_body">
      <style:text-properties officeooo:rsid="00194dcf" officeooo:paragraph-rsid="00194dcf"/>
    </style:style>
    <style:style style:name="P12" style:family="paragraph" style:parent-style-name="Text_20_body">
      <style:text-properties officeooo:rsid="001977ed" officeooo:paragraph-rsid="001977ed"/>
    </style:style>
    <style:style style:name="P13" style:family="paragraph" style:parent-style-name="Text_20_body">
      <style:text-properties officeooo:rsid="001f176e" officeooo:paragraph-rsid="001f176e"/>
    </style:style>
    <style:style style:name="P14" style:family="paragraph" style:parent-style-name="Text_20_body">
      <style:text-properties officeooo:rsid="001f31ac" officeooo:paragraph-rsid="001f31ac"/>
    </style:style>
    <style:style style:name="P15" style:family="paragraph" style:parent-style-name="Text_20_body">
      <style:text-properties officeooo:rsid="002097a7" officeooo:paragraph-rsid="002097a7"/>
    </style:style>
    <style:style style:name="P16" style:family="paragraph" style:parent-style-name="Text_20_body">
      <style:text-properties officeooo:rsid="002292b3" officeooo:paragraph-rsid="002292b3"/>
    </style:style>
    <style:style style:name="P17" style:family="paragraph" style:parent-style-name="Text_20_body">
      <style:text-properties officeooo:rsid="002314cd" officeooo:paragraph-rsid="002314cd"/>
    </style:style>
    <style:style style:name="P18" style:family="paragraph" style:parent-style-name="Text_20_body">
      <style:text-properties officeooo:rsid="0023f55e" officeooo:paragraph-rsid="0023f55e"/>
    </style:style>
    <style:style style:name="P19" style:family="paragraph" style:parent-style-name="Text_20_body">
      <style:text-properties officeooo:rsid="00251efb" officeooo:paragraph-rsid="00251efb"/>
    </style:style>
    <style:style style:name="P20" style:family="paragraph" style:parent-style-name="Text_20_body">
      <style:text-properties officeooo:paragraph-rsid="00282f01"/>
    </style:style>
    <style:style style:name="P21" style:family="paragraph" style:parent-style-name="Text_20_body">
      <style:text-properties officeooo:rsid="00297908" officeooo:paragraph-rsid="00297908"/>
    </style:style>
    <style:style style:name="P22" style:family="paragraph" style:parent-style-name="Text_20_body">
      <style:text-properties officeooo:rsid="00297908" officeooo:paragraph-rsid="002ad416"/>
    </style:style>
    <style:style style:name="P23" style:family="paragraph" style:parent-style-name="Text_20_body">
      <style:text-properties officeooo:paragraph-rsid="002ad416"/>
    </style:style>
    <style:style style:name="P24" style:family="paragraph" style:parent-style-name="Text_20_body">
      <style:text-properties officeooo:rsid="002ad416" officeooo:paragraph-rsid="002ad416"/>
    </style:style>
    <style:style style:name="P25" style:family="paragraph" style:parent-style-name="Text_20_body">
      <style:text-properties officeooo:rsid="002bccc2" officeooo:paragraph-rsid="002bccc2"/>
    </style:style>
    <style:style style:name="P26" style:family="paragraph" style:parent-style-name="Text_20_body">
      <style:text-properties officeooo:rsid="002f4cf9" officeooo:paragraph-rsid="002f4cf9"/>
    </style:style>
    <style:style style:name="P27" style:family="paragraph" style:parent-style-name="Text_20_body">
      <style:text-properties officeooo:rsid="00304403" officeooo:paragraph-rsid="00304403"/>
    </style:style>
    <style:style style:name="P28" style:family="paragraph" style:parent-style-name="Text_20_body">
      <style:text-properties officeooo:rsid="00345d3d" officeooo:paragraph-rsid="00345d3d"/>
    </style:style>
    <style:style style:name="P29" style:family="paragraph" style:parent-style-name="Text_20_body">
      <style:text-properties officeooo:rsid="0034c16e" officeooo:paragraph-rsid="00365473"/>
    </style:style>
    <style:style style:name="P30" style:family="paragraph" style:parent-style-name="Text_20_body">
      <style:text-properties officeooo:rsid="00365473" officeooo:paragraph-rsid="00365473"/>
    </style:style>
    <style:style style:name="P31" style:family="paragraph" style:parent-style-name="Text_20_body">
      <style:text-properties officeooo:rsid="0036f0f0" officeooo:paragraph-rsid="0036f0f0"/>
    </style:style>
    <style:style style:name="P32" style:family="paragraph" style:parent-style-name="Text_20_body">
      <style:text-properties officeooo:rsid="0038cbb6" officeooo:paragraph-rsid="0038cbb6"/>
    </style:style>
    <style:style style:name="P33" style:family="paragraph" style:parent-style-name="Text_20_body">
      <style:text-properties officeooo:rsid="0039c45e" officeooo:paragraph-rsid="0039c45e"/>
    </style:style>
    <style:style style:name="P34" style:family="paragraph" style:parent-style-name="Text_20_body">
      <style:text-properties officeooo:rsid="003a0854" officeooo:paragraph-rsid="003a0854"/>
    </style:style>
    <style:style style:name="P35" style:family="paragraph" style:parent-style-name="Text_20_body">
      <style:text-properties officeooo:rsid="003a0854" officeooo:paragraph-rsid="003b1b4a"/>
    </style:style>
    <style:style style:name="P36" style:family="paragraph" style:parent-style-name="Text_20_body">
      <style:text-properties officeooo:rsid="003b2dbb" officeooo:paragraph-rsid="003b2dbb"/>
    </style:style>
    <style:style style:name="P37" style:family="paragraph" style:parent-style-name="Text_20_body">
      <style:text-properties officeooo:rsid="003b2dbb" officeooo:paragraph-rsid="009765f5"/>
    </style:style>
    <style:style style:name="P38" style:family="paragraph" style:parent-style-name="Text_20_body">
      <style:text-properties officeooo:rsid="0040061a" officeooo:paragraph-rsid="0040061a"/>
    </style:style>
    <style:style style:name="P39" style:family="paragraph" style:parent-style-name="Text_20_body">
      <style:text-properties officeooo:rsid="00413131" officeooo:paragraph-rsid="00413131"/>
    </style:style>
    <style:style style:name="P40" style:family="paragraph" style:parent-style-name="Text_20_body">
      <style:text-properties officeooo:rsid="0042ce1c" officeooo:paragraph-rsid="0042ce1c"/>
    </style:style>
    <style:style style:name="P41" style:family="paragraph" style:parent-style-name="Text_20_body">
      <style:text-properties officeooo:rsid="0042ce1c" officeooo:paragraph-rsid="00a02a8d"/>
    </style:style>
    <style:style style:name="P42" style:family="paragraph" style:parent-style-name="Text_20_body">
      <style:text-properties officeooo:rsid="0043be85" officeooo:paragraph-rsid="0043be85"/>
    </style:style>
    <style:style style:name="P43" style:family="paragraph" style:parent-style-name="Text_20_body">
      <style:text-properties officeooo:rsid="004522e5" officeooo:paragraph-rsid="004522e5"/>
    </style:style>
    <style:style style:name="P44" style:family="paragraph" style:parent-style-name="Text_20_body">
      <style:text-properties officeooo:rsid="0045adc1" officeooo:paragraph-rsid="0045adc1"/>
    </style:style>
    <style:style style:name="P45" style:family="paragraph" style:parent-style-name="Text_20_body">
      <style:text-properties officeooo:rsid="0045adc1" officeooo:paragraph-rsid="007be84e"/>
    </style:style>
    <style:style style:name="P46" style:family="paragraph" style:parent-style-name="Text_20_body">
      <style:text-properties officeooo:rsid="0047091a" officeooo:paragraph-rsid="0047091a"/>
    </style:style>
    <style:style style:name="P47" style:family="paragraph" style:parent-style-name="Text_20_body">
      <style:text-properties officeooo:rsid="004dbc18" officeooo:paragraph-rsid="004dbc18"/>
    </style:style>
    <style:style style:name="P48" style:family="paragraph" style:parent-style-name="Text_20_body">
      <style:text-properties officeooo:rsid="004dbc18" officeooo:paragraph-rsid="0070250b"/>
    </style:style>
    <style:style style:name="P49" style:family="paragraph" style:parent-style-name="Text_20_body">
      <style:text-properties officeooo:rsid="00523708" officeooo:paragraph-rsid="00523708"/>
    </style:style>
    <style:style style:name="P50" style:family="paragraph" style:parent-style-name="Text_20_body">
      <style:text-properties officeooo:rsid="00563d79" officeooo:paragraph-rsid="00563d79"/>
    </style:style>
    <style:style style:name="P51" style:family="paragraph" style:parent-style-name="Text_20_body">
      <style:text-properties officeooo:rsid="00571c02" officeooo:paragraph-rsid="00571c02"/>
    </style:style>
    <style:style style:name="P52" style:family="paragraph" style:parent-style-name="Text_20_body">
      <style:text-properties officeooo:rsid="005a487c" officeooo:paragraph-rsid="005a487c"/>
    </style:style>
    <style:style style:name="P53" style:family="paragraph" style:parent-style-name="Text_20_body">
      <style:text-properties officeooo:rsid="005a487c" officeooo:paragraph-rsid="0068b07f"/>
    </style:style>
    <style:style style:name="P54" style:family="paragraph" style:parent-style-name="Text_20_body">
      <style:text-properties officeooo:rsid="005d2518" officeooo:paragraph-rsid="005d2518"/>
    </style:style>
    <style:style style:name="P55" style:family="paragraph" style:parent-style-name="Text_20_body">
      <style:text-properties officeooo:rsid="006b649c" officeooo:paragraph-rsid="006b649c"/>
    </style:style>
    <style:style style:name="P56" style:family="paragraph" style:parent-style-name="Text_20_body">
      <style:text-properties officeooo:rsid="0068b07f" officeooo:paragraph-rsid="0068b07f"/>
    </style:style>
    <style:style style:name="P57" style:family="paragraph" style:parent-style-name="Text_20_body">
      <style:text-properties officeooo:rsid="006bc67d" officeooo:paragraph-rsid="006bc67d"/>
    </style:style>
    <style:style style:name="P58" style:family="paragraph" style:parent-style-name="Text_20_body">
      <style:text-properties officeooo:rsid="006daff3" officeooo:paragraph-rsid="006daff3"/>
    </style:style>
    <style:style style:name="P59" style:family="paragraph" style:parent-style-name="Text_20_body">
      <style:text-properties officeooo:paragraph-rsid="007235b1"/>
    </style:style>
    <style:style style:name="P60" style:family="paragraph" style:parent-style-name="Text_20_body">
      <style:text-properties officeooo:rsid="007284d9" officeooo:paragraph-rsid="007284d9"/>
    </style:style>
    <style:style style:name="P61" style:family="paragraph" style:parent-style-name="Text_20_body">
      <style:text-properties officeooo:paragraph-rsid="00743307"/>
    </style:style>
    <style:style style:name="P62" style:family="paragraph" style:parent-style-name="Text_20_body">
      <style:text-properties officeooo:rsid="00831a55" officeooo:paragraph-rsid="00831a55"/>
    </style:style>
    <style:style style:name="P63" style:family="paragraph" style:parent-style-name="Text_20_body">
      <style:text-properties officeooo:paragraph-rsid="00809c57"/>
    </style:style>
    <style:style style:name="P64" style:family="paragraph" style:parent-style-name="Text_20_body">
      <style:text-properties officeooo:rsid="0084ac19" officeooo:paragraph-rsid="0084ac19"/>
    </style:style>
    <style:style style:name="P65" style:family="paragraph" style:parent-style-name="Text_20_body">
      <style:text-properties officeooo:rsid="007be84e" officeooo:paragraph-rsid="007be84e"/>
    </style:style>
    <style:style style:name="P66" style:family="paragraph" style:parent-style-name="Text_20_body">
      <style:text-properties officeooo:paragraph-rsid="00941212"/>
    </style:style>
    <style:style style:name="P67" style:family="paragraph" style:parent-style-name="Text_20_body">
      <style:text-properties officeooo:rsid="009aeb29" officeooo:paragraph-rsid="009aeb29"/>
    </style:style>
    <style:style style:name="P68" style:family="paragraph" style:parent-style-name="Text_20_body">
      <style:text-properties officeooo:rsid="009beaad" officeooo:paragraph-rsid="009beaad"/>
    </style:style>
    <style:style style:name="P69" style:family="paragraph" style:parent-style-name="Text_20_body">
      <style:text-properties officeooo:rsid="009bfc93" officeooo:paragraph-rsid="009bfc93"/>
    </style:style>
    <style:style style:name="P70" style:family="paragraph" style:parent-style-name="Text_20_body">
      <style:text-properties officeooo:rsid="00a02a8d" officeooo:paragraph-rsid="00a02a8d"/>
    </style:style>
    <style:style style:name="P71" style:family="paragraph" style:parent-style-name="Text_20_body">
      <style:text-properties officeooo:rsid="00aa830e" officeooo:paragraph-rsid="00aa830e"/>
    </style:style>
    <style:style style:name="P72" style:family="paragraph" style:parent-style-name="Text_20_body">
      <style:text-properties officeooo:rsid="008aa8df" officeooo:paragraph-rsid="008aa8df"/>
    </style:style>
    <style:style style:name="P73" style:family="paragraph" style:parent-style-name="Text_20_body">
      <style:text-properties officeooo:rsid="00aae686" officeooo:paragraph-rsid="00aae686"/>
    </style:style>
    <style:style style:name="P74" style:family="paragraph" style:parent-style-name="Text_20_body">
      <style:text-properties officeooo:rsid="00adf64e" officeooo:paragraph-rsid="00adf64e"/>
    </style:style>
    <style:style style:name="P75" style:family="paragraph" style:parent-style-name="Text_20_body">
      <style:text-properties officeooo:rsid="00aff5f3" officeooo:paragraph-rsid="00aff5f3"/>
    </style:style>
    <style:style style:name="P76" style:family="paragraph" style:parent-style-name="Text_20_body">
      <style:text-properties officeooo:rsid="00b3166d" officeooo:paragraph-rsid="00b3166d"/>
    </style:style>
    <style:style style:name="P77" style:family="paragraph" style:parent-style-name="Text_20_body">
      <style:text-properties officeooo:rsid="00bc0a8d" officeooo:paragraph-rsid="00bc0a8d"/>
    </style:style>
    <style:style style:name="P78" style:family="paragraph" style:parent-style-name="Text_20_body">
      <style:paragraph-properties fo:margin-left="12.7mm" fo:margin-right="0mm" fo:text-indent="0mm" style:auto-text-indent="false"/>
      <style:text-properties officeooo:rsid="00563d79" officeooo:paragraph-rsid="00563d79"/>
    </style:style>
    <style:style style:name="P79" style:family="paragraph" style:parent-style-name="Text_20_body">
      <style:paragraph-properties fo:margin-left="12.7mm" fo:margin-right="0mm" fo:text-indent="0mm" style:auto-text-indent="false"/>
      <style:text-properties officeooo:rsid="00b34188" officeooo:paragraph-rsid="00b34188"/>
    </style:style>
    <style:style style:name="P80" style:family="paragraph" style:parent-style-name="Text_20_body">
      <style:paragraph-properties fo:margin-left="12.7mm" fo:margin-right="0mm" fo:text-indent="0mm" style:auto-text-indent="false"/>
      <style:text-properties officeooo:paragraph-rsid="00b53fef"/>
    </style:style>
    <style:style style:name="P81" style:family="paragraph" style:parent-style-name="Text_20_body">
      <style:paragraph-properties fo:margin-left="12.7mm" fo:margin-right="0mm" fo:text-indent="0mm" style:auto-text-indent="false"/>
      <style:text-properties officeooo:rsid="00b717d4" officeooo:paragraph-rsid="00b717d4"/>
    </style:style>
    <style:style style:name="P82" style:family="paragraph" style:parent-style-name="Text_20_body">
      <style:paragraph-properties fo:margin-left="12.7mm" fo:margin-right="0mm" fo:text-indent="0mm" style:auto-text-indent="false"/>
      <style:text-properties officeooo:rsid="00be9960" officeooo:paragraph-rsid="00c6129f"/>
    </style:style>
    <style:style style:name="P83" style:family="paragraph" style:parent-style-name="Table_20_Contents">
      <style:text-properties officeooo:rsid="004f74e3" officeooo:paragraph-rsid="004f74e3"/>
    </style:style>
    <style:style style:name="P84" style:family="paragraph" style:parent-style-name="Table_20_Contents">
      <style:text-properties officeooo:rsid="004f74e3" officeooo:paragraph-rsid="0076d32c"/>
    </style:style>
    <style:style style:name="P85" style:family="paragraph" style:parent-style-name="Table_20_Contents">
      <style:text-properties officeooo:rsid="0070250b" officeooo:paragraph-rsid="0070250b"/>
    </style:style>
    <style:style style:name="P86" style:family="paragraph" style:parent-style-name="Table_20_Contents">
      <style:text-properties officeooo:rsid="0070250b" officeooo:paragraph-rsid="00716a34"/>
    </style:style>
    <style:style style:name="P87" style:family="paragraph" style:parent-style-name="Table_20_Contents">
      <style:text-properties officeooo:rsid="00716a34" officeooo:paragraph-rsid="00716a34"/>
    </style:style>
    <style:style style:name="P88" style:family="paragraph" style:parent-style-name="Table_20_Contents">
      <style:text-properties officeooo:rsid="005044c0" officeooo:paragraph-rsid="0076d32c"/>
    </style:style>
    <style:style style:name="P89" style:family="paragraph" style:parent-style-name="Table_20_Contents">
      <style:text-properties officeooo:rsid="005044c0" officeooo:paragraph-rsid="00a83beb"/>
    </style:style>
    <style:style style:name="P90" style:family="paragraph" style:parent-style-name="Table_20_Contents">
      <style:text-properties officeooo:rsid="005044c0" officeooo:paragraph-rsid="00aa830e"/>
    </style:style>
    <style:style style:name="P91" style:family="paragraph" style:parent-style-name="Table_20_Contents">
      <style:text-properties officeooo:rsid="007b932d" officeooo:paragraph-rsid="007b932d"/>
    </style:style>
    <style:style style:name="P92" style:family="paragraph" style:parent-style-name="Table_20_Contents">
      <style:text-properties officeooo:rsid="00a83beb" officeooo:paragraph-rsid="00a83beb"/>
    </style:style>
    <style:style style:name="P93" style:family="paragraph" style:parent-style-name="Table_20_Contents">
      <style:text-properties officeooo:rsid="00be0dd7" officeooo:paragraph-rsid="00be0dd7"/>
    </style:style>
    <style:style style:name="P94" style:family="paragraph" style:parent-style-name="Quelltext-Ausschnitt">
      <style:text-properties fo:font-size="9pt" style:font-size-asian="9pt" style:font-size-complex="9pt"/>
    </style:style>
    <style:style style:name="P95" style:family="paragraph" style:parent-style-name="Quelltext-Ausschnitt">
      <style:text-properties officeooo:rsid="00b34188"/>
    </style:style>
    <style:style style:name="P96" style:family="paragraph" style:parent-style-name="Quelltext-Ausschnitt">
      <style:text-properties officeooo:rsid="00c3b264" officeooo:paragraph-rsid="00c3b264"/>
    </style:style>
    <style:style style:name="P97" style:family="paragraph" style:parent-style-name="Quelltext-Ausschnitt">
      <style:text-properties officeooo:rsid="00c3b264" officeooo:paragraph-rsid="00c3c610"/>
    </style:style>
    <style:style style:name="P98" style:family="paragraph" style:parent-style-name="Heading_20_4">
      <style:text-properties officeooo:paragraph-rsid="009beaad"/>
    </style:style>
    <style:style style:name="P99" style:family="paragraph" style:parent-style-name="Bibliography_20_1">
      <style:paragraph-properties>
        <style:tab-stops/>
      </style:paragraph-properties>
    </style:style>
    <style:style style:name="P100" style:family="paragraph" style:parent-style-name="Text_20_body">
      <style:paragraph-properties fo:margin-left="0mm" fo:margin-right="0mm" fo:text-indent="0mm" style:auto-text-indent="false"/>
      <style:text-properties officeooo:rsid="00545a84" officeooo:paragraph-rsid="00c0889e"/>
    </style:style>
    <style:style style:name="P101" style:family="paragraph" style:parent-style-name="Text_20_body">
      <style:paragraph-properties fo:margin-left="0mm" fo:margin-right="0mm" fo:text-indent="0mm" style:auto-text-indent="false"/>
      <style:text-properties officeooo:rsid="00c0889e" officeooo:paragraph-rsid="00c0889e"/>
    </style:style>
    <style:style style:name="P102" style:family="paragraph" style:parent-style-name="Contents_20_1">
      <style:paragraph-properties>
        <style:tab-stops>
          <style:tab-stop style:position="170mm" style:type="right" style:leader-style="dotted" style:leader-text="."/>
        </style:tab-stops>
      </style:paragraph-properties>
    </style:style>
    <style:style style:name="P103" style:family="paragraph" style:parent-style-name="Contents_20_2">
      <style:paragraph-properties>
        <style:tab-stops>
          <style:tab-stop style:position="170mm" style:type="right" style:leader-style="dotted" style:leader-text="."/>
        </style:tab-stops>
      </style:paragraph-properties>
    </style:style>
    <style:style style:name="P104" style:family="paragraph" style:parent-style-name="Contents_20_3">
      <style:paragraph-properties>
        <style:tab-stops>
          <style:tab-stop style:position="170mm" style:type="right" style:leader-style="dotted" style:leader-text="."/>
        </style:tab-stops>
      </style:paragraph-properties>
    </style:style>
    <style:style style:name="P105" style:family="paragraph" style:parent-style-name="Standard" style:master-page-name="First_20_Page">
      <style:paragraph-properties fo:text-align="center" style:justify-single-word="false" style:page-number="1"/>
      <style:text-properties style:font-name="Utopia" fo:font-size="18pt" fo:language="en" fo:country="US" officeooo:rsid="001115d5" officeooo:paragraph-rsid="001115d5" style:font-size-asian="18pt" style:font-size-complex="18pt"/>
    </style:style>
    <style:style style:name="P106" style:family="paragraph" style:parent-style-name="Standard" style:master-page-name="Index">
      <style:paragraph-properties style:page-number="1"/>
      <style:text-properties fo:language="en" fo:country="US" officeooo:rsid="00119b73" officeooo:paragraph-rsid="00119b73"/>
    </style:style>
    <style:style style:name="P107" style:family="paragraph" style:parent-style-name="Text_20_body" style:list-style-name="L2">
      <style:text-properties officeooo:rsid="002314cd" officeooo:paragraph-rsid="002314cd"/>
    </style:style>
    <style:style style:name="P108" style:family="paragraph" style:parent-style-name="Text_20_body" style:list-style-name="L3"/>
    <style:style style:name="P109" style:family="paragraph" style:parent-style-name="Text_20_body" style:list-style-name="L3">
      <style:text-properties officeooo:rsid="0036f0f0" officeooo:paragraph-rsid="0036f0f0"/>
    </style:style>
    <style:style style:name="P110" style:family="paragraph" style:parent-style-name="Text_20_body" style:list-style-name="L4">
      <style:text-properties officeooo:rsid="0039c45e" officeooo:paragraph-rsid="003a0854"/>
    </style:style>
    <style:style style:name="P111" style:family="paragraph" style:parent-style-name="Text_20_body" style:list-style-name="L4">
      <style:text-properties officeooo:rsid="0039c45e" officeooo:paragraph-rsid="0039c45e"/>
    </style:style>
    <style:style style:name="P112" style:family="paragraph" style:parent-style-name="Text_20_body" style:list-style-name="L4">
      <style:text-properties officeooo:rsid="0039c45e" officeooo:paragraph-rsid="005de83e"/>
    </style:style>
    <style:style style:name="P113" style:family="paragraph" style:parent-style-name="Text_20_body" style:list-style-name="L5">
      <style:text-properties officeooo:rsid="0039c45e" officeooo:paragraph-rsid="0039c45e"/>
    </style:style>
    <style:style style:name="P114" style:family="paragraph" style:parent-style-name="Text_20_body" style:list-style-name="L6">
      <style:text-properties officeooo:rsid="0039c45e" officeooo:paragraph-rsid="0039c45e"/>
    </style:style>
    <style:style style:name="P115" style:family="paragraph" style:parent-style-name="Text_20_body" style:list-style-name="L7">
      <style:text-properties officeooo:rsid="0039c45e" officeooo:paragraph-rsid="0039c45e"/>
    </style:style>
    <style:style style:name="P116" style:family="paragraph" style:parent-style-name="Text_20_body" style:list-style-name="L8">
      <style:text-properties officeooo:rsid="0039c45e" officeooo:paragraph-rsid="0039c45e"/>
    </style:style>
    <style:style style:name="P117" style:family="paragraph" style:parent-style-name="Text_20_body" style:list-style-name="L9">
      <style:text-properties officeooo:rsid="0039c45e" officeooo:paragraph-rsid="005de83e"/>
    </style:style>
    <style:style style:name="P118" style:family="paragraph" style:parent-style-name="Text_20_body" style:list-style-name="L10">
      <style:text-properties officeooo:rsid="0039c45e" officeooo:paragraph-rsid="0039c45e"/>
    </style:style>
    <style:style style:name="P119" style:family="paragraph" style:parent-style-name="Text_20_body" style:list-style-name="L11">
      <style:text-properties officeooo:rsid="0039c45e" officeooo:paragraph-rsid="0039c45e"/>
    </style:style>
    <style:style style:name="P120" style:family="paragraph" style:parent-style-name="Text_20_body" style:list-style-name="L12">
      <style:text-properties officeooo:rsid="0039c45e" officeooo:paragraph-rsid="0039c45e"/>
    </style:style>
    <style:style style:name="P121" style:family="paragraph" style:parent-style-name="Text_20_body" style:list-style-name="L4">
      <style:text-properties officeooo:rsid="005de83e" officeooo:paragraph-rsid="005de83e"/>
    </style:style>
    <style:style style:name="P122" style:family="paragraph" style:parent-style-name="Text_20_body" style:list-style-name="L13">
      <style:text-properties officeooo:rsid="0045adc1" officeooo:paragraph-rsid="0045adc1"/>
    </style:style>
    <style:style style:name="P123" style:family="paragraph" style:parent-style-name="Text_20_body" style:list-style-name="L14">
      <style:text-properties officeooo:rsid="004dbc18" officeooo:paragraph-rsid="004dbc18"/>
    </style:style>
    <style:style style:name="P124" style:family="paragraph" style:parent-style-name="Text_20_body" style:list-style-name="L15">
      <style:text-properties officeooo:rsid="00523708" officeooo:paragraph-rsid="00523708"/>
    </style:style>
    <style:style style:name="P125" style:family="paragraph" style:parent-style-name="Text_20_body" style:list-style-name="L15">
      <style:text-properties officeooo:rsid="00523708" officeooo:paragraph-rsid="007e90ec"/>
    </style:style>
    <style:style style:name="P126" style:family="paragraph" style:parent-style-name="Text_20_body" style:list-style-name="L15">
      <style:text-properties officeooo:rsid="007e90ec" officeooo:paragraph-rsid="007e90ec"/>
    </style:style>
    <style:style style:name="P127" style:family="paragraph" style:parent-style-name="Text_20_body" style:list-style-name="L15">
      <style:text-properties officeooo:rsid="00528a0d" officeooo:paragraph-rsid="00528a0d"/>
    </style:style>
    <style:style style:name="P128" style:family="paragraph" style:parent-style-name="Text_20_body" style:list-style-name="L16">
      <style:text-properties officeooo:rsid="00563d79" officeooo:paragraph-rsid="00563d79"/>
    </style:style>
    <style:style style:name="P129" style:family="paragraph" style:parent-style-name="Text_20_body" style:list-style-name="L17">
      <style:text-properties officeooo:rsid="00545a84" officeooo:paragraph-rsid="00c0889e"/>
    </style:style>
    <style:style style:name="P130" style:family="paragraph" style:parent-style-name="Text_20_body" style:list-style-name="L17">
      <style:text-properties officeooo:rsid="00c0889e" officeooo:paragraph-rsid="00c0889e"/>
    </style:style>
    <style:style style:name="P131" style:family="paragraph" style:parent-style-name="Text_20_body" style:list-style-name="L17">
      <style:text-properties officeooo:rsid="00c1f4fd" officeooo:paragraph-rsid="00c200fa"/>
    </style:style>
    <style:style style:name="P132" style:family="paragraph" style:parent-style-name="Text_20_body" style:list-style-name="L17">
      <style:text-properties officeooo:rsid="00c200fa" officeooo:paragraph-rsid="00c200fa"/>
    </style:style>
    <style:style style:name="P133" style:family="paragraph" style:parent-style-name="Text_20_body" style:list-style-name="L17">
      <style:text-properties officeooo:rsid="00c200fa" officeooo:paragraph-rsid="00c55583"/>
    </style:style>
    <style:style style:name="P134" style:family="paragraph" style:parent-style-name="Text_20_body" style:list-style-name="L18">
      <style:text-properties officeooo:rsid="00571c02" officeooo:paragraph-rsid="00571c02"/>
    </style:style>
    <style:style style:name="P135" style:family="paragraph" style:parent-style-name="Text_20_body" style:list-style-name="L18">
      <style:text-properties officeooo:rsid="0067ca80" officeooo:paragraph-rsid="0067ca80"/>
    </style:style>
    <style:style style:name="P136" style:family="paragraph" style:parent-style-name="Text_20_body" style:list-style-name="L19">
      <style:text-properties officeooo:rsid="005a487c" officeooo:paragraph-rsid="005a487c"/>
    </style:style>
    <style:style style:name="P137" style:family="paragraph" style:parent-style-name="Text_20_body" style:list-style-name="L20">
      <style:text-properties officeooo:rsid="00adf64e" officeooo:paragraph-rsid="00adf64e"/>
    </style:style>
    <style:style style:name="P138" style:family="paragraph" style:parent-style-name="Text_20_body" style:list-style-name="L21">
      <style:text-properties officeooo:rsid="00aae686" officeooo:paragraph-rsid="00aae686"/>
    </style:style>
    <style:style style:name="P139" style:family="paragraph" style:parent-style-name="Text_20_body" style:list-style-name="L21">
      <style:text-properties officeooo:rsid="00ac7be4" officeooo:paragraph-rsid="00ac7be4"/>
    </style:style>
    <style:style style:name="P140" style:family="paragraph" style:parent-style-name="Text_20_body" style:list-style-name="L22">
      <style:text-properties officeooo:rsid="00b0ea32" officeooo:paragraph-rsid="00b0ea32"/>
    </style:style>
    <style:style style:name="P141" style:family="paragraph" style:parent-style-name="Text_20_body" style:list-style-name="L23">
      <style:text-properties officeooo:rsid="00b3166d" officeooo:paragraph-rsid="00b3166d"/>
    </style:style>
    <style:style style:name="P142" style:family="paragraph" style:parent-style-name="Text_20_body" style:list-style-name="L23">
      <style:text-properties officeooo:rsid="00b3166d" officeooo:paragraph-rsid="00b34188"/>
    </style:style>
    <style:style style:name="P143" style:family="paragraph" style:parent-style-name="Text_20_body" style:list-style-name="L24">
      <style:text-properties officeooo:rsid="00b34188" officeooo:paragraph-rsid="00b34188"/>
    </style:style>
    <style:style style:name="P144" style:family="paragraph" style:parent-style-name="Text_20_body" style:list-style-name="L24">
      <style:text-properties officeooo:rsid="00b34188" officeooo:paragraph-rsid="00b4e2f8"/>
    </style:style>
    <style:style style:name="P145" style:family="paragraph" style:parent-style-name="Text_20_body" style:list-style-name="L24">
      <style:text-properties officeooo:rsid="00b53fef" officeooo:paragraph-rsid="00b53fef"/>
    </style:style>
    <style:style style:name="P146" style:family="paragraph" style:parent-style-name="Text_20_body" style:list-style-name="L25">
      <style:text-properties officeooo:rsid="005d2518" officeooo:paragraph-rsid="005d2518"/>
    </style:style>
    <style:style style:name="P147" style:family="paragraph" style:parent-style-name="Text_20_body">
      <style:text-properties officeooo:rsid="00c98203" officeooo:paragraph-rsid="00c98203"/>
    </style:style>
    <style:style style:name="P148" style:family="paragraph" style:parent-style-name="Text_20_body" style:list-style-name="L26">
      <style:text-properties officeooo:rsid="00c98203" officeooo:paragraph-rsid="00c98203"/>
    </style:style>
    <style:style style:name="P149" style:family="paragraph" style:parent-style-name="Heading_20_1">
      <style:text-properties style:font-name="Liberation Sans" fo:font-size="18.2000007629395pt" fo:font-weight="bold" style:font-name-asian="Droid Sans Fallback" style:font-size-asian="18.2000007629395pt" style:font-weight-asian="bold" style:font-name-complex="FreeSans" style:font-size-complex="18.2000007629395pt" style:font-weight-complex="bold"/>
    </style:style>
    <style:style style:name="P150" style:family="paragraph" style:parent-style-name="Heading_20_1" style:master-page-name="Standard">
      <style:paragraph-properties style:page-number="1"/>
    </style:style>
    <style:style style:name="P151" style:family="paragraph" style:parent-style-name="Heading_20_2">
      <style:text-properties officeooo:rsid="007235b1" officeooo:paragraph-rsid="007235b1"/>
    </style:style>
    <style:style style:name="P152" style:family="paragraph" style:parent-style-name="Heading_20_2">
      <style:text-properties officeooo:paragraph-rsid="00752fd5"/>
    </style:style>
    <style:style style:name="P153" style:family="paragraph" style:parent-style-name="List_20_1" style:list-style-name="L1"/>
    <style:style style:name="P154" style:family="paragraph" style:parent-style-name="Heading_20_6">
      <style:text-properties officeooo:rsid="0040061a" officeooo:paragraph-rsid="0040061a"/>
    </style:style>
    <style:style style:name="P155" style:family="paragraph" style:parent-style-name="Heading_20_6">
      <style:text-properties officeooo:paragraph-rsid="0042ce1c"/>
    </style:style>
    <style:style style:name="P156" style:family="paragraph" style:parent-style-name="Heading_20_6">
      <style:text-properties officeooo:rsid="0042ce1c" officeooo:paragraph-rsid="0043be85"/>
    </style:style>
    <style:style style:name="P157" style:family="paragraph" style:parent-style-name="Heading_20_6">
      <style:text-properties officeooo:rsid="0042ce1c" officeooo:paragraph-rsid="004522e5"/>
    </style:style>
    <style:style style:name="T1" style:family="text">
      <style:text-properties officeooo:rsid="003297fa"/>
    </style:style>
    <style:style style:name="T2" style:family="text">
      <style:text-properties officeooo:rsid="00155462"/>
    </style:style>
    <style:style style:name="T3" style:family="text">
      <style:text-properties officeooo:rsid="001746a5"/>
    </style:style>
    <style:style style:name="T4" style:family="text">
      <style:text-properties officeooo:rsid="00194dcf"/>
    </style:style>
    <style:style style:name="T5" style:family="text">
      <style:text-properties officeooo:rsid="001977ed"/>
    </style:style>
    <style:style style:name="T6" style:family="text">
      <style:text-properties officeooo:rsid="001a77bc"/>
    </style:style>
    <style:style style:name="T7" style:family="text">
      <style:text-properties style:text-position="super 58%" officeooo:rsid="001a77bc"/>
    </style:style>
    <style:style style:name="T8" style:family="text">
      <style:text-properties officeooo:rsid="0022242b"/>
    </style:style>
    <style:style style:name="T9" style:family="text">
      <style:text-properties officeooo:rsid="0023f55e"/>
    </style:style>
    <style:style style:name="T10" style:family="text">
      <style:text-properties officeooo:rsid="00266fb5"/>
    </style:style>
    <style:style style:name="T11" style:family="text">
      <style:text-properties officeooo:rsid="00282f01"/>
    </style:style>
    <style:style style:name="T12" style:family="text">
      <style:text-properties fo:language="en" fo:country="US"/>
    </style:style>
    <style:style style:name="T13" style:family="text">
      <style:text-properties fo:language="en" fo:country="US" officeooo:rsid="00282f01"/>
    </style:style>
    <style:style style:name="T14" style:family="text">
      <style:text-properties officeooo:rsid="002ad416"/>
    </style:style>
    <style:style style:name="T15" style:family="text">
      <style:text-properties officeooo:rsid="002ede1f"/>
    </style:style>
    <style:style style:name="T16" style:family="text">
      <style:text-properties officeooo:rsid="002f4cf9"/>
    </style:style>
    <style:style style:name="T17" style:family="text">
      <style:text-properties officeooo:rsid="00345d3d"/>
    </style:style>
    <style:style style:name="T18" style:family="text">
      <style:text-properties officeooo:rsid="00365473"/>
    </style:style>
    <style:style style:name="T19" style:family="text">
      <style:text-properties officeooo:rsid="003a0854"/>
    </style:style>
    <style:style style:name="T20" style:family="text">
      <style:text-properties officeooo:rsid="003b1b4a"/>
    </style:style>
    <style:style style:name="T21" style:family="text">
      <style:text-properties officeooo:rsid="003d29b5"/>
    </style:style>
    <style:style style:name="T22" style:family="text">
      <style:text-properties officeooo:rsid="0040061a"/>
    </style:style>
    <style:style style:name="T23" style:family="text">
      <style:text-properties officeooo:rsid="00413131"/>
    </style:style>
    <style:style style:name="T24" style:family="text">
      <style:text-properties officeooo:rsid="0043be85"/>
    </style:style>
    <style:style style:name="T25" style:family="text">
      <style:text-properties officeooo:rsid="0045adc1"/>
    </style:style>
    <style:style style:name="T26" style:family="text">
      <style:text-properties officeooo:rsid="0047091a"/>
    </style:style>
    <style:style style:name="T27" style:family="text">
      <style:text-properties fo:color="#7f0055" style:font-name="Monospace" fo:font-size="10pt" fo:font-weight="bold" style:font-size-asian="10pt" style:font-weight-asian="bold"/>
    </style:style>
    <style:style style:name="T28" style:family="text">
      <style:text-properties fo:color="#7f0055" style:font-name="Monospace" fo:font-size="10pt" fo:font-weight="bold" fo:background-color="#e8f2fe" loext:char-shading-value="0" style:font-size-asian="10pt" style:font-weight-asian="bold"/>
    </style:style>
    <style:style style:name="T29" style:family="text">
      <style:text-properties fo:color="#7f0055" style:font-name="Liberation Serif" fo:font-size="12pt" fo:font-weight="bold" fo:background-color="#e8f2fe" loext:char-shading-value="0" style:font-size-asian="12pt" style:font-weight-asian="bold" style:font-size-complex="12pt"/>
    </style:style>
    <style:style style:name="T30" style:family="text">
      <style:text-properties fo:color="#000000" style:font-name="Monospace" fo:font-size="10pt" style:font-size-asian="10pt"/>
    </style:style>
    <style:style style:name="T31" style:family="text">
      <style:text-properties fo:color="#000000" style:font-name="Monospace" fo:font-size="10pt" fo:background-color="#e8f2fe" loext:char-shading-value="0" style:font-size-asian="10pt"/>
    </style:style>
    <style:style style:name="T32" style:family="text">
      <style:text-properties fo:color="#000000" style:font-name="Monospace" fo:font-size="10pt" fo:background-color="#d4d4d4" loext:char-shading-value="0" style:font-size-asian="10pt"/>
    </style:style>
    <style:style style:name="T33" style:family="text">
      <style:text-properties fo:color="#000000" style:font-name="Liberation Serif" fo:font-size="12pt" fo:background-color="#ffffff" loext:char-shading-value="0" style:font-size-asian="12pt" style:font-size-complex="12pt"/>
    </style:style>
    <style:style style:name="T34" style:family="text">
      <style:text-properties fo:color="#000000" style:font-name="Liberation Serif" fo:font-size="12pt" officeooo:rsid="0047091a" fo:background-color="#ffffff" loext:char-shading-value="0" style:font-size-asian="12pt" style:font-size-complex="12pt"/>
    </style:style>
    <style:style style:name="T35" style:family="text">
      <style:text-properties fo:color="#000000" style:font-name="Liberation Serif" fo:font-size="12pt" officeooo:rsid="0047091a" fo:background-color="#ffffff" loext:char-shading-value="0" style:font-size-asian="12pt" style:font-size-complex="12pt" style:shadow="none"/>
    </style:style>
    <style:style style:name="T36" style:family="text">
      <style:text-properties fo:color="#000000" style:font-name="Liberation Serif" fo:font-size="12pt" fo:background-color="#e8f2fe" loext:char-shading-value="0" style:font-size-asian="12pt" style:font-size-complex="12pt"/>
    </style:style>
    <style:style style:name="T37" style:family="text">
      <style:text-properties fo:color="#000000" style:font-name="Liberation Serif" fo:font-size="12pt" officeooo:rsid="007284d9" fo:background-color="transparent" loext:char-shading-value="0" style:font-size-asian="12pt" style:font-size-complex="12pt" style:shadow="none"/>
    </style:style>
    <style:style style:name="T38" style:family="text">
      <style:text-properties fo:color="#000000" style:font-name="Liberation Serif" fo:font-size="12pt" officeooo:rsid="00743307" fo:background-color="transparent" loext:char-shading-value="0" style:font-size-asian="12pt" style:font-size-complex="12pt" style:shadow="none"/>
    </style:style>
    <style:style style:name="T39" style:family="text">
      <style:text-properties fo:color="#000000" style:font-name="Liberation Serif" fo:font-size="12pt" officeooo:rsid="00752fd5" fo:background-color="transparent" loext:char-shading-value="0" style:font-size-asian="12pt" style:font-size-complex="12pt" style:shadow="none"/>
    </style:style>
    <style:style style:name="T40" style:family="text">
      <style:text-properties fo:color="#000000" fo:background-color="#ffffff" loext:char-shading-value="0"/>
    </style:style>
    <style:style style:name="T41" style:family="text">
      <style:text-properties fo:color="#000000" officeooo:rsid="0047091a" fo:background-color="#ffffff" loext:char-shading-value="0"/>
    </style:style>
    <style:style style:name="T42" style:family="text">
      <style:text-properties style:font-name="Liberation Serif" officeooo:rsid="0047091a"/>
    </style:style>
    <style:style style:name="T43" style:family="text">
      <style:text-properties style:font-name="Liberation Serif" fo:font-size="12pt" officeooo:rsid="0047091a" style:font-size-asian="12pt" style:font-size-complex="12pt"/>
    </style:style>
    <style:style style:name="T44" style:family="text">
      <style:text-properties style:font-name="Liberation Serif" fo:font-size="12pt" officeooo:rsid="007284d9" style:font-size-asian="12pt" style:font-size-complex="12pt"/>
    </style:style>
    <style:style style:name="T45" style:family="text">
      <style:text-properties style:font-name="Liberation Serif" fo:font-size="12pt" officeooo:rsid="0047091a" fo:background-color="#ffffff" loext:char-shading-value="0" style:font-size-asian="12pt" style:font-size-complex="12pt"/>
    </style:style>
    <style:style style:name="T46" style:family="text">
      <style:text-properties officeooo:rsid="005044c0"/>
    </style:style>
    <style:style style:name="T47" style:family="text">
      <style:text-properties officeooo:rsid="00523708"/>
    </style:style>
    <style:style style:name="T48" style:family="text">
      <style:text-properties officeooo:rsid="00563d79"/>
    </style:style>
    <style:style style:name="T49" style:family="text">
      <style:text-properties officeooo:rsid="00587a5e"/>
    </style:style>
    <style:style style:name="T50" style:family="text">
      <style:text-properties officeooo:rsid="005a487c"/>
    </style:style>
    <style:style style:name="T51" style:family="text">
      <style:text-properties officeooo:rsid="005de83e"/>
    </style:style>
    <style:style style:name="T52" style:family="text">
      <style:text-properties officeooo:rsid="005f2242"/>
    </style:style>
    <style:style style:name="T53" style:family="text">
      <style:text-properties officeooo:rsid="0060026e"/>
    </style:style>
    <style:style style:name="T54" style:family="text">
      <style:text-properties officeooo:rsid="00616b64"/>
    </style:style>
    <style:style style:name="T55" style:family="text">
      <style:text-properties officeooo:rsid="0064d0ad"/>
    </style:style>
    <style:style style:name="T56" style:family="text">
      <style:text-properties officeooo:rsid="0067ca80"/>
    </style:style>
    <style:style style:name="T57" style:family="text">
      <style:text-properties officeooo:rsid="00716a34"/>
    </style:style>
    <style:style style:name="T58" style:family="text">
      <style:text-properties officeooo:rsid="007235b1"/>
    </style:style>
    <style:style style:name="T59" style:family="text">
      <style:text-properties officeooo:rsid="007284d9"/>
    </style:style>
    <style:style style:name="T60" style:family="text">
      <style:text-properties officeooo:rsid="007284d9" fo:background-color="transparent" loext:char-shading-value="0" style:shadow="none"/>
    </style:style>
    <style:style style:name="T61" style:family="text">
      <style:text-properties fo:color="#005032" style:font-name="Monospace" fo:font-size="10pt" fo:background-color="#e8f2fe" loext:char-shading-value="0" style:font-size-asian="10pt"/>
    </style:style>
    <style:style style:name="T62" style:family="text">
      <style:text-properties officeooo:rsid="00752fd5"/>
    </style:style>
    <style:style style:name="T63" style:family="text">
      <style:text-properties officeooo:rsid="0076d32c"/>
    </style:style>
    <style:style style:name="T64" style:family="text">
      <style:text-properties officeooo:rsid="007e90ec"/>
    </style:style>
    <style:style style:name="T65" style:family="text">
      <style:text-properties officeooo:rsid="0080529f"/>
    </style:style>
    <style:style style:name="T66" style:family="text">
      <style:text-properties officeooo:rsid="00809c57"/>
    </style:style>
    <style:style style:name="T67" style:family="text">
      <style:text-properties officeooo:rsid="0084ac19"/>
    </style:style>
    <style:style style:name="T68" style:family="text">
      <style:text-properties officeooo:rsid="0084b123"/>
    </style:style>
    <style:style style:name="T69" style:family="text">
      <style:text-properties officeooo:rsid="00860fea"/>
    </style:style>
    <style:style style:name="T70" style:family="text">
      <style:text-properties officeooo:rsid="0087fc2c"/>
    </style:style>
    <style:style style:name="T71" style:family="text">
      <style:text-properties officeooo:rsid="0089cd55"/>
    </style:style>
    <style:style style:name="T72" style:family="text">
      <style:text-properties officeooo:rsid="00931be2"/>
    </style:style>
    <style:style style:name="T73" style:family="text">
      <style:text-properties officeooo:rsid="00941212"/>
    </style:style>
    <style:style style:name="T74" style:family="text">
      <style:text-properties officeooo:rsid="00952c3c"/>
    </style:style>
    <style:style style:name="T75" style:family="text">
      <style:text-properties officeooo:rsid="009765f5"/>
    </style:style>
    <style:style style:name="T76" style:family="text">
      <style:text-properties officeooo:rsid="0097ed6d"/>
    </style:style>
    <style:style style:name="T77" style:family="text">
      <style:text-properties officeooo:rsid="009aeb29"/>
    </style:style>
    <style:style style:name="T78" style:family="text">
      <style:text-properties officeooo:rsid="009bfc93"/>
    </style:style>
    <style:style style:name="T79" style:family="text">
      <style:text-properties officeooo:rsid="009cacad"/>
    </style:style>
    <style:style style:name="T80" style:family="text">
      <style:text-properties officeooo:rsid="00a02a8d"/>
    </style:style>
    <style:style style:name="T81" style:family="text">
      <style:text-properties officeooo:rsid="00a42bff"/>
    </style:style>
    <style:style style:name="T82" style:family="text">
      <style:text-properties officeooo:rsid="00a4f83b"/>
    </style:style>
    <style:style style:name="T83" style:family="text">
      <style:text-properties officeooo:rsid="00a83beb"/>
    </style:style>
    <style:style style:name="T84" style:family="text">
      <style:text-properties officeooo:rsid="00aa1435"/>
    </style:style>
    <style:style style:name="T85" style:family="text">
      <style:text-properties officeooo:rsid="00ac7be4"/>
    </style:style>
    <style:style style:name="T86" style:family="text">
      <style:text-properties officeooo:rsid="00adda44"/>
    </style:style>
    <style:style style:name="T87" style:family="text">
      <style:text-properties officeooo:rsid="00adf64e"/>
    </style:style>
    <style:style style:name="T88" style:family="text">
      <style:text-properties officeooo:rsid="00b0ea32"/>
    </style:style>
    <style:style style:name="T89" style:family="text">
      <style:text-properties officeooo:rsid="00b28a0a"/>
    </style:style>
    <style:style style:name="T90" style:family="text">
      <style:text-properties officeooo:rsid="00b4e2f8"/>
    </style:style>
    <style:style style:name="T91" style:family="text">
      <style:text-properties officeooo:rsid="00b53fef"/>
    </style:style>
    <style:style style:name="T92" style:family="text">
      <style:text-properties officeooo:rsid="00b80749"/>
    </style:style>
    <style:style style:name="T93" style:family="text">
      <style:text-properties officeooo:rsid="00b95a06"/>
    </style:style>
    <style:style style:name="T94" style:family="text">
      <style:text-properties officeooo:rsid="00ba56e1"/>
    </style:style>
    <style:style style:name="T95" style:family="text">
      <style:text-properties officeooo:rsid="00bc0a8d"/>
    </style:style>
    <style:style style:name="T96" style:family="text">
      <style:text-properties officeooo:rsid="008aa8df"/>
    </style:style>
    <style:style style:name="T97" style:family="text">
      <style:text-properties officeooo:rsid="00bd1ffa"/>
    </style:style>
    <style:style style:name="T98" style:family="text">
      <style:text-properties officeooo:rsid="00be0dd7"/>
    </style:style>
    <style:style style:name="T99" style:family="text">
      <style:text-properties officeooo:rsid="00c0889e"/>
    </style:style>
    <style:style style:name="T100" style:family="text">
      <style:text-properties officeooo:rsid="00545a84"/>
    </style:style>
    <style:style style:name="T101" style:family="text">
      <style:text-properties officeooo:rsid="00c200fa"/>
    </style:style>
    <style:style style:name="T102" style:family="text">
      <style:text-properties officeooo:rsid="00c3c610"/>
    </style:style>
    <style:style style:name="T103" style:family="text">
      <style:text-properties officeooo:rsid="00c55583"/>
    </style:style>
    <style:style style:name="T104" style:family="text">
      <style:text-properties officeooo:rsid="00c6129f"/>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OLE">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draw:ole-draw-aspect="1"/>
    </style:style>
    <style:style style:name="fr4" style:family="graphic" style:parent-style-name="OLE">
      <style:graphic-properties fo:margin-left="0mm" fo:margin-right="0mm" fo:margin-top="0mm" fo:margin-bottom="0mm" style:run-through="foreground" style:wrap="parallel" style:number-wrapped-paragraphs="no-limit" style:wrap-contour="false" style:vertical-pos="middle" style:vertical-rel="paragraph" style:horizontal-pos="from-left" style:horizontal-rel="paragraph" fo:padding="0mm" fo:border="none" style:shadow="none" draw:shadow-opacity="100%" draw:ole-draw-aspect="1"/>
    </style:style>
    <style:style style:name="fr5" style:family="graphic" style:parent-style-name="OLE">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shadow-opacity="100%" draw:ole-draw-aspect="1"/>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date-style style:name="N80">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le"/>
      </text:sequence-decls>
      <text:p text:style-name="P105"/>
      <text:p text:style-name="P9"/>
      <text:p text:style-name="P9"/>
      <text:p text:style-name="P9"/>
      <text:p text:style-name="P9"/>
      <text:p text:style-name="Title">The CipherShed EFI Loader</text:p>
      <text:p text:style-name="Subtitle">- Concepts and Implementation -</text:p>
      <text:p text:style-name="Tit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Document Version: <text:user-defined style:data-style-name="N0" text:name="Version">0.8</text:user-defined>, <text:span text:style-name="T92">refers to EFI loader version: 0.</text:span><text:bookmark text:name="__DdeLink__2972_1338518778"/><text:span text:style-name="T92">7</text:span></text:p>
      <text:p text:style-name="P8">Date: <text:date style:data-style-name="N80" text:date-value="2016-03-05T17:08:19.582781293">5. Mar. 2016</text:date></text:p>
      <text:p text:style-name="P6">Author: Falk Nedwal</text:p>
      <text:p text:style-name="P5"/>
      <text:p text:style-name="P106"/>
      <text:table-of-content text:style-name="Sect1" text:protected="true" text:name="Inhaltsverzeichnis1">
        <text:table-of-content-source text:outline-level="5">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02"><text:a xlink:type="simple" xlink:href="#__RefHeading__577_1625447100" text:style-name="Index_20_Link" text:visited-style-name="Index_20_Link">1 Necessary Background Information of UEFI<text:tab/>1</text:a></text:p>
          <text:p text:style-name="P103"><text:a xlink:type="simple" xlink:href="#__RefHeading__608_1703702864" text:style-name="Index_20_Link" text:visited-style-name="Index_20_Link">1.1 Useful Literature<text:tab/>1</text:a></text:p>
          <text:p text:style-name="P103"><text:a xlink:type="simple" xlink:href="#__RefHeading__610_1703702864" text:style-name="Index_20_Link" text:visited-style-name="Index_20_Link">1.2 Necessity for an EFI approach for CipherShed<text:tab/>1</text:a></text:p>
          <text:p text:style-name="P103"><text:a xlink:type="simple" xlink:href="#__RefHeading__612_1703702864" text:style-name="Index_20_Link" text:visited-style-name="Index_20_Link">1.3 Basic Terms of the EFI infrastructure<text:tab/>2</text:a></text:p>
          <text:p text:style-name="P102"><text:a xlink:type="simple" xlink:href="#__RefHeading__579_1625447100" text:style-name="Index_20_Link" text:visited-style-name="Index_20_Link">2 Requirements to CipherShed Loader<text:tab/>3</text:a></text:p>
          <text:p text:style-name="P103"><text:a xlink:type="simple" xlink:href="#__RefHeading__581_1625447100" text:style-name="Index_20_Link" text:visited-style-name="Index_20_Link">2.1 CipherShed (crypto) driver<text:tab/>3</text:a></text:p>
          <text:p text:style-name="P103"><text:a xlink:type="simple" xlink:href="#__RefHeading__583_1625447100" text:style-name="Index_20_Link" text:visited-style-name="Index_20_Link">2.2 Controller Application<text:tab/>3</text:a></text:p>
          <text:p text:style-name="P103"><text:a xlink:type="simple" xlink:href="#__RefHeading__585_1625447100" text:style-name="Index_20_Link" text:visited-style-name="Index_20_Link">2.3 Runtime Driver<text:tab/>4</text:a></text:p>
          <text:p text:style-name="P102"><text:a xlink:type="simple" xlink:href="#__RefHeading__587_1625447100" text:style-name="Index_20_Link" text:visited-style-name="Index_20_Link">3 EFI Development Environment under Linux<text:tab/>4</text:a></text:p>
          <text:p text:style-name="P103"><text:a xlink:type="simple" xlink:href="#__RefHeading__589_1625447100" text:style-name="Index_20_Link" text:visited-style-name="Index_20_Link">3.1 Available Libraries<text:tab/>4</text:a></text:p>
          <text:p text:style-name="P104"><text:a xlink:type="simple" xlink:href="#__RefHeading__591_1625447100" text:style-name="Index_20_Link" text:visited-style-name="Index_20_Link">3.1.1 EDK2<text:tab/>4</text:a></text:p>
          <text:p text:style-name="P104"><text:a xlink:type="simple" xlink:href="#__RefHeading__593_1625447100" text:style-name="Index_20_Link" text:visited-style-name="Index_20_Link">3.1.2 GNU EFI<text:tab/>5</text:a></text:p>
          <text:p text:style-name="P103"><text:a xlink:type="simple" xlink:href="#__RefHeading__595_1625447100" text:style-name="Index_20_Link" text:visited-style-name="Index_20_Link">3.2 Testing using Visualization<text:tab/>5</text:a></text:p>
          <text:p text:style-name="P102"><text:a xlink:type="simple" xlink:href="#__RefHeading__597_1625447100" text:style-name="Index_20_Link" text:visited-style-name="Index_20_Link">4 Implementation<text:tab/>5</text:a></text:p>
          <text:p text:style-name="P103"><text:a xlink:type="simple" xlink:href="#__RefHeading__599_1625447100" text:style-name="Index_20_Link" text:visited-style-name="Index_20_Link">4.1 The Big Picture<text:tab/>5</text:a></text:p>
          <text:p text:style-name="P103"><text:a xlink:type="simple" xlink:href="#__RefHeading__601_1625447100" text:style-name="Index_20_Link" text:visited-style-name="Index_20_Link">4.2 Details to the CipherShed Components<text:tab/>7</text:a></text:p>
          <text:p text:style-name="P104"><text:a xlink:type="simple" xlink:href="#__RefHeading__603_1625447100" text:style-name="Index_20_Link" text:visited-style-name="Index_20_Link">4.2.1 CipherShed Controller<text:tab/>7</text:a></text:p>
          <text:p text:style-name="P104"><text:a xlink:type="simple" xlink:href="#__RefHeading__605_1625447100" text:style-name="Index_20_Link" text:visited-style-name="Index_20_Link">4.2.2 CipherShed Driver<text:tab/>9</text:a></text:p>
          <text:p text:style-name="P104"><text:a xlink:type="simple" xlink:href="#__RefHeading__607_1625447100" text:style-name="Index_20_Link" text:visited-style-name="Index_20_Link">4.2.3 Runtime Service<text:tab/>13</text:a></text:p>
          <text:p text:style-name="P102"><text:a xlink:type="simple" xlink:href="#__RefHeading__1333_1611771259" text:style-name="Index_20_Link" text:visited-style-name="Index_20_Link">5 The User Interface<text:tab/>15</text:a></text:p>
          <text:p text:style-name="P102"><text:a xlink:type="simple" xlink:href="#__RefHeading__609_1625447100" text:style-name="Index_20_Link" text:visited-style-name="Index_20_Link">6 Configuration<text:tab/>16</text:a></text:p>
          <text:p text:style-name="P103"><text:a xlink:type="simple" xlink:href="#__RefHeading__611_1625447100" text:style-name="Index_20_Link" text:visited-style-name="Index_20_Link">6.1 Filesystem Structure<text:tab/>16</text:a></text:p>
          <text:p text:style-name="P103"><text:a xlink:type="simple" xlink:href="#__RefHeading__613_1625447100" text:style-name="Index_20_Link" text:visited-style-name="Index_20_Link">6.2 Configuration file<text:tab/>17</text:a></text:p>
          <text:p text:style-name="P103"><text:a xlink:type="simple" xlink:href="#__RefHeading__1974_1611771259" text:style-name="Index_20_Link" text:visited-style-name="Index_20_Link">6.3 Language Support<text:tab/>21</text:a></text:p>
          <text:p text:style-name="P103"><text:a xlink:type="simple" xlink:href="#__RefHeading__615_1625447100" text:style-name="Index_20_Link" text:visited-style-name="Index_20_Link">6.4 Setup<text:tab/>21</text:a></text:p>
          <text:p text:style-name="P104"><text:a xlink:type="simple" xlink:href="#__RefHeading__617_1625447100" text:style-name="Index_20_Link" text:visited-style-name="Index_20_Link">6.4.1 Installation of the EFI Loader<text:tab/>21</text:a></text:p>
          <text:p text:style-name="P104"><text:a xlink:type="simple" xlink:href="#__RefHeading__619_1625447100" text:style-name="Index_20_Link" text:visited-style-name="Index_20_Link">6.4.2 Deinstallation of the EFI Loader<text:tab/>22</text:a></text:p>
          <text:p text:style-name="P104"><text:a xlink:type="simple" xlink:href="#__RefHeading__2326_473864684" text:style-name="Index_20_Link" text:visited-style-name="Index_20_Link">6.4.3 Booting from removable Media<text:tab/>23</text:a></text:p>
          <text:p text:style-name="P102"><text:a xlink:type="simple" xlink:href="#__RefHeading__621_1625447100" text:style-name="Index_20_Link" text:visited-style-name="Index_20_Link">7 Some remaining Details<text:tab/>23</text:a></text:p>
          <text:p text:style-name="P103"><text:a xlink:type="simple" xlink:href="#__RefHeading___Toc1394_1980366387" text:style-name="Index_20_Link" text:visited-style-name="Index_20_Link">7.1 The Driver Development Environment for Windows<text:tab/>23</text:a></text:p>
          <text:p text:style-name="P103"><text:a xlink:type="simple" xlink:href="#__RefHeading__623_1625447100" text:style-name="Index_20_Link" text:visited-style-name="Index_20_Link">7.2 Changes and Requirements to the CipherShed OS Driver<text:tab/>24</text:a></text:p>
          <text:p text:style-name="P103"><text:a xlink:type="simple" xlink:href="#__RefHeading__625_1625447100" text:style-name="Index_20_Link" text:visited-style-name="Index_20_Link">7.3 Booting from removable Media<text:tab/>25</text:a></text:p>
          <text:p text:style-name="P103"><text:a xlink:type="simple" xlink:href="#__RefHeading__1870_1245663920" text:style-name="Index_20_Link" text:visited-style-name="Index_20_Link">7.4 Current Development Status<text:tab/>25</text:a></text:p>
          <text:p text:style-name="P103"><text:a xlink:type="simple" xlink:href="#__RefHeading__2975_1338518778" text:style-name="Index_20_Link" text:visited-style-name="Index_20_Link">7.5 Hints for Windows Driver Development<text:tab/>26</text:a></text:p>
          <text:p text:style-name="P104"><text:a xlink:type="simple" xlink:href="#__RefHeading__2977_1338518778" text:style-name="Index_20_Link" text:visited-style-name="Index_20_Link">7.5.1 Create a volume header file for test purposes<text:tab/>27</text:a></text:p>
          <text:p text:style-name="P104"><text:a xlink:type="simple" xlink:href="#__RefHeading__2979_1338518778" text:style-name="Index_20_Link" text:visited-style-name="Index_20_Link">7.5.2 Setup of the development environment for the Windows driver<text:tab/>27</text:a></text:p>
          <text:p text:style-name="P104"><text:a xlink:type="simple" xlink:href="#__RefHeading__2981_1338518778" text:style-name="Index_20_Link" text:visited-style-name="Index_20_Link">7.5.3 Setup of test environment based on virtualization<text:tab/>28</text:a></text:p>
          <text:p text:style-name="P103"><text:a xlink:type="simple" xlink:href="#__RefHeading__1363_411862282" text:style-name="Index_20_Link" text:visited-style-name="Index_20_Link">7.6 Open Problems<text:tab/>29</text:a></text:p>
        </text:index-body>
      </text:table-of-content>
      <text:p text:style-name="P3"/>
      <text:h text:style-name="P150" text:outline-level="1"><text:bookmark-start text:name="__RefHeading__577_1625447100"/>Necessary Background <text:span text:style-name="T4">Information </text:span>of UEFI<text:bookmark-end text:name="__RefHeading__577_1625447100"/></text:h>
      <text:h text:style-name="Heading_20_2" text:outline-level="2"><text:bookmark-start text:name="__RefHeading__608_1703702864"/>Useful Literature<text:bookmark-end text:name="__RefHeading__608_1703702864"/></text:h>
      <text:p text:style-name="P11">The intention of this chapter is not to provide an introduction to the Unified Extensible Firmware Interface (UEFI). For this purpose, some books and a lot of articles exist on that topic. Unfortunately, there are not that many sources of information regarding the software development for UEFI. For an introduction in the topic, the author recommends the book “Beyond BIOS: Developing with the Extensible Firmware Interface” <text:bibliography-mark text:identifier="BEYOND" text:bibliography-type="book" text:author="Vincent Zimmer, Michael Rothman, Suresh Marisetty" text:edition="second edition" text:publisher="Intel Press" text:title="Beyond BIOS: Developing withe the Unified Extensible Firmware Interface" text:year="2010">[BEYOND]</text:bibliography-mark>. This book gives a good overview over the components which are interacting when the EFI based boot process of a PC is performed. This <text:span text:style-name="T5">overview is enriched with code and pseudo-code examples in order to understand the complexity of the topic. To develop an UEFI device driver, the information are not detailed enough. For the software development, two papers are recommended that cover the required API:</text:span></text:p>
      <text:list xml:id="list7982139989743228328" text:style-name="L1">
        <text:list-item>
          <text:p text:style-name="P153">Driver Writer's Guide for UEFI 2.3.1 <text:bibliography-mark text:identifier="DRVGUIDE" text:bibliography-type="manual" text:address="tianocore.sourceforge.net" text:edition="Version 1.0" text:editor="Intel" text:title="Driver Writer's Guide for UEFI 2.3.1" text:year="2012">[DRVGUIDE]</text:bibliography-mark></text:p>
        </text:list-item>
        <text:list-item>
          <text:p text:style-name="P153">Unified Extensible Firmware Interface Specification <text:bibliography-mark text:identifier="SPEC" text:bibliography-type="manual" text:address="www.uefi.org/specifications" text:edition="Version 2.4 Errata B" text:title="Unified Extensible Firmware Interface Specification" text:year="2014">[SPEC]</text:bibliography-mark></text:p>
        </text:list-item>
      </text:list>
      <text:h text:style-name="Heading_20_2" text:outline-level="2"><text:bookmark-start text:name="__RefHeading__610_1703702864"/>Necessity for an EFI approach for CipherShed<text:bookmark-end text:name="__RefHeading__610_1703702864"/></text:h>
      <text:p text:style-name="P12">Regarding the CipherShed project, the first question that should be clarified is: Why the existing CipherShed boot loader can't be used for EFI based systems as well? There is no really short answer to that question. Of course, one answer is: The old loader is BIOS based! But what does this mean? The boot process of traditional, BIOS based PCs requires boot media (hard disks) that contain dedicated boot loader programs at defined locations. <text:span text:style-name="T6">The BIOS is locating these loaders by looking for an Master Boot Record (MBR) at the hard disks of the PC. The BIOS analyzes the content of this sector and executes some code from it. The access to the boot media is done using well defined interrupt calls (INT 13) while the CPU is running in 16 bit real mode. On the other hand, modern systems do not use this procedure anymore. One reason for the change to EFI is that the specified data structures to address the data partitions on the hard disks (the partition table) became insufficient to handle the big sizes of actual hard disks. A new structure to define hard disk partitions was specified: GPT (GUID Partition Table). This new structure is more flexible and able to address the usual sizes of modern hard disks and storage media. But this structure is not compatible with the usual BIOS based boot process. Although a kind of backward compatibility was implemented in the GPT structures, a completely new approach for PC initialization and boot-up was specified and introduced at the beginning of the 21</text:span><text:span text:style-name="T7">st</text:span><text:span text:style-name="T6"> century: The Extended Firmware Interface. With this interface, the concept of the MBR based booting and the INT 13 based access was replaced. The boot-up of Operation Systems (OS) now is controlled by executable files that are stored at a defined location at the boot media. The access to this file, including the installation of the filesystem driver, is now part of the EFI infrastructure that is provided by the platform vendor and replaces the old BIOS. Since the OS boot loader now is an executable file, the CipherShed loader also needs to be an executable file that has nothing to do with the old (BIOS based) TrueCrypt or </text:span><text:soft-page-break/><text:span text:style-name="T6">CipherShed boot loader.</text:span></text:p>
      <text:h text:style-name="Heading_20_2" text:outline-level="2"><text:bookmark-start text:name="__RefHeading__612_1703702864"/>Basic Terms of the EFI infrastructure<text:bookmark-end text:name="__RefHeading__612_1703702864"/></text:h>
      <text:p text:style-name="P17">In order to be able to easily follow the following sections of this paper, some basic terms and principles of the UEFI infrastructure are explained, that are relevant for CipherShed: UEFI components are generally executable files with the extension “.efi”, these are called EFI images. EFI images may contain different kinds of code, the relevant types are:</text:p>
      <text:list xml:id="list3032612923956532893" text:style-name="L2">
        <text:list-item>
          <text:p text:style-name="P107">EFI applications</text:p>
        </text:list-item>
        <text:list-item>
          <text:p text:style-name="P107">EFI drivers</text:p>
        </text:list-item>
      </text:list>
      <text:p text:style-name="P17">EFI applications <text:span text:style-name="T9">are intended to perform a finite job and are exited when the job is done. A typical example of an EFI application is a boot loader that performs its job and finishes as soon as the OS kernel is started. Another example is the EFI shell that provides an user interface to the EFI environment.</text:span></text:p>
      <text:p text:style-name="P18">EFI drivers provide services. Depending on the kind of driver, they are available at boot time only or at boot time and at runtime of the OS. The former are called EFI boot services while the latter are called EFI runtime services. Drivers can also be distinguished by their responsibility: </text:p>
      <text:h text:style-name="Heading_20_6" text:outline-level="6">Bus Drivers</text:h>
      <text:p text:style-name="P18">Bus drivers access the system hardware and provide device nodes in order to communicate with the hardware. For that purpose, bus drivers usually scan the hardware and provide (logical) child device nodes, called controllers. These child objects can be referenced by unique handles. To communicate with the hardware, the handle<text:span text:style-name="T52">s</text:span> must be known. To get the handles, the controllers are hierarchically structured and can be addressed by an unique device path (see <text:span text:style-name="T4"><text:bibliography-mark text:identifier="BEYOND" text:bibliography-type="book" text:author="Vincent Zimmer, Michael Rothman, Suresh Marisetty" text:edition="second edition" text:publisher="Intel Press" text:title="Beyond BIOS: Developing withe the Unified Extensible Firmware Interface" text:year="2010">[BEYOND]</text:bibliography-mark></text:span><text:span text:style-name="T4"> </text:span>for details).</text:p>
      <text:h text:style-name="Heading_20_6" text:outline-level="6">Device Drivers</text:h>
      <text:p text:style-name="P19">Device Drivers usually interact with the hardware using controller handles. To be used by EFI applications or other device drivers, they offer so-called “protocols”. EFI protocols are interfaces to the services that drivers offer. These interfaces are specified in <text:bibliography-mark text:identifier="SPEC" text:bibliography-type="manual" text:address="www.uefi.org/specifications" text:edition="Version 2.4 Errata B" text:title="Unified Extensible Firmware Interface Specification" text:year="2014">[SPEC]</text:bibliography-mark> and uniquely identifiable by a Global Unique Identifier (GUID). Consumers of EFI protocols need to get a protocol handle in order to access the interface functionality of the EFI protocol. These handles can be requested by the GUID of the protocol. For more details, see <text:span text:style-name="T4"><text:bibliography-mark text:identifier="BEYOND" text:bibliography-type="book" text:author="Vincent Zimmer, Michael Rothman, Suresh Marisetty" text:edition="second edition" text:publisher="Intel Press" text:title="Beyond BIOS: Developing withe the Unified Extensible Firmware Interface" text:year="2010">[BEYOND]</text:bibliography-mark></text:span><text:span text:style-name="T4">.</text:span></text:p>
      <text:h text:style-name="Heading_20_6" text:outline-level="6">Hybrid Drivers</text:h>
      <text:p text:style-name="P19">Hybrid Drivers are the combination of bus drivers and device drivers: They can offer child controller handles as well as protocol handles.</text:p>
      <text:p text:style-name="P19">During boot-up of the PC, the platform dependent EFI firmware initializes the hardware and provides bus drivers and device drivers. The results of this initial scan process are stored in the EFI <text:span text:style-name="T10">handle database. Every EFI application and every EFI driver gets a pointer to this handle database when its main function is called. This enables the application or driver to access all handles that are already initialized. The database can also be extended or modified in order to reflect the services of </text:span><text:soft-page-break/><text:span text:style-name="T10">the newly started driver.</text:span></text:p>
      <text:h text:style-name="Heading_20_1" text:outline-level="1"><text:bookmark-start text:name="__RefHeading__579_1625447100"/>Requirements to <text:span text:style-name="T2">CipherShed</text:span> Loader<text:bookmark-end text:name="__RefHeading__579_1625447100"/></text:h>
      <text:p text:style-name="P13">The basic idea for a meaningful structure of the CipherShed loader was generated by the 3 main tasks of the loader, that are mapped to 3 different components which are described in the next sections.</text:p>
      <text:h text:style-name="Heading_20_2" text:outline-level="2"><text:bookmark-start text:name="__RefHeading__581_1625447100"/>CipherShed (crypto) driver<text:bookmark-end text:name="__RefHeading__581_1625447100"/></text:h>
      <text:p text:style-name="P14">The CipherShed driver is the core component of the loader that handles the encrypted media. Since the OS is installed on an encrypted media, the OS loader needs to have access to the unencrypted data during the entire boot process. Hence, an additional driver is required that has access to the encrypted data and provides an interface to the OS loader to access the unencrypted data. <text:span text:style-name="T52">Because</text:span> the OS loader cannot be adjusted or modified, this driver must be transparent for the OS loader. Since the additional driver consumes an interface to the encrypted media and provides the same kind of interface to the OS loader (and other EFI applications), a so-called “filter driver” is required. In that case the <text:span text:style-name="T52">b</text:span>lock IO protocol is filtered: The driver accesses the encrypted media by the <text:span text:style-name="T55">b</text:span>lock IO protocol and at same time it provides the <text:span text:style-name="T52">b</text:span>lock IO protocol to the OS loader. The only activity “in-between” these two protocol interfaces is the encryption/decryption process that is applied to the read blocks or to the blocks to be written.</text:p>
      <text:p text:style-name="P14">The initialization of the cipher engine that performs this encryption/decryption is done by another component of the CipherShed loader: The CipherShed controller (see below). This design decision was made because it does not belong to the usual tasks of a driver to provide a user interface and to perform other activities from the CipherShed service menu. This would make the driver more complex; although it would be possible from the UEFI point of view.</text:p>
      <text:h text:style-name="Heading_20_2" text:outline-level="2"><text:bookmark-start text:name="__RefHeading__583_1625447100"/>Controller Application<text:bookmark-end text:name="__RefHeading__583_1625447100"/></text:h>
      <text:p text:style-name="P15">The CipherShed controller is an UEFI application and the most complex part of the CipherShed loader. It contains the user interface for the password input as well as the service menu. This can also be a graphical interface since UEFI supports graphical interactions with the user. </text:p>
      <text:p text:style-name="P15">Further, the CipherShed controller implements the flow control of the entire initialization and authentication procedure. It reads the volume header file containing the media encryption keys and other data. Using the user password, this volume header data can be decrypted and used to initialize the CipherShed driver. In the usual case of booting the OS from the encrypted media, the controller starts and initializes the CipherShed driver with the data from the decrypted volume header. When this was performed successfully, the controller loads and execute<text:span text:style-name="T53">s</text:span> the corresponding OS loader application. </text:p>
      <text:p text:style-name="P15">To influence the behavior of the the controller application (for example in terms of the provided user interface), an optional configuration file is defined. The controller is responsible for the <text:soft-page-break/>handling and parsing of this configuration file. The CipherShed loader design intends to fall-back to a secure default configuration in case that this file does not exist of is syntactically wrong. In no case, the content of the configuration file shall <text:span text:style-name="T8">cause an insecure state of the system.</text:span> </text:p>
      <text:h text:style-name="Heading_20_2" text:outline-level="2"><text:bookmark-start text:name="__RefHeading__585_1625447100"/>Runtime Driver<text:bookmark-end text:name="__RefHeading__585_1625447100"/></text:h>
      <text:p text:style-name="P16">The CipherShed runtime driver is the smallest component of the loader. Its only responsibility is to hand-over some data from the CipherShed loader to the CipherShed driver of the OS. Since the CipherShed EFI driver is only active at boot time, it cannot be used to hand-over these data. According to the UEFI driver model, the runtime driver is the only kind of driver which is available at runtime of the OS and provides access to UEFI data from the OS.</text:p>
      <text:p text:style-name="P16">The data that is needed by the OS driver is the media encryption key and the algorithm. Also, some status data are provided to the CipherShed OS driver.</text:p>
      <text:h text:style-name="Heading_20_1" text:outline-level="1"><text:bookmark-start text:name="__RefHeading__587_1625447100"/>EFI Development Environment under Linux<text:bookmark-end text:name="__RefHeading__587_1625447100"/></text:h>
      <text:p text:style-name="P20"><text:span text:style-name="T11">The author has decided to develop the CipherShed EFI loader under Linux. The intended binary format of EFI files (applications and drivers) is somehow based on Windows calling conventions, it uses Microsoft's </text:span><text:bookmark text:name="firstHeading"/><text:span text:style-name="T12">Application </text:span><text:span text:style-name="T13">B</text:span><text:span text:style-name="T12">inary </text:span><text:span text:style-name="T13">I</text:span><text:span text:style-name="T12">nterface </text:span><text:span text:style-name="T13">(ABI). As it can be seen from the output of the “file” command, the binaries of EFI applications differ from binaries of EFI drivers:</text:span></text:p>
      <text:p text:style-name="Quelltext-Ausschnitt">$ file C<text:span text:style-name="T68">sDrv_64</text:span>.efi<text:line-break/>C<text:span text:style-name="T68">sDrv_64</text:span>.efi: PE32+ executable (EFI boot service driver) x86-64 (stripped to external PDB), for MS Windows</text:p>
      <text:p text:style-name="Quelltext-Ausschnitt">$ file C<text:span text:style-name="T68">sCtr_64</text:span>.efi<text:line-break/>C<text:span text:style-name="T68">sCtr_64</text:span>.efi: PE32+ executable (EFI application) x86-64 (stripped to external PDB), for MS Windows</text:p>
      <text:p text:style-name="P21">Here <text:span text:style-name="T14">is</text:span> the same <text:span text:style-name="T14">output</text:span> for 32 bit driver and application:</text:p>
      <text:p text:style-name="Quelltext-Ausschnitt">$ file C<text:span text:style-name="T68">s</text:span>Dr<text:span text:style-name="T68">v_32</text:span>.efi<text:line-break/>C<text:span text:style-name="T68">sDrv_32</text:span>.efi: PE32 executable (EFI boot service driver) Intel 80386 (stripped to external PDB), for MS Windows</text:p>
      <text:p text:style-name="Quelltext-Ausschnitt">$ file C<text:span text:style-name="T68">sCtr_32</text:span>.efi<text:line-break/>C<text:span text:style-name="T68">sCtr_32</text:span>.efi: PE32 executable (EFI application) Intel 80386 (stripped to external PDB), for MS Windows</text:p>
      <text:h text:style-name="Heading_20_2" text:outline-level="2"><text:bookmark-start text:name="__RefHeading__589_1625447100"/>Available Libraries<text:bookmark-end text:name="__RefHeading__589_1625447100"/></text:h>
      <text:p text:style-name="P22">The following sections introduce the two available environments/libraries for EFI development.</text:p>
      <text:h text:style-name="Heading_20_3" text:outline-level="3"><text:bookmark-start text:name="__RefHeading__591_1625447100"/>EDK2<text:bookmark-end text:name="__RefHeading__591_1625447100"/></text:h>
      <text:p text:style-name="P23">EDK II is a modern, feature-rich, cross-platform firmware development environment for the UEFI <text:span text:style-name="T14">specification (see </text:span><text:span text:style-name="T14"><text:bibliography-mark text:identifier="EDK2" text:bibliography-type="www" text:address="www.tianocore.org/edk2/" text:title="EDK II" text:url="http://www.tianocore.org/edk2/">[EDK2]</text:bibliography-mark></text:span><text:span text:style-name="T14">). It is available for free and uses the BSD license. The environment is quite big and not part of the standard Debian repository (at least not at the author's installation). For Linux, it supports the GCC compiler. The library has more high-level functionality then the GNU EFI library (see below).</text:span></text:p>
      <text:p text:style-name="P24"><text:soft-page-break/>The package contains a lot of example code, especially the source code of the EFI shell. This was extensively used by the author to get an understanding of the implementation of various procedures.</text:p>
      <text:h text:style-name="Heading_20_3" text:outline-level="3"><text:bookmark-start text:name="__RefHeading__593_1625447100"/>GNU EFI<text:bookmark-end text:name="__RefHeading__593_1625447100"/></text:h>
      <text:p text:style-name="P25">GNU-EFI is a more lightweight development environment to create EFI applications (and drivers) based on the GNU toolchain (see <text:bibliography-mark text:identifier="GNUEFI" text:bibliography-type="www" text:address="sourceforge.net/projects/gnu-efi/" text:title="GNU EFI" text:url="http://sourceforge.net/projects/gnu-efi/">[GNUEFI]</text:bibliography-mark>). It is part of the standard Debian repository. Unfortunately, the documentation of this environment is not that large. As information source, the Wiki <text:bibliography-mark text:identifier="EFIWIKI" text:bibliography-type="www" text:address="wiki.phoenix.com/wiki" text:title="Phoenix UEFI Wiki">[EFIWIKI]</text:bibliography-mark> is very helpful.</text:p>
      <text:p text:style-name="P25">At some point, the author decided to use the GNU EFI environment to develop the CipherShed EFI loader. As advantage, the build process is controlled by an ordinary Makefile that easily can be understood and adjusted in case of some trouble. As disadvantage, the development process showed that the provided header files are incomplete in some situations (the author used version 3.0v-5 of GNU EFI).</text:p>
      <text:h text:style-name="Heading_20_2" text:outline-level="2"><text:bookmark-start text:name="__RefHeading__595_1625447100"/>Testing using Visualization<text:bookmark-end text:name="__RefHeading__595_1625447100"/></text:h>
      <text:p text:style-name="Text_20_body"><text:span text:style-name="T15">To test the generated binaries a virtualization using “Qemu” was used. Qemu does not have an EFI firmware, so it needs to be downloaded separately. This is provided by OVMF (see </text:span><text:span text:style-name="T15"><text:bibliography-mark text:identifier="OVMF" text:bibliography-type="www" text:address="www.tianocore.org/ovmf/" text:title="OVMF" text:url="http://www.tianocore.org/ovmf/">[OVMF]</text:bibliography-mark></text:span><text:span text:style-name="T15">): </text:span>OVMF is an <text:span text:style-name="T16">EDKII</text:span> based project to enable UEFI support for Virtual Machines. OVMF contains a sample UEFI firmware for <text:span text:style-name="T16">Qemu and KVM. </text:span></text:p>
      <text:p text:style-name="P26">Further, Qemu allows to define a directory that contains the content of an emulated media (a partition). The EFI files to test need to be copied to this directory before the Qemu environment is started:</text:p>
      <text:p text:style-name="P27">A command to start this virtualization environment for a 64 bit system could look like:</text:p>
      <text:p text:style-name="Quelltext-Ausschnitt">$ qemu-system-x86_64 -L /home/fn/src/emu -bios bios.bin.x64 -vga cirrus -hda fat:/home/fn/src/emu/hda-content</text:p>
      <text:p text:style-name="P27">The file “bios.bin.x64” is the compiled OVMF EFI firmware. The corresponding call for the 32 bit system could look like:</text:p>
      <text:p text:style-name="Quelltext-Ausschnitt">$ qemu-system-i386 -L /home/fn/src/emu -bios bios.bin.ia32 -vga cirrus -hda fat:/home/fn/src/emu/hda-content</text:p>
      <text:p text:style-name="P27">Although this environment allows to execute the EFI applications and drivers and to use the EFI shell, the author was not able to emulate a GPT based hard disk with GUID based partitions. Hence, <text:s/>the functionality of the CipherShed crypto driver could not be tested in that environment. <text:span text:style-name="T72">Instead, an installation of Windows 8.1 inside VMware Player was used to test the entire boot process.</text:span></text:p>
      <text:h text:style-name="Heading_20_1" text:outline-level="1"><text:bookmark-start text:name="__RefHeading__597_1625447100"/>Implementation<text:bookmark-end text:name="__RefHeading__597_1625447100"/></text:h>
      <text:h text:style-name="Heading_20_2" text:outline-level="2"><text:bookmark-start text:name="__RefHeading__599_1625447100"/>The Big Picture<text:bookmark-end text:name="__RefHeading__599_1625447100"/></text:h>
      <text:p text:style-name="P28">The following figure gives an overview about the structure of the CipherShed EFI loader, its <text:soft-page-break/>components and their embedding in the operational environment.</text:p>
      <text:p text:style-name="P28"/>
      <text:p text:style-name="P28"><draw:frame draw:style-name="fr1" draw:name="Rahmen1" text:anchor-type="paragraph" svg:width="172.24mm" draw:z-index="0"><draw:text-box fo:min-height="207.72mm"><text:p text:style-name="Figure"><draw:frame draw:style-name="fr3" draw:name="Objekt1" text:anchor-type="paragraph" svg:width="172.24mm" svg:height="207.72mm"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Embedding of CipherShed EFI loader in its Environment</text:p></draw:text-box></draw:frame></text:p>
      <text:p text:style-name="P66"><text:soft-page-break/><text:span text:style-name="T17">The scenario in </text:span><text:span text:style-name="T17"><text:sequence-ref text:reference-format="category-and-value" text:ref-name="refFigure0">Figure 1</text:sequence-ref></text:span><text:span text:style-name="T17"> assumes the typical case that an GPT formatted hard disk contains (among others) one EFI system partition and one encrypted partition containing the OS. According to the EFI specification, the EFI system partition is required </text:span><text:bookmark text:name="__DdeLink__1629_103564551"/><text:span text:style-name="T17">and is not encrypted. It contains a FAT32 file-system and can be identified by a dedicated GUID: </text:span><text:span text:style-name="Teletype">C12A7328-F81F-11D2-BA4B-00A0C93EC93B.</text:span><text:span text:style-name="T17"> It contains a directory “/EFI” in its root that contains all UEFI related files. These files are further stored in individual directories, e.g. the Windows loader and related files are stored in “/EFI/Microsoft”. Further information is given in section </text:span><text:span text:style-name="T17"><text:bookmark-ref text:reference-format="number-all-superior" text:ref-name="__RefHeading__611_1625447100">6.1</text:bookmark-ref></text:span><text:span text:style-name="T17"> below.</text:span></text:p>
      <text:p text:style-name="P29"><text:span text:style-name="T17"><text:sequence-ref text:reference-format="category-and-value" text:ref-name="refFigure0">Figure 1</text:sequence-ref></text:span><text:span text:style-name="T17"> </text:span>shows a simplified sequence of device drivers that are connected to the partition controllers. The most important protocols are noted: Partitions as block devices are accessed by the block IO protocol that is provided by the corresponding EFI drivers that consume the disk IO protocol to access the media. The drivers and components in the upper part of the figure are initialized and provided by the EFI subsystem of the <text:span text:style-name="T18">system firmware. This result is used by the CipherShed EFI loader as shown in the middle part of the figure. More details to that part are given <text:s/>section </text:span><text:span text:style-name="T18"><text:bookmark-ref text:reference-format="number-all-superior" text:ref-name="__RefHeading__603_1625447100">4.2.1</text:bookmark-ref></text:span><text:span text:style-name="T18"> below.</text:span></text:p>
      <text:p text:style-name="P30">The lower part of <text:span text:style-name="T17"><text:sequence-ref text:reference-format="category-and-value" text:ref-name="refFigure0">Figure 1</text:sequence-ref></text:span><text:span text:style-name="T17"> </text:span>shows the basic steps when the CipherShed EFI loader has started the OS loader. The only remaining task of the CipherShed EFI loader is the transfer of some data to the CipherShed driver of the OS. This process must be done in early boot stage since the CipherShed OS driver has to continue the decryption job of the CipherShed EFI driver to access the unencrypted data of the OS system partition.</text:p>
      <text:h text:style-name="Heading_20_2" text:outline-level="2"><text:bookmark-start text:name="__RefHeading__601_1625447100"/>Details to the CipherShed Components<text:bookmark-end text:name="__RefHeading__601_1625447100"/></text:h>
      <text:h text:style-name="Heading_20_3" text:outline-level="3"><text:bookmark-start text:name="__RefHeading__603_1625447100"/>CipherShed Controller<text:bookmark-end text:name="__RefHeading__603_1625447100"/></text:h>
      <text:p text:style-name="Text_20_body">As shown in <text:sequence-ref text:reference-format="category-and-value" text:ref-name="refFigure0">Figure 1</text:sequence-ref>, the CipherShed controller consists of the modules</text:p>
      <text:list xml:id="list3092235166696883771" text:style-name="L3">
        <text:list-item>
          <text:p text:style-name="P108">user interface,</text:p>
        </text:list-item>
        <text:list-item>
          <text:p text:style-name="P108">flow control,</text:p>
        </text:list-item>
        <text:list-item>
          <text:p text:style-name="P109">crypto engine, and</text:p>
        </text:list-item>
        <text:list-item>
          <text:p text:style-name="P109">runtime driver.</text:p>
        </text:list-item>
      </text:list>
      <text:p text:style-name="P31">The concept of the runtime driver is further explained in section <text:bookmark-ref text:reference-format="number-all-superior" text:ref-name="__RefHeading__607_1625447100">4.2.3</text:bookmark-ref>. The crypto engine is a collection of cryptographic functions that are used for the decryption of the volume header in a backward compatible way to TrueCrypt. In the current section, the flow control is described, which is the most important responsibility if the CipherShed controller.</text:p>
      <text:p text:style-name="P32">The CipherShed controller is an almost linear sequence of steps that starts with the selection of the CipherShed loader entry in the EFI boot manager by the user. With this selection the EFI application containing the CipherShed controller is executed. When no dedicated EFI boot manager is installed, this execution step can also triggered automatically by start of the default boot entry in the EFI environment. This behavior is defined by the NVRAM variables that define the boot <text:soft-page-break/>sequence and the EFI applications to start.</text:p>
      <text:p text:style-name="P33">The steps performed by the CipherShed controller are:</text:p>
      <text:list xml:id="list4660478814131681054" text:style-name="L4">
        <text:list-item>
          <text:p text:style-name="P110">Initialization <text:span text:style-name="T19">(shown as item (1) in </text:span><text:span text:style-name="T19"><text:sequence-ref text:reference-format="category-and-value" text:ref-name="refFigure0">Figure 1</text:sequence-ref></text:span><text:span text:style-name="T19">)</text:span></text:p>
        </text:list-item>
      </text:list>
      <text:list xml:id="list6970074403479816696" text:style-name="L5">
        <text:list-item>
          <text:p text:style-name="P113">initialize the application state</text:p>
        </text:list-item>
        <text:list-item>
          <text:p text:style-name="P113">get the current path in the FAT32 filesystem where the application was started</text:p>
        </text:list-item>
      </text:list>
      <text:list xml:id="list170819964478391" text:continue-list="list4660478814131681054" text:style-name="L4">
        <text:list-item>
          <text:p text:style-name="P111">Load the settings</text:p>
        </text:list-item>
      </text:list>
      <text:list xml:id="list743375992124897722" text:style-name="L6">
        <text:list-item>
          <text:p text:style-name="P114">load and parse the configuration file</text:p>
        </text:list-item>
      </text:list>
      <text:list xml:id="list170821306465990" text:continue-list="list170819964478391" text:style-name="L4">
        <text:list-item>
          <text:p text:style-name="P111">Load the volume header</text:p>
        </text:list-item>
      </text:list>
      <text:list xml:id="list8230892381611075971" text:style-name="L7">
        <text:list-item>
          <text:p text:style-name="P115">load the file containing the volume header from its defined path relative to the current directory</text:p>
        </text:list-item>
      </text:list>
      <text:list xml:id="list170820379685367" text:continue-list="list170821306465990" text:style-name="L4">
        <text:list-item>
          <text:p text:style-name="P111">Get the CipherShed driver locations</text:p>
        </text:list-item>
      </text:list>
      <text:list xml:id="list309557332577634338" text:style-name="L8">
        <text:list-item>
          <text:p text:style-name="P116"><text:span text:style-name="T73">detect</text:span> the path to the driver's “.efi” file in the EFI filesystem</text:p>
        </text:list-item>
      </text:list>
      <text:list xml:id="list170821164868835" text:continue-list="list170820379685367" text:style-name="L4">
        <text:list-item>
          <text:p text:style-name="P112">Show the user dialog</text:p>
        </text:list-item>
      </text:list>
      <text:list xml:id="list5935371898347579302" text:style-name="L9">
        <text:list-item>
          <text:p text:style-name="P117">ask for the user<text:span text:style-name="T73">'s</text:span> password or other user decision</text:p>
        </text:list-item>
        <text:list-item>
          <text:p text:style-name="P117">call <text:span text:style-name="T73">the </text:span>service menu if requested</text:p>
        </text:list-item>
      </text:list>
      <text:list xml:id="list170820125937358" text:continue-list="list170821164868835" text:style-name="L4">
        <text:list-item>
          <text:p text:style-name="P111">Decrypt volume header</text:p>
        </text:list-item>
      </text:list>
      <text:list xml:id="list8286193199388160720" text:style-name="L10">
        <text:list-item>
          <text:p text:style-name="P118">decrypt the loaded volume header</text:p>
        </text:list-item>
        <text:list-item>
          <text:p text:style-name="P118">parse the decrypted volume header</text:p>
        </text:list-item>
      </text:list>
      <text:list xml:id="list170820874815449" text:continue-list="list170820125937358" text:style-name="L4">
        <text:list-item>
          <text:p text:style-name="P121">If volume header could not decrypted (caused by wrong password), go back to step 5</text:p>
        </text:list-item>
        <text:list-item>
          <text:p text:style-name="P110">Start the CipherShed driver <text:span text:style-name="T19">(shown as item (2) in </text:span><text:span text:style-name="T19"><text:sequence-ref text:reference-format="category-and-value" text:ref-name="refFigure0">Figure 1</text:sequence-ref></text:span><text:span text:style-name="T19">)</text:span></text:p>
        </text:list-item>
      </text:list>
      <text:list xml:id="list419753890902179458" text:style-name="L11">
        <text:list-item>
          <text:p text:style-name="P119">load the driver's “.efi” file</text:p>
        </text:list-item>
        <text:list-item>
          <text:p text:style-name="P119">start the driver</text:p>
        </text:list-item>
        <text:list-item>
          <text:p text:style-name="P119">connect the driver to the configured controller device of the encrypted media</text:p>
        </text:list-item>
      </text:list>
      <text:list xml:id="list170820055850958" text:continue-list="list170820874815449" text:style-name="L4">
        <text:list-item>
          <text:p text:style-name="P110">Boot the OS <text:span text:style-name="T19">(shown as item (3) in </text:span><text:span text:style-name="T19"><text:sequence-ref text:reference-format="category-and-value" text:ref-name="refFigure0">Figure 1</text:sequence-ref></text:span><text:span text:style-name="T19">)</text:span></text:p>
        </text:list-item>
      </text:list>
      <text:list xml:id="list5930839921557769114" text:style-name="L12">
        <text:list-item>
          <text:p text:style-name="P120">initialize the runtime service for data hand-over to the OS driver</text:p>
        </text:list-item>
        <text:list-item>
          <text:p text:style-name="P120">load the configured OS boot loader “.efi” file</text:p>
        </text:list-item>
        <text:list-item>
          <text:p text:style-name="P120">start the OS boot loader</text:p>
        </text:list-item>
      </text:list>
      <text:p text:style-name="P34">The items (4) to (6) in <text:sequence-ref text:reference-format="category-and-value" text:ref-name="refFigure0">Figure 1</text:sequence-ref> are important steps after the CipherShed controller has finished its <text:soft-page-break/>job: In item (4) the OS loader is loading and executing the OS kernel from the (encrypted) system partition. When the kernel is started then the responsibility of the EFI boot services ends. The exact time when all EFI boot services are stopped and released from memory is defined by the ExitBootServices() call (see item (5)). This call is executed by the OS and triggers the cleanup procedure of the EFI boot services. Only the EFI runtime services remain active and available to the OS. In <text:sequence-ref text:reference-format="category-and-value" text:ref-name="refFigure0">Figure 1</text:sequence-ref> it is assumed that this call is executed before the OS drivers are initialized and started. In that case the CipherShed OS driver would also be started later and needs the runtime service to get its initialization data (item 6 in <text:sequence-ref text:reference-format="category-and-value" text:ref-name="refFigure0">Figure 1</text:sequence-ref>). </text:p>
      <text:p text:style-name="P35">Since the CipherShed EFI loader development is still ongoing and no practical tests with encrypted Windows OS were performed, the assumption about the call sequence may be wrong. It also might be possible, and makes sense, that the ExitBootServices() is called after initializing the CipherShed OS driver. <text:span text:style-name="T20">In that case the runtime service to hand-over the initialization data would not required! Instead, an ordinary boot service could be established that hands over this data. Please note that this is a security relevant issue! Since the runtime service is available to the whole OS during runtime of the OS, the boot service is unavailable after </text:span>ExitBootServices() <text:span text:style-name="T20">is called. Hence, the sensitive key material that is subject of the data hand-over is not accessible anymore. In that case it's in the responsibility of the CipherShed OS driver to protect this data.</text:span></text:p>
      <text:h text:style-name="Heading_20_3" text:outline-level="3"><text:bookmark-start text:name="__RefHeading__605_1625447100"/>CipherShed Driver<text:bookmark-end text:name="__RefHeading__605_1625447100"/></text:h>
      <text:p text:style-name="P37">The CipherShed is basically a filter driver for the block IO protocol.. That means that it consumes the block IO protocol from a controller where the driver is connected to. At the other hand it provides the block IO protocol to other EFI applications. That means that these other EFI application<text:span text:style-name="T53">s</text:span> need to connect to the CipherShed driver in order to use the provided block IO protocol. But when another application <text:span text:style-name="T74">(like the Windows boot loader) </text:span>connects to this driver, how does this work? Another application needs a controller to connect to. At this point there arises a problem: When this other application connects to the same controller where the CipherShed driver is connected, then this application get the same (encrypted) data when accessing the controller by the block IO protocol. <text:span text:style-name="T75">The usual way to solve this issue is the creation of another controller handle by the driver as a child device of the controller where the driver is connected to. This new child handle could</text:span> be accessed using the device path protocol of the parent controller: <text:span text:style-name="T76">T</text:span>he path of the parent <text:span text:style-name="T76">can</text:span> simply <text:span text:style-name="T76">be</text:span> extended by <text:span text:style-name="T75">a new </text:span>node <text:span text:style-name="T75">(</text:span>“crypto”<text:span text:style-name="T75">)</text:span> to get the child path. When <text:span text:style-name="T21">now an application connects to this child controller, then the block IO calls are handled by the CipherShed driver and provide the unencrypted data.</text:span></text:p>
      <text:p text:style-name="Heading_20_4">Why does this not work?</text:p>
      <text:p text:style-name="Text_20_body"><text:span text:style-name="T76">Unfortunately, the described behavior (access to the parent controller handle provides encrypted data and access to the child handle provides unencrypted data) does not work for the following reason: The Windows boot loader (“bootmgfw.efi”, tested using Windows 8.1) stores its boot device in the BCD data store that can be defined using the BCDEdit utility. The syntax expects something like “</text:span>partition=C:” <text:span text:style-name="T76">in the “device” section. The defined partition corresponds to a logically partition </text:span><text:soft-page-break/><text:span text:style-name="T76">device and cannot be modified to a child device to address the EFI child controller handle. Hence, the Windows boot loader always accesses the parent controller handle and gets the encrypted data instead of the unencrypted data provided by the EFI driver. Also, the Windows boot loader seems not to access the child handle automatically, it's simply ignored.</text:span></text:p>
      <text:p text:style-name="P67">The <text:bookmark-start text:name="__DdeLink__2377_103564551"/>desirable solution<text:bookmark-end text:name="__DdeLink__2377_103564551"/> would be to exchange the roles of the parent and child controller: Access to the parent controller handle (the encrypted partition device) shall provide the unencrypted data provided by the CipherShed driver, and access to the child device can be used to access to the original (encrypted) data of the device. In fact, the child device might be omitted since no access to the original data is required (except when the disk should be permanently encrypted or decrypted). According to the opinion of the author, this behavior cannot be implemented by the normal use of the EFI API. </text:p>
      <text:p text:style-name="P98">The “dirty” solution</text:p>
      <text:p text:style-name="P68">In order to implement the <text:span text:style-name="T77">desirable solution </text:span>as described above, the author decided to go the following way: Since the block IO protocol of partition device (the parent handle) is provided by a foreign driver that is required by the CipherShed driver, it cannot simply be removed from the system or replaced by an own implementation. Instead, the CipherShed driver implements a runtime patch of this foreign driver code. The addresses of the interesting functions of the block IO protocol (for read and write access) can be detected by calling the OpenProtocol() function of the EFI API. The first few bytes of this code are now replaced by the code of an unconditional jump instruction towards an own function of the CipherShed driver. Now the accesses to the parent device are redirected to the own code. Since the own code strongly depends on the original function<text:span text:style-name="T82">s</text:span> to access the device, the driver works like this: When the original function need to be called, the <text:span text:style-name="T78">replacement (patch) of this function is temporarily taken back, then the call is executed, and then the replacement is performed again. This works only for the reason that the EFI code is not multitasking or multithreaded code. Hence, the consistency of the patch is always ensured and controlled by the CipherShed driver. Now, every access to the encrypted device via the parent controller handle can be encrypted or decrypted as desired and read or written to the device using the corresponding original function. When the driver creates a child device then its block IO interface can provide access to the original (encrypted) data by simply calling the original functions as described above. The child device is only created by the CipherShed driver in case that a permanent encryption or decryption is requested by the user. This is controlled by an option to the driver. </text:span></text:p>
      <text:p text:style-name="P69">One implication of this patch of the original block IO driver is that the CipherShed driver may also get access requests to other (not encrypted) partition or disk devices that are handled by the same driver. These accesses must be identified by the CipherShed driver and simply forwarded to the original code.</text:p>
      <text:p text:style-name="P69">The implemented functionality was successfully tested using the EFI boot loader of Windows 8.1 running in V<text:span text:style-name="T81">Mw</text:span>are Player. Future versions of the Windows boot loader might behave differently <text:soft-page-break/>and may require the change of this concept. Also, the provided block IO driver of other systems might behave differently. Regarding the behavior of the EFI boot loader, the EFI specification <text:span text:style-name="T79">version 2.5 </text:span><text:span text:style-name="T79"><text:bibliography-mark text:identifier="SPEC25" text:bibliography-type="manual" text:address="www.uefi.org/specifications" text:edition="Version 2.5" text:title="Unified Extensible Firmware Interface Specification" text:year="2015">[SPEC25]</text:bibliography-mark></text:span><text:span text:style-name="T79"> introduced a new feature: In section 12.11, a protocol EFI_BLOCK_IO_CRYPTO_PROTOCOL is specified that may solve the entire problem. When this protocol is established in the EFI environment of the PCs and used by the OS boot loaders then the CipherShed driver might be changed to support it.</text:span></text:p>
      <text:p text:style-name="Heading_20_4">Consumed and provided protocols</text:p>
      <text:p text:style-name="P36"><text:span text:style-name="T80">T</text:span>he block IO protocol is not the only protocol that is provided by the CipherShed driver. <text:sequence-ref text:reference-format="category-and-value" text:ref-name="refFigure1">Figure 2</text:sequence-ref> shows a more detailed view of the consumed and provided protocols of the driver (in fact this is still incomplete: only the most important consumed protocols are shown).</text:p>
      <text:p text:style-name="P38"><draw:frame draw:style-name="fr2" draw:name="Rahmen2" text:anchor-type="paragraph" svg:width="130.18mm" draw:z-index="2"><draw:text-box fo:min-height="74.51mm"><text:p text:style-name="Figure"><draw:frame draw:style-name="fr4" draw:name="Objekt2" text:anchor-type="paragraph" svg:x="1.18mm" svg:width="125.02mm" svg:height="64.82mm" style:rel-height="scale" draw:z-index="3"><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Protocols consumed and provided by the CipherShed Driver</text:p></draw:text-box></draw:frame></text:p>
      <text:p text:style-name="P38">In the following part, the meaning of the mentioned protocols are shortly explained, <text:span text:style-name="T23">starting with the consumed protocols (further information can be found in </text:span><text:span text:style-name="T23"><text:bibliography-mark text:identifier="EFIWIKI" text:bibliography-type="www" text:address="wiki.phoenix.com/wiki" text:title="Phoenix UEFI Wiki">[EFIWIKI]</text:bibliography-mark></text:span><text:span text:style-name="T23"> and </text:span><text:span text:style-name="T23"><text:bibliography-mark text:identifier="SPEC" text:bibliography-type="manual" text:address="www.uefi.org/specifications" text:edition="Version 2.4 Errata B" text:title="Unified Extensible Firmware Interface Specification" text:year="2014">[SPEC]</text:bibliography-mark></text:span><text:span text:style-name="T23">)</text:span>:</text:p>
      <text:h text:style-name="Heading_20_6" text:outline-level="6">EFI_DEVICE_PATH_PROTOCOL</text:h>
      <text:p text:style-name="P38">This protocol is used to identify the intended controller. A correct identification is important because the encrypted media to connect to is identified by a GUID of the GPT partition.</text:p>
      <text:h text:style-name="Heading_20_6" text:outline-level="6">EFI_BLOCK_IO_PROTOCOL</text:h>
      <text:p text:style-name="P38">This is the most important protocol to access block devices. It provides the following interface:</text:p>
      <text:p text:style-name="Quelltext-Ausschnitt"><text:soft-page-break/>typedef struct _EFI_BLOCK_IO_PROTOCOL {</text:p>
      <text:p text:style-name="Quelltext-Ausschnitt"><text:s text:c="2"/>UINT64 <text:s text:c="12"/>Revision;</text:p>
      <text:p text:style-name="Quelltext-Ausschnitt"><text:s text:c="2"/><text:a xlink:type="simple" xlink:href="http://wiki.phoenix.com/wiki/index.php/EFI_BLOCK_IO_MEDIA" text:style-name="Internet_20_link" text:visited-style-name="Visited_20_Internet_20_Link">EFI_BLOCK_IO_MEDIA</text:a> *Media;</text:p>
      <text:p text:style-name="Quelltext-Ausschnitt"><text:s text:c="2"/>EFI_BLOCK_RESET <text:s text:c="3"/><text:a xlink:type="simple" xlink:href="http://wiki.phoenix.com/wiki/index.php/EFI_BLOCK_IO_PROTOCOL#Reset.28.29" text:style-name="Internet_20_link" text:visited-style-name="Visited_20_Internet_20_Link">Reset</text:a>;</text:p>
      <text:p text:style-name="Quelltext-Ausschnitt"><text:s text:c="2"/>EFI_BLOCK_READ <text:s text:c="4"/><text:a xlink:type="simple" xlink:href="http://wiki.phoenix.com/wiki/index.php/EFI_BLOCK_IO_PROTOCOL#ReadBlocks.28.29" text:style-name="Internet_20_link" text:visited-style-name="Visited_20_Internet_20_Link">ReadBlocks</text:a>;</text:p>
      <text:p text:style-name="Quelltext-Ausschnitt"><text:s text:c="2"/>EFI_BLOCK_WRITE <text:s text:c="3"/><text:a xlink:type="simple" xlink:href="http://wiki.phoenix.com/wiki/index.php/EFI_BLOCK_IO_PROTOCOL#WriteBlocks.28.29" text:style-name="Internet_20_link" text:visited-style-name="Visited_20_Internet_20_Link">WriteBlocks</text:a>;</text:p>
      <text:p text:style-name="Quelltext-Ausschnitt"><text:s text:c="2"/>EFI_BLOCK_FLUSH <text:s text:c="3"/><text:a xlink:type="simple" xlink:href="http://wiki.phoenix.com/wiki/index.php/EFI_BLOCK_IO_PROTOCOL#FlushBlocks.28.29" text:style-name="Internet_20_link" text:visited-style-name="Visited_20_Internet_20_Link">FlushBlocks</text:a>;</text:p>
      <text:p text:style-name="Quelltext-Ausschnitt">} EFI_BLOCK_IO_PROTOCOL;</text:p>
      <text:p text:style-name="P38">Hence, application may directly read and write blocks at the controller. In the current use case the read and write access goes to the encrypted media that the driver has connected. Usually, filesystem drivers are using the block IO protocol to provide access to the file system.</text:p>
      <text:h text:style-name="P154" text:outline-level="6">EFI_BLOCK_IO2_PROTOCOL</text:h>
      <text:p text:style-name="Text_20_body">The Block IO2 protocol defines an extension to the <text:span text:style-name="T22">b</text:span>lock IO protocol which enables the ability to read and write data at a block level in a non-blocking manner. <text:span text:style-name="T22">It has a similar interface as the block IO protocol. In practice, this protocol seem not to be provided by the media controllers that the author has checked. In that sense the CipherShed driver always tries to open this protocol on the connected controller. In case that this protocol is not available, the driver recognizes this and does not provide this protocol by itself (see below).</text:span></text:p>
      <text:p text:style-name="P39">Now to the provided protocols:</text:p>
      <text:h text:style-name="Heading_20_6" text:outline-level="6">EFI_DRIVER_BINDING_PROTOCOL</text:h>
      <text:p text:style-name="P39">This is a very important protocol that every driver needs to provide. It has the following interface:</text:p>
      <text:p text:style-name="Quelltext-Ausschnitt">typedef struct _EFI_DRIVER_BINDING_PROTOCOL {</text:p>
      <text:p text:style-name="Quelltext-Ausschnitt"><text:s text:c="2"/>EFI_DRIVER_BINDING_PROTOCOL_SUPPORTED <text:a xlink:type="simple" xlink:href="http://wiki.phoenix.com/wiki/index.php/EFI_DRIVER_BINDING_PROTOCOL#Supported.28.29" text:style-name="Internet_20_link" text:visited-style-name="Visited_20_Internet_20_Link">Supported</text:a>;</text:p>
      <text:p text:style-name="Quelltext-Ausschnitt"><text:s text:c="2"/>EFI_DRIVER_BINDING_PROTOCOL_START <text:s text:c="4"/><text:a xlink:type="simple" xlink:href="http://wiki.phoenix.com/wiki/index.php/EFI_DRIVER_BINDING_PROTOCOL#Start.28.29" text:style-name="Internet_20_link" text:visited-style-name="Visited_20_Internet_20_Link">Start</text:a>;</text:p>
      <text:p text:style-name="Quelltext-Ausschnitt"><text:s text:c="2"/>EFI_DRIVER_BINDING_PROTOCOL_STOP <text:s text:c="5"/><text:a xlink:type="simple" xlink:href="http://wiki.phoenix.com/wiki/index.php/EFI_DRIVER_BINDING_PROTOCOL#Stop.28.29" text:style-name="Internet_20_link" text:visited-style-name="Visited_20_Internet_20_Link">Stop</text:a>;</text:p>
      <text:p text:style-name="Quelltext-Ausschnitt"><text:s text:c="2"/>UINT32 <text:s text:c="31"/>Version;</text:p>
      <text:p text:style-name="Quelltext-Ausschnitt"><text:s text:c="2"/>EFI_HANDLE <text:s text:c="27"/>ImageHandle;</text:p>
      <text:p text:style-name="Quelltext-Ausschnitt"><text:s text:c="2"/>EFI_HANDLE <text:s text:c="27"/>DriverBindingHandle;</text:p>
      <text:p text:style-name="Quelltext-Ausschnitt">} EFI_DRIVER_BINDING_PROTOCOL;</text:p>
      <text:p text:style-name="P40">This protocol is used whenever a driver is connected to a controller. To check whether the intended controller is really supported by the driver, the Supported() function is called first. In this function, the driver developer has to implement rules that check the properties of the provided controller handle. In case that the driver supports that kind of controller, the function must return successfully, otherwise with an error code. In the successful case the next step is the call of the Start() function that really connects the driver with the controller. In this function, the driver is initialized and the consumed protocols are opened by the driver. At same time, the driver registers all its protocols at the EFI handle database that are provided by the driver. At the end, the provided protocols are initialized and their interfaces can be used by other EFI applications and drivers.</text:p>
      <text:h text:style-name="P155" text:outline-level="6"><text:soft-page-break/>EFI_BLOCK_IO_PROTOCOL</text:h>
      <text:p text:style-name="P41">As mentioned above, this protocol provides access to block devices. <text:span text:style-name="T80">As described above, the provided block IO protocol is a patched version of the consumed block IO protocol. </text:span></text:p>
      <text:p text:style-name="P41"><text:span text:style-name="T80">On the parent device (the encrypted partition), the driver manages the encryption/decryption of the data before or after the disk is accessed: </text:span>In case of read access, the request is forwarded to the consumed block IO protocol interface to get the encrypted blocks from the media device. After the decryption function is called, the decrypted data is returned to the caller. <text:span text:style-name="T24">In case of a write request, the given block is encrypted first, then the resulting data is forwarded to the consumed block IO protocol for write access to the media. The Flush() and Reset() calls are simply forwarded to the corresponding interface of the consumed protocol.</text:span></text:p>
      <text:p text:style-name="P70">On the child device, no encryption/decryption is implemented, the access is simply forwarded to the consumed protocol.</text:p>
      <text:h text:style-name="P156" text:outline-level="6">EFI_BLOCK_IO2_PROTOCOL</text:h>
      <text:p text:style-name="P42">As already mentioned above, this protocol is only provided by the driver if the connected controller handle of the encrypted media provides this protocol. In that case the data handling is implemented similar to the block IO protocol.</text:p>
      <text:h text:style-name="P157" text:outline-level="6">EFI_COMPONENT_NAME_PROTOCOL</text:h>
      <text:p text:style-name="P43">This protocol has no functional importance for the block data handling. It provides the human readable name of the CipherShed driver. For the current implementation, this protocol is used by the driver to identify whether the driver is already connected to a given controller. This helps to prevent from endless loops in the Supported() and Start() interface of the driver binding protocol.</text:p>
      <text:h text:style-name="P157" text:outline-level="6">EFI_COMPONENT_NAME2_PROTOCOL</text:h>
      <text:p text:style-name="P43">This protocol is an alternative way to get a human readable name of the driver. Its implementation is equal to the the component name protocol.</text:p>
      <text:h text:style-name="Heading_20_3" text:outline-level="3"><text:bookmark-start text:name="__RefHeading__607_1625447100"/>Runtime <text:span text:style-name="T25">Service</text:span><text:bookmark-end text:name="__RefHeading__607_1625447100"/></text:h>
      <text:p text:style-name="P44">As already mentioned in the previous sections, the runtime service is only defined to hand-over key data, algorithm information and other status information from the EFI loader to the CipherShed OS driver.</text:p>
      <text:p text:style-name="P45">The BIOS based loader of TrueCrypt used a fixed, hard coded physical address to hand-over the first data portion to the OS driver (TC_BOOT_LOADER_ARGS_OFFSET = 0x10). Although EFI applications and driver also have access to physical memory addresses, the author was unable to write data to the intended addresses from the EFI application: The memory map as maintained by the EFI environment can be shown by the “memmap” command in the EFI shell. The output looks like this:</text:p>
      <text:p text:style-name="P94"><text:soft-page-break/>Type <text:s text:c="6"/>Start <text:s text:c="11"/>End <text:s text:c="13"/># Pages <text:s text:c="9"/>Attributes</text:p>
      <text:p text:style-name="P94">BS_Code <text:s text:c="3"/>0000000000000000-0000000000000FFF 0000000000000001 000000000000000F</text:p>
      <text:p text:style-name="P94">BS_Data <text:s text:c="3"/>0000000000001000-0000000000001FFF 0000000000000001 000000000000000F</text:p>
      <text:p text:style-name="P94">BS_Code <text:s text:c="3"/>0000000000002000-000000000000BFFF 000000000000000A 000000000000000F</text:p>
      <text:p text:style-name="P94">Available <text:s/>000000000000C000-0000000000057FFF 000000000000004C 000000000000000F</text:p>
      <text:p text:style-name="P94">Reserved <text:s text:c="2"/>0000000000058000-0000000000058FFF 0000000000000001 000000000000000F</text:p>
      <text:p text:style-name="P94">Available <text:s/>0000000000059000-0000000000068FFF 0000000000000010 000000000000000F</text:p>
      <text:p text:style-name="P94">BS_Data <text:s text:c="3"/>0000000000069000-000000000006AFFF 0000000000000002 000000000000000F</text:p>
      <text:p text:style-name="P94">BS_Code <text:s text:c="3"/>000000000006B000-000000000008BFFF 0000000000000021 000000000000000F</text:p>
      <text:p text:style-name="P94">...</text:p>
      <text:p text:style-name="P65">In this example the very first memory page (where the TC_BOOT_LOADER_ARGS_OFFSET is contained) is occupied by “BS_Code” which stands for EFI Boot Service Code. Hence, this area is not available to be overwritten with the data for the OS driver <text:span text:style-name="T71">and another method of data hand-over to the OS is needed</text:span>. This leads to the loss of backward compatibility with TrueCrypt in this area. On the other hand, this <text:span text:style-name="T71">incompatibility </text:span>should not be a problem due to the following two reasons:</text:p>
      <text:list xml:id="list505392170950645583" text:style-name="L13">
        <text:list-item>
          <text:p text:style-name="P122">Since the hard disk and partition structure of GPT partitions differ from the structure of MBR based systems, the OS driver needs to be adjusted to the EFI versions anyway.</text:p>
        </text:list-item>
        <text:list-item>
          <text:p text:style-name="P122">The hand-over at fixed physical addresses seems to <text:span text:style-name="T54">a </text:span>be dirty workaround compared to the usage of EFI services. Hence, EFI services provide a better way <text:span text:style-name="T26">to implement this task.</text:span></text:p>
        </text:list-item>
      </text:list>
      <text:p text:style-name="P46">The service is implemented in the CipherShed controller. It uses an EFI environmental variable that contains the data to hand-over. This EFI variable can be accessed (read-only) by the OS using the corresponding API. </text:p>
      <text:p text:style-name="P46">The EFI function to set the variable is as following:</text:p>
      <text:p text:style-name="Quelltext-Ausschnitt">typedef</text:p>
      <text:p text:style-name="Quelltext-Ausschnitt">EFI_STATUS</text:p>
      <text:p text:style-name="Quelltext-Ausschnitt">(EFIAPI *EFI_SET_VARIABLE)(</text:p>
      <text:p text:style-name="Quelltext-Ausschnitt"><text:s text:c="2"/>IN CHAR16 <text:s text:c="2"/>*VariableName, </text:p>
      <text:p text:style-name="Quelltext-Ausschnitt"><text:s text:c="2"/>IN EFI_GUID *VendorGuid,</text:p>
      <text:p text:style-name="Quelltext-Ausschnitt"><text:s text:c="2"/>IN UINT32 <text:s text:c="2"/>Attributes,</text:p>
      <text:p text:style-name="Quelltext-Ausschnitt"><text:s text:c="2"/>IN UINTN <text:s text:c="3"/>DataSize,</text:p>
      <text:p text:style-name="Quelltext-Ausschnitt"><text:s text:c="2"/>IN VOID <text:s text:c="4"/>*Data</text:p>
      <text:p text:style-name="Quelltext-Ausschnitt"><text:s text:c="2"/>);</text:p>
      <text:p text:style-name="P46">It can be seen, that the access to this variable requires a GUID. This GUID and the name of the variable must be known by the OS driver. For this purpose, the following GUID (VendorGuid) was newly created: </text:p>
      <text:p text:style-name="Quelltext-Ausschnitt"><text:soft-page-break/><text:span text:style-name="T27">#define</text:span><text:span text:style-name="T30"> CS_HANDOVER_VARIABLE_GUID <text:s text:c="4"/>\</text:span></text:p>
      <text:p text:style-name="Quelltext-Ausschnitt"><text:s text:c="4"/>{ 0x16ca79bf, 0x55b8, 0x478a, {0xb8, 0xf1, 0xfe, 0x39, 0x3b, 0xdd, 0xa1, 0x06} }</text:p>
      <text:p text:style-name="P46">As name of the variable “cs_data” is used.</text:p>
      <text:p text:style-name="Text_20_body"><text:span text:style-name="T26">With the “Attributes” parameter of the interface the scope of the variable can be defined: By choosing th</text:span><text:span text:style-name="T42">e attrib</text:span><text:span text:style-name="T43">u</text:span><text:span text:style-name="T45">t</text:span><text:span text:style-name="T34">e EFI_VARIABLE_RUNTIME_ACCESS, the access to the variable will be possible as runtime service, otherwise not. Hence, the scope can</text:span><text:span text:style-name="T35"> easily</text:span><text:span text:style-name="T34"> changed from an EFI runtime service to an EFI boot service.</text:span></text:p>
      <text:h text:style-name="P149" text:outline-level="1"><text:bookmark-start text:name="__RefHeading__1333_1611771259"/><text:span text:style-name="T41">T</text:span><text:span text:style-name="T40">he User Interface</text:span><text:bookmark-end text:name="__RefHeading__1333_1611771259"/></text:h>
      <text:p text:style-name="P58"><text:span text:style-name="T33">The user interface is designed to look similar to the interface to TrueCrypt boot loader. It uses a text based interface. In contrast to the TrueCrypt interface, there is no distinct rescue menu anymore, since a dedicated rescue disc or other rescue media is supposed to be unnecessary. Instead, a service menu exists that provides basic operations that differ from the rescue menu of TrueCrypt. As special feature, some of the menu items can be influenced in the options file: Some items are disabled by default and need to be enabled in the option file if required (see section </text:span><text:span text:style-name="T33"><text:bookmark-ref text:reference-format="number-all-superior" text:ref-name="__RefHeading__613_1625447100">6.2</text:bookmark-ref></text:span><text:span text:style-name="T33">).</text:span></text:p>
      <text:p text:style-name="P58"><text:span text:style-name="T33">The user interface is completely implemented in the CipherShed controller. The following </text:span><text:span text:style-name="T33"><text:sequence-ref text:reference-format="category-and-value" text:ref-name="refFigure2">Figure 3</text:sequence-ref></text:span><text:span text:style-name="T33"> shows the actual process flow:</text:span></text:p>
      <text:p text:style-name="P58"><draw:frame draw:style-name="fr1" draw:name="Rahmen3" text:anchor-type="paragraph" svg:width="169.58mm" draw:z-index="4"><draw:text-box fo:min-height="154.98mm"><text:p text:style-name="Figure"><draw:frame draw:style-name="fr5" draw:name="Objekt3" text:anchor-type="paragraph" svg:x="1.25mm" svg:y="2.19mm" svg:width="167.23mm" svg:height="147.92mm" style:rel-height="scale" draw:z-index="5"><draw:object xlink:href="./Object 3" xlink:type="simple" xlink:show="embed" xlink:actuate="onLoad"/><draw:image xlink:href="./ObjectReplacements/Object 3" xlink:type="simple" xlink:show="embed" xlink:actuate="onLoad"/></draw:frame>Figure <text:sequence text:ref-name="refFigure2" text:name="Figure" text:formula="ooow:Figure+1" style:num-format="1">3</text:sequence>: Process Flow of the User Interface</text:p></draw:text-box></draw:frame><text:soft-page-break/></text:p>
      <text:h text:style-name="Heading_20_1" text:outline-level="1"><text:bookmark-start text:name="__RefHeading__609_1625447100"/>Configuration<text:bookmark-end text:name="__RefHeading__609_1625447100"/></text:h>
      <text:h text:style-name="Heading_20_2" text:outline-level="2"><text:bookmark-start text:name="__RefHeading__611_1625447100"/>Filesystem Structure<text:bookmark-end text:name="__RefHeading__611_1625447100"/></text:h>
      <text:p text:style-name="P47">All relevant files for the CipherShed EFI loader are stored at the unencrypted EFI system partition in the directory /EFI/CipherShed/. The following files and directories are expected there:</text:p>
      <text:list xml:id="list3212207874423203254" text:style-name="L14">
        <text:list-item>
          <text:p text:style-name="P123">C<text:span text:style-name="T64">sCtr_64</text:span>.efi <text:span text:style-name="T64">or CsCtr_32.efi</text:span></text:p>
        </text:list-item>
        <text:list-item>
          <text:p text:style-name="P123">C<text:span text:style-name="T64">s</text:span>D<text:span text:style-name="T64">rv_64</text:span>.efi <text:span text:style-name="T64">or CsDrv_32.efi</text:span></text:p>
        </text:list-item>
        <text:list-item>
          <text:p text:style-name="P123">settings<text:line-break/>This is the configuration file for the CipherShed controller, see section <text:bookmark-ref text:reference-format="number-all-superior" text:ref-name="__RefHeading__613_1625447100">6.2</text:bookmark-ref>.</text:p>
        </text:list-item>
        <text:list-item>
          <text:p text:style-name="P123"><text:soft-page-break/>volume/<text:line-break/>This is a directory that contain<text:span text:style-name="T54">s</text:span> the volume header file(s).</text:p>
        </text:list-item>
      </text:list>
      <text:p text:style-name="P47">The *.efi files must match to the underlying system: The EFI files are built for i386 and x86_64 architecture.</text:p>
      <text:h text:style-name="Heading_20_2" text:outline-level="2"><text:bookmark-start text:name="__RefHeading__613_1625447100"/>Configuration file<text:bookmark-end text:name="__RefHeading__613_1625447100"/></text:h>
      <text:p text:style-name="P47">The CipherShed EFI loader configuration is stored in the file /EFI/CipherShed/settings. If this file is missing or corrupt then the CipherShed controller falls back to default settings.</text:p>
      <text:p text:style-name="P48">The configuration file is a simple text file containing key/value pairs. Lines starting with “#” are ignored. <text:s/><text:span text:style-name="T46">Also, unknown keywords are ignored. The keywords are not case-sensitive. The following table lists and explains the accepted keywords.</text:span></text:p>
      <table:table table:name="Table" table:style-name="Table">
        <table:table-column table:style-name="Table.A"/>
        <table:table-column table:style-name="Table.B"/>
        <table:table-header-rows>
          <table:table-row table:style-name="Table.1">
            <table:table-cell table:style-name="Table.A1" office:value-type="string">
              <text:p text:style-name="P83">keyword/value</text:p>
            </table:table-cell>
            <table:table-cell table:style-name="Table.B1" office:value-type="string">
              <text:p text:style-name="P83">meaning</text:p>
            </table:table-cell>
          </table:table-row>
        </table:table-header-rows>
        <table:table-row table:style-name="Table.1">
          <table:table-cell table:style-name="Table.A2" office:value-type="string">
            <text:p text:style-name="P83">DEBUG=&lt;number&gt;</text:p>
          </table:table-cell>
          <table:table-cell table:style-name="Table.B2" office:value-type="string">
            <text:p text:style-name="P89">In case that a debug version of the loader <text:span text:style-name="T63">(controller)</text:span> is installed, this value defines the debug level (0-&gt;disabled). The values are interpreted according to the definitions in /usr/include/efi/efidebug.h <text:span text:style-name="T83">with the following extensions:</text:span></text:p>
            <text:p text:style-name="P89"><text:span text:style-name="T83">- </text:span><text:bookmark-start text:name="__DdeLink__1498_1040970504"/><text:span text:style-name="T83">0x00100000</text:span><text:bookmark-end text:name="__DdeLink__1498_1040970504"/><text:span text:style-name="T83">: </text:span><text:bookmark-start text:name="__DdeLink__1500_1040970504"/><text:span text:style-name="T83">write debug output to a (new) logfile (“cs.log”) instead of the </text:span><text:bookmark-end text:name="__DdeLink__1500_1040970504"/><text:span text:style-name="T83">screen</text:span></text:p>
            <text:p text:style-name="P89"><text:bookmark-start text:name="__DdeLink__1523_1338518778"/>- <text:span text:style-name="T83">0x00200000: append debug output to a logfile (“cs.log”)</text:span><text:bookmark-end text:name="__DdeLink__1523_1338518778"/><text:span text:style-name="T83"> instead of the screen</text:span></text:p>
            <text:p text:style-name="P90">- <text:span text:style-name="T83">0x00300000: append debug output to a logfile (“cs.log”) and write debug output to the screen</text:span></text:p>
            <text:p text:style-name="P92">The values can be combined by OR.</text:p>
          </table:table-cell>
        </table:table-row>
        <table:table-row table:style-name="Table.1">
          <table:table-cell table:style-name="Table.A5" office:value-type="string">
            <text:p text:style-name="P84"><text:span text:style-name="T63">DRIVER_</text:span>DEBUG=&lt;number&gt;</text:p>
          </table:table-cell>
          <table:table-cell table:style-name="Table.B5" office:value-type="string">
            <text:p text:style-name="P88">In case that a debug version of the <text:span text:style-name="T63">driver</text:span> is installed, this value defines the <text:span text:style-name="T63">driver </text:span>debug level (0-&gt;disabled). The values are interpreted <text:span text:style-name="T83">as stated above (DEBUG), the logfile name is “cs_drv.log”.</text:span></text:p>
          </table:table-cell>
        </table:table-row>
        <table:table-row table:style-name="Table.1">
          <table:table-cell table:style-name="Table.A5" office:value-type="string">
            <text:p text:style-name="P91">NOSILENT</text:p>
          </table:table-cell>
          <table:table-cell table:style-name="Table.B5" office:value-type="string">
            <text:p text:style-name="P91">This keyword disables the silent mode which is the default: When silent mode is enabled then no output is shown to the user. The loader only waits for the user password and continues after pressing the Enter key.</text:p>
          </table:table-cell>
        </table:table-row>
        <table:table-row table:style-name="Table.1">
          <table:table-cell table:style-name="Table.A5" office:value-type="string">
            <text:p text:style-name="P85">LANG=<text:span text:style-name="T63">&lt;language ID&gt;</text:span></text:p>
          </table:table-cell>
          <table:table-cell table:style-name="Table.B5" office:value-type="string">
            <text:p text:style-name="P85">Definition of the language of the user interface. Currently supported are only English (“eng”) and German (“ger”).</text:p>
          </table:table-cell>
        </table:table-row>
        <table:table-row table:style-name="Table.1">
          <table:table-cell table:style-name="Table.A6" office:value-type="string">
            <text:p text:style-name="P85">ENABLE_SERVICE_MENU</text:p>
          </table:table-cell>
          <table:table-cell table:style-name="Table.B6" office:value-type="string">
            <text:p text:style-name="P85">If this keyword is present then the service menu is supported.</text:p>
          </table:table-cell>
        </table:table-row>
        <table:table-row table:style-name="Table.1">
          <table:table-cell table:style-name="Table.A10" office:value-type="string">
            <text:p text:style-name="P85"><text:span text:style-name="T57">SHOW</text:span>_SERVICE_MENU</text:p>
          </table:table-cell>
          <table:table-cell table:style-name="Table.B10" office:value-type="string">
            <text:p text:style-name="P86">If this keyword is present then the <text:span text:style-name="T57">main menu contains a line indicating that and how the service menu can be called. If this is not enabled but </text:span>ENABLE_SERVICE_MENU <text:span text:style-name="T57">is, then the service menu can be called using the [F8] key, but no message about this option is shown.</text:span></text:p>
          </table:table-cell>
        </table:table-row>
        <table:table-row table:style-name="Table.1">
          <table:table-cell table:style-name="Table.A10" office:value-type="string">
            <text:p text:style-name="P87">ENABE_MEDIA_DECRYPTION</text:p>
          </table:table-cell>
          <table:table-cell table:style-name="Table.B10" office:value-type="string">
            <text:p text:style-name="P86">If this keyword is present then the service menu <text:span text:style-name="T57">supports the decryption of the media triggered by the user</text:span>.</text:p>
          </table:table-cell>
        </table:table-row>
        <table:table-row table:style-name="Table.1">
          <table:table-cell table:style-name="Table.A10" office:value-type="string">
            <text:p text:style-name="P87">ENABE_MEDIA_ENCRYPTION</text:p>
          </table:table-cell>
          <table:table-cell table:style-name="Table.B10" office:value-type="string">
            <text:p text:style-name="P86">If this keyword is present then the service menu <text:span text:style-name="T57">supports the encryption of the media triggered by the user</text:span>.</text:p>
          </table:table-cell>
        </table:table-row>
        <table:table-row table:style-name="Table.1">
          <table:table-cell table:style-name="Table.A10" office:value-type="string">
            <text:p text:style-name="P87">ENABLE_PASSWORD_CHANGE</text:p>
          </table:table-cell>
          <table:table-cell table:style-name="Table.B10" office:value-type="string">
            <text:p text:style-name="P86">If this keyword is present then the service menu <text:span text:style-name="T57">supports the change of the user password</text:span>.</text:p>
          </table:table-cell>
        </table:table-row>
        <table:table-row table:style-name="Table.1">
          <table:table-cell table:style-name="Table.A11" office:value-type="string">
            <text:p text:style-name="P87">ENABLE_PASSWORD_ASTERISK</text:p>
          </table:table-cell>
          <table:table-cell table:style-name="Table.B11" office:value-type="string">
            <text:p text:style-name="P86">If this keyword is present then <text:span text:style-name="T57">asterisk characters are printed while inputting a passwords. This is enabled in all password input dialogs</text:span>.</text:p>
          </table:table-cell>
        </table:table-row>
        <table:table-row table:style-name="Table.1">
          <table:table-cell table:style-name="Table.A12" office:value-type="string">
            <text:p text:style-name="P93"><text:bookmark-start text:name="__DdeLink__1738_1253350287"/><text:bookmark-start text:name="__DdeLink__1823_473864684"/>FALLBACK_OS_LOADER_GUID<text:bookmark-end text:name="__DdeLink__1738_1253350287"/><text:bookmark-end text:name="__DdeLink__1823_473864684"/></text:p>
          </table:table-cell>
          <table:table-cell table:style-name="Table.B12" office:value-type="string">
            <text:p text:style-name="P93">The GUID of the partition device where the EFI boot loader of the OS is stored. This is normally the EFI system partition. </text:p>
            <text:p text:style-name="P93"><text:soft-page-break/>This value is only used by the CipherShed EFI loader if it was not provided as command line argument. This is especially required when the CipherShed EFI loader is started from a removable media (bootable USB memory stick) and no command line arguments can be defined.</text:p>
          </table:table-cell>
        </table:table-row>
        <table:table-row table:style-name="Table.1">
          <table:table-cell table:style-name="Table.A13" office:value-type="string">
            <text:p text:style-name="P93"><text:bookmark-start text:name="__DdeLink__1858_1253350287"/>FALLBACK_OS_LOADER<text:bookmark-end text:name="__DdeLink__1858_1253350287"/></text:p>
          </table:table-cell>
          <table:table-cell table:style-name="Table.B13" office:value-type="string">
            <text:p text:style-name="P93">The file name (full path) of the EFI OS boot loader. For Windows installations this is normally “\EFI\Microsoft\Boot\bootmgfw.efi”.</text:p>
            <text:p text:style-name="P93">This value is only used by the CipherShed EFI loader if it was not provided as command line argument. This is especially required when the CipherShed EFI loader is started from a removable media (bootable USB memory stick) and no command line arguments can be defined.</text:p>
          </table:table-cell>
        </table:table-row>
      </table:table>
      <text:p text:style-name="table">table <text:sequence text:ref-name="reftable0" text:name="table" text:formula="ooow:table+1" style:num-format="1">1</text:sequence>: Available keywords for the Configuration File <text:span text:style-name="T47">(need to be continued)</text:span></text:p>
      <text:p text:style-name="P59"><text:span text:style-name="T58">Here is a</text:span> sample configuration file:</text:p>
      <text:p text:style-name="P96"><text:soft-page-break/># CipherShed EFI loader</text:p>
      <text:p text:style-name="P96">#</text:p>
      <text:p text:style-name="P96"># sample configuration file </text:p>
      <text:p text:style-name="P96">#</text:p>
      <text:p text:style-name="P96"/>
      <text:p text:style-name="P96"># set debugging: D_ERROR | D_INIT | D_WARN | D_LOAD | D_INFO | D_BM |<text:line-break/># <text:s/>D_BLKIO | D_FILE</text:p>
      <text:p text:style-name="P96">debug=0x80101447</text:p>
      <text:p text:style-name="P96"/>
      <text:p text:style-name="P96"># set driver debugging: disabled</text:p>
      <text:p text:style-name="P96">driver_debug=0</text:p>
      <text:p text:style-name="P96"/>
      <text:p text:style-name="P96"># disable silent mode (which is the default)</text:p>
      <text:p text:style-name="P96">nosilent</text:p>
      <text:p text:style-name="P96"/>
      <text:p text:style-name="P96"># language (supported only "eng" and "ger")</text:p>
      <text:p text:style-name="P96">#lang=ger</text:p>
      <text:p text:style-name="P96"/>
      <text:p text:style-name="P96"># enable service menu</text:p>
      <text:p text:style-name="P96">enable_service_menu</text:p>
      <text:p text:style-name="P96"/>
      <text:p text:style-name="P96"># show hint in main menu about service menu</text:p>
      <text:p text:style-name="P96">show_service_menu</text:p>
      <text:p text:style-name="P96"/>
      <text:p text:style-name="P96"># enable permanant decryption option in service menu</text:p>
      <text:p text:style-name="P96">enable_media_decryption</text:p>
      <text:p text:style-name="P96"/>
      <text:p text:style-name="P96"># enable permanant encryption option in service menu</text:p>
      <text:p text:style-name="P96">enable_media_encryption</text:p>
      <text:p text:style-name="P96"/>
      <text:p text:style-name="P96"># enable change password option in service menu</text:p>
      <text:p text:style-name="P96">enable_password_change</text:p>
      <text:p text:style-name="P96"/>
      <text:p text:style-name="P96"># show asterisk characters in password dialog (instead of no feedback)</text:p>
      <text:p text:style-name="P96">enable_password_asterisk</text:p>
      <text:p text:style-name="P96"/>
      <text:p text:style-name="P96"># fallback OS loader GUID if not giver by command line option</text:p>
      <text:p text:style-name="P97">fallback_os_loader_guid=<text:span text:style-name="T102">ECF6A0CB-73E8-418E-B96C-8704B5057E37</text:span></text:p>
      <text:p text:style-name="P96"/>
      <text:p text:style-name="P96"># fallback OS loader if not giver by command line option</text:p>
      <text:p text:style-name="P96">fallback_os_loader=<text:bookmark-start text:name="__DdeLink__1862_1954563521"/>\EFI\Microsoft\Boot\bootmgfw.efi<text:bookmark-end text:name="__DdeLink__1862_1954563521"/></text:p>
      <text:h text:style-name="P151" text:outline-level="2"><text:bookmark-start text:name="__RefHeading__1974_1611771259"/><text:soft-page-break/>Language Support<text:bookmark-end text:name="__RefHeading__1974_1611771259"/></text:h>
      <text:p text:style-name="P60">The user interface supports a basic support for different languages. That means that the strings for the text output in the user interface are available for multiple languages. Each available language can be selected in the configuration file using the keyword “LANG” <text:span text:style-name="T62">(see section </text:span><text:span text:style-name="T62"><text:bookmark-ref text:reference-format="number-all-superior" text:ref-name="__RefHeading__613_1625447100">6.2</text:bookmark-ref></text:span><text:span text:style-name="T62">)</text:span>. The <text:span text:style-name="T62">identifiers</text:span> for the language<text:span text:style-name="T62">s</text:span> as well as the translated strings are compiled into the CipherShed controller. </text:p>
      <text:p text:style-name="P61"><text:span text:style-name="T59">To support additional languages or to change the translation of existing languages, the following information may be helpful: In file “cs_ui.h”, the enumeration</text:span><text:span text:style-name="T44"> “</text:span><text:span text:style-name="T29">enum</text:span><text:span text:style-name="T36"> cs_enum_ui_language” </text:span><text:span text:style-name="T37">is defined. </text:span><text:span text:style-name="T38">Only these languages are supported. The corresponding strings and their translations are defined in the file “cs_ui.c” in the </text:span><text:span text:style-name="T39">data </text:span><text:span text:style-name="T38">structure “</text:span><text:span text:style-name="T61">uiStrings</text:span><text:span text:style-name="T31"> ui_strings[]</text:span><text:span text:style-name="T38">”. Changes in this structure must comply with the set of available languages mentioned above and with the set of available keywords. The keywords are identified by an ID from the enumeration “</text:span><text:span text:style-name="T28">enum</text:span><text:span text:style-name="T31"> cs_enum_ui_stings</text:span><text:span text:style-name="T38">”. For additional languages, the corresponding strings in the configuration file are defined in the structure “</text:span><text:span text:style-name="T28">struct</text:span><text:span text:style-name="T31"> </text:span><text:span text:style-name="T32">cs_language_name</text:span><text:span text:style-name="T31"> lang_strings[]</text:span><text:span text:style-name="T38">” in the file “cs_options.c”. Without adjusting this data, the (new) language cannot be selected. </text:span><text:span text:style-name="T60"><text:s/></text:span></text:p>
      <text:h text:style-name="P152" text:outline-level="2"><text:bookmark-start text:name="__RefHeading__615_1625447100"/>Setup<text:bookmark-end text:name="__RefHeading__615_1625447100"/></text:h>
      <text:p text:style-name="P49">The following sections give some hints about the expected actions for installation and deinstallation of the CipherShed EFI loader. These actions need to be done by the CipherShed setup application.</text:p>
      <text:h text:style-name="Heading_20_3" text:outline-level="3"><text:bookmark-start text:name="__RefHeading__617_1625447100"/>Installation of the EFI Loader<text:bookmark-end text:name="__RefHeading__617_1625447100"/></text:h>
      <text:p text:style-name="P49">The installation of the CipherShed EFI loader at an ordinary GPT hard disk partition requires the following activities:</text:p>
      <text:list xml:id="list97176194409856758" text:style-name="L15">
        <text:list-item>
          <text:p text:style-name="P124">The <text:bookmark-start text:name="__DdeLink__2070_1253350287"/>/EFI/CipherShed/<text:bookmark-end text:name="__DdeLink__2070_1253350287"/> directory and the /EFI/CipherShed/volume/ directory need to be created in the EFI system partition.</text:p>
        </text:list-item>
        <text:list-item>
          <text:p text:style-name="P124">The CipherShed controller and the driver need to be stored in the CipherShed directory.</text:p>
        </text:list-item>
        <text:list-item>
          <text:p text:style-name="P125">The volume header need to be created and stored as a file (with the size of exactly 512 byte) in the /EFI/CipherShed/volume/ directory. <text:span text:style-name="T64">The file name must follow one of the following two conventions:</text:span></text:p>
          <text:list>
            <text:list-item>
              <text:p text:style-name="P126">The name of the file must be equal to the <text:span text:style-name="T94">G</text:span>UID string of the GPT system partition to be encrypted.</text:p>
            </text:list-item>
            <text:list-item>
              <text:p text:style-name="P126">The <text:span text:style-name="T71">file </text:span>name can be arbitrar<text:span text:style-name="T71">y</text:span>, but if the name is not equal to the <text:span text:style-name="T94">G</text:span>UID of the GPT system partition to be encrypted, a dedicated file “index” must be present <text:span text:style-name="T47">in the /EFI/CipherShed/volume/ directory. </text:span>This index file must contain an assignment between the <text:span text:style-name="T94">G</text:span>UID string of the GPT system partition to be encrypted and the corresponding file name of the file containing the volume header. In any case when an index file exists, the CipherShed loader first searches for the volume header in this file, in unsuccessful case<text:span text:style-name="T65">s</text:span> <text:soft-page-break/>the loader checks the other file <text:span text:style-name="T71">name </text:span>convention (see above). <text:span text:style-name="T65">This feature was implemented to support EFI systems that only allow “8.3” file names. Especially the test system of the author (VMware Player 7.1.0 for Windows) uses an EFI environment that was unable to write or create files with long file names.</text:span></text:p>
            </text:list-item>
          </text:list>
        </text:list-item>
        <text:list-item>
          <text:p text:style-name="P127">Create an entry in the EFI boot device list to start the CipherShed controller either as default boot entry or as an entry of the boot manager. The details for this procedure are not described here. Important is the correct call of the CipherShed controller: It expects some arguments:</text:p>
        </text:list-item>
      </text:list>
      <text:p text:style-name="Quelltext-Ausschnitt">C<text:span text:style-name="T64">sCtr_64</text:span>.efi &lt;<text:span text:style-name="T94">G</text:span>UID of the encrypted system partition&gt; &lt;<text:span text:style-name="T94">G</text:span>UID of the partition containing the EFI OS loader&gt; &lt;full pathname to the EFI OS loader file&gt; <text:span text:style-name="T48">[</text:span>&lt;options to be handed over to the EFI OS loader&gt;<text:span text:style-name="T48">]</text:span></text:p>
      <text:p text:style-name="P78">An example call of the loader looks like this:</text:p>
      <text:p text:style-name="Quelltext-Ausschnitt">C<text:span text:style-name="T64">sCtr_64</text:span>.efi 6932ABA3-1261-4912-A09A-D1DD8FCBB430 FBA1107F-5151-42BC-8A00-35FD2E5133A2 \EFI\Microsoft\Boot\bootmgfw.efi</text:p>
      <text:p text:style-name="P82"><text:span text:style-name="T100">The command line to the CsCtr_64.efi (or CsCtr_32.efi) ensures that the required information regarding the intended encrypted system partition are provided to the CipherShed loader.<text:line-break/></text:span>In case that the pathname of the EFI OS loader file is not <text:bookmark-start text:name="__DdeLink__1860_1253350287"/>provided as argument, the loader takes this value from the configuration file (option <text:span text:style-name="T98">FALLBACK_OS_LOADER, </text:span>see section <text:bookmark-ref text:reference-format="number-no-superior" text:ref-name="__RefHeading__613_1625447100">6.2</text:bookmark-ref>).<text:bookmark-end text:name="__DdeLink__1860_1253350287"/> <text:span text:style-name="T104">If this option is not defined, then the hard coded value “\EFI\Microsoft\Boot\bootmgfw.efi” is used. <text:line-break/></text:span>In case that the GUID of the partition containing the EFI OS loader is not provided as argument, the loader takes this value from the configuration file (option <text:span text:style-name="T98">FALLBACK_OS_LOADER_</text:span>GUID<text:span text:style-name="T98">, </text:span>see section <text:bookmark-ref text:reference-format="number-no-superior" text:ref-name="__RefHeading__613_1625447100">6.2</text:bookmark-ref>). If this value is not defined <text:span text:style-name="T99">in</text:span> the configuration file, the loader takes the GUID of the media where the <text:bookmark-start text:name="__DdeLink__2068_1253350287"/>CipherShed EFI loader was started from<text:bookmark-end text:name="__DdeLink__2068_1253350287"/>. Please note that this is different from the EFI system partition in case that the CipherShed EFI loader was started from a removable media. <text:line-break/>In case that the GUID of the encrypted system partition is also not provided as argument, the loader takes the first valid GUID in the “<text:span text:style-name="T47">/EFI/CipherShed</text:span>/volume/index” file or (if the “index” file does not exist) the first valid filename in the “<text:span text:style-name="T47">/EFI/CipherShed</text:span>/volume/” directory containing a volume header (see above).<text:bookmark text:name="__DdeLink__1988_1954563521"/></text:p>
      <text:h text:style-name="Heading_20_3" text:outline-level="3"><text:bookmark-start text:name="__RefHeading__619_1625447100"/><text:bookmark text:name="__DdeLink__2195_1253350287"/>Deinstallation of the <text:span text:style-name="T3">EFI </text:span>Loader<text:bookmark-end text:name="__RefHeading__619_1625447100"/></text:h>
      <text:p text:style-name="P50">The deinstallation simply needs to take back the steps described in section <text:bookmark-ref text:reference-format="number-no-superior" text:ref-name="__RefHeading__617_1625447100">6.4.1</text:bookmark-ref> above. The most important aspects to keep in mind are:</text:p>
      <text:list xml:id="list6017906507382800255" text:style-name="L16">
        <text:list-item>
          <text:p text:style-name="P128">Ensure that the system partition is decrypted before deinstallation,</text:p>
        </text:list-item>
        <text:list-item>
          <text:p text:style-name="P128">Ensure that the entry in the boot menu containing the CipherShed EFI loader is removed. </text:p>
        </text:list-item>
      </text:list>
      <text:h text:style-name="Heading_20_3" text:outline-level="3"><text:bookmark-start text:name="__RefHeading__2326_473864684"/><text:soft-page-break/>Booting from removable Media<text:bookmark-end text:name="__RefHeading__2326_473864684"/></text:h>
      <text:p text:style-name="P100">The design of the CipherShed EFI loader is created with the intention that this EFI loader may also be installed at a removable media (an USB memory stick). The precondition to this option is that the removable media is GPT formatted and is bootable. This can be achieved by creating <text:span text:style-name="T99">a GPT based partition table and </text:span>a FAT32 formatted GPT partition on the media.</text:p>
      <text:p text:style-name="P101">The following modifications from the installation as described above are necessary:</text:p>
      <text:list xml:id="list4802109431029626995" text:style-name="L17">
        <text:list-item>
          <text:p text:style-name="P129"><text:span text:style-name="T99">T</text:span>he PC needs to support booting from removable GPT based media and must be configured to do that.</text:p>
        </text:list-item>
        <text:list-item>
          <text:p text:style-name="P129"><text:span text:style-name="T99">Instead of the “</text:span>/EFI/CipherShed/” directory structure, <text:span text:style-name="T99">the directory </text:span><text:bookmark-start text:name="__DdeLink__2201_1253350287"/><text:span text:style-name="T99">“/EFI/BOOT/”</text:span><text:bookmark-end text:name="__DdeLink__2201_1253350287"/><text:span text:style-name="T99"> is used as base directory (at the removable media) for the CipherShed loader</text:span>.</text:p>
        </text:list-item>
        <text:list-item>
          <text:p text:style-name="P130">The CipherShed EFI loader application (“CsCtr_64.efi” or “CsCtr_32.efi”) needs to be renamed to “BOOTX64.EFI” (or “BOOTIA32” for 32 bit systems). This is required since the file with the fixed name “/EFI/BOOT/BOOTX64.EFI” (for 64 bit systems) is started while booting from a removable media.</text:p>
        </text:list-item>
        <text:list-item>
          <text:p text:style-name="P131">Since booting from removable media does not support the definition of command line arguments to the executed program (BOOTX64.EFI), the required arguments need to be defined in another way (see also section <text:bookmark-ref text:reference-format="number-all-superior" text:ref-name="__RefHeading__617_1625447100">6.4.1</text:bookmark-ref>):</text:p>
          <text:list>
            <text:list-item>
              <text:p text:style-name="P132">The GUID of the encrypted system partition is detected from the “volume/index” file (first valid entry) or from the volume header file in “volume/” directory (first valid entry): This filename has to be the GUID of the encrypted partition.</text:p>
            </text:list-item>
            <text:list-item>
              <text:p text:style-name="P131"><text:span text:style-name="T101">The GUID of the partition containing the EFI boot loader of the OS is taken from the “settings” file: </text:span><text:bookmark-start text:name="__DdeLink__1827_473864684"/><text:span text:style-name="T101">The </text:span><text:bookmark-start text:name="__DdeLink__1825_473864684"/><text:span text:style-name="T101">FALLBACK_OS_LOADER</text:span><text:bookmark-end text:name="__DdeLink__1827_473864684"/><text:span text:style-name="T101">_GUID option</text:span><text:bookmark-end text:name="__DdeLink__1825_473864684"/><text:span text:style-name="T101"> is expected. It is also possible to store the EFI OS loader at the same removable device as the CipherShed EFI loader. In this case, the FALLBACK_OS_LOADER_GUID option is not required since the GUID is detected automatically.</text:span></text:p>
            </text:list-item>
            <text:list-item>
              <text:p text:style-name="P133">The filename of the EFI boot loader of the OS is taken from the “settings” file: The FALLBACK_OS_LOADER option is <text:span text:style-name="T103">expected</text:span>. <text:span text:style-name="T103">If that option is missing, then the hard coded value “\EFI\Microsoft\Boot\bootmgfw.efi” is used.</text:span></text:p>
            </text:list-item>
          </text:list>
        </text:list-item>
      </text:list>
      <text:h text:style-name="Heading_20_1" text:outline-level="1"><text:bookmark-start text:name="__RefHeading__621_1625447100"/>Some remaining Details<text:bookmark-end text:name="__RefHeading__621_1625447100"/></text:h>
      <text:h text:style-name="Heading_20_2" text:outline-level="2"><text:bookmark-start text:name="__RefHeading___Toc1394_1980366387"/>The Driver Development Environment for Windows<text:bookmark-end text:name="__RefHeading___Toc1394_1980366387"/></text:h>
      <text:p text:style-name="P63"><text:span text:style-name="T66">As described in the CipherShed Wiki, the current development environment uses Microsoft Driver Kit version 7.1.0. The author used this environment and tried to extend the CipherShed Windows driver with a new function to take over the cipher related data from the EFI loader using an EFI environment variable (see section </text:span><text:span text:style-name="T66"><text:bookmark-ref text:reference-format="number-all-superior" text:ref-name="__RefHeading__607_1625447100">4.2.3</text:bookmark-ref></text:span><text:span text:style-name="T66">). To implement this, a kernel mode function is required that </text:span><text:soft-page-break/><text:span text:style-name="T66">reads values from EFI environment. Unfortunately, the author did not find this function in WDK 7.1.0. Instead, the function is available starting with Windows 8 (see MSDN documentation). Its signature looks like this:</text:span></text:p>
      <text:p text:style-name="Quelltext-Ausschnitt">NTSTATUS ExGetFirmwareEnvironmentVariable(</text:p>
      <text:p text:style-name="Quelltext-Ausschnitt"><text:s text:c="2"/>_In_ <text:s text:c="5"/>PUNICODE_STRING VariableName,</text:p>
      <text:p text:style-name="Quelltext-Ausschnitt"><text:s text:c="2"/>_In_ <text:s text:c="5"/>LPGUID <text:s text:c="9"/>VendorGuid,</text:p>
      <text:p text:style-name="Quelltext-Ausschnitt"><text:s text:c="2"/>_Out_opt_ PVOID <text:s text:c="10"/>Value,</text:p>
      <text:p text:style-name="Quelltext-Ausschnitt"><text:s text:c="2"/>_Inout_ <text:s text:c="2"/>PULONG <text:s text:c="9"/>ValueLength,</text:p>
      <text:p text:style-name="Quelltext-Ausschnitt"><text:s text:c="2"/>_Out_opt_ PULONG <text:s text:c="9"/>Attributes</text:p>
      <text:p text:style-name="Quelltext-Ausschnitt">);</text:p>
      <text:p text:style-name="P62">This function is part of WDK 8.1 and not WDK 7.1. WDK 8.1 supports the development of drivers for Windows 7, <text:span text:style-name="T70">Windows 8</text:span> and Windows 8.<text:span text:style-name="T70">1</text:span>; Windows XP (and below) drivers seems not to be supported. <text:span text:style-name="T67">Since the CipherShed driver project in Visual Studio is based on a makefile (and “nmake”), the author created a new Visual Studio project to build the CipherShed driver using WDK 8.1 (for details see below). </text:span></text:p>
      <text:p text:style-name="P64">For the described reasons, it might be reasonable to switch the CipherShed development environment in the future towards Visual Studio Community 2013 including WDK 8.1 <text:span text:style-name="T84">or newer versions</text:span>. This might imply that Windows XP and older versions are not supported <text:span text:style-name="T69">anymore</text:span>, especially for the driver development. On the other hand, Windows XP is supposed to be insecure and outdated anyway, hence it might be acceptable not to provide new CipherShed versions for these systems.</text:p>
      <text:h text:style-name="Heading_20_2" text:outline-level="2"><text:bookmark-start text:name="__RefHeading__623_1625447100"/>Changes and Requirements to the CipherShed OS Driver<text:bookmark-end text:name="__RefHeading__623_1625447100"/></text:h>
      <text:p text:style-name="P51">As already mentioned in section <text:bookmark-ref text:reference-format="number-all-superior" text:ref-name="__RefHeading__607_1625447100">4.2.3</text:bookmark-ref>, the hand-over of data between the loader and the OS driver need to be adjusted. Also, the location of the volume header changes, that was stored in the first sector of the encrypted partition in MBR based media. The author expects the following aspects to be changed in the OS driver to support the EFI loader:</text:p>
      <text:list xml:id="list6315140879209368946" text:style-name="L18">
        <text:list-item>
          <text:p text:style-name="P134">replace the kind of data hand-over from a fixed memory location to an EFI service providing the data in an EFI variable</text:p>
        </text:list-item>
        <text:list-item>
          <text:p text:style-name="P134">adjust the structure of the <text:span text:style-name="T71">hand-over </text:span>data block from the EFI loader: the old data structure contains some pointers to further physical memory locations that make no sense when using an EFI service</text:p>
        </text:list-item>
        <text:list-item>
          <text:p text:style-name="P134">adjust the access to the volume header: The old OS driver keeps the user password and accesses the volume header data at the <text:span text:style-name="T56">OS </text:span>partition. This might be not necessary: The only situation when the volume header needs to be accessed is the change of the user password. For that purpose (and for deinstallation of course) the location of the volume header file (including the <text:span text:style-name="T94">G</text:span>UID of the partition where it is stored) needs to be handed over from the loader to the OS driver. <text:span text:style-name="T49">This concept supports the storage of the volume header at an </text:span><text:soft-page-break/><text:span text:style-name="T49">external media: In case of a requested password change the external media needs to be connected, the OS detects the right partition using the known GUID containing the volume header. This implies another change:</text:span></text:p>
        </text:list-item>
        <text:list-item>
          <text:p text:style-name="P135">change the password management (see above): Since the volume header is stored in another way, the password change procedure must be reworked. Also, empty passwords need to be supported, especially in case when the volume header is stored on an external media that is used as security token (see section <text:bookmark-ref text:reference-format="number-all-superior" text:ref-name="__RefHeading__625_1625447100">7.3</text:bookmark-ref>).</text:p>
        </text:list-item>
      </text:list>
      <text:p text:style-name="P55">The boot behavior of the Windows 8.1 EFI loader was analyzed and documented in the paper <text:bibliography-mark text:identifier="WINBOOT" text:bibliography-type="www" text:address="news.saferbytes.it/analisi/2013/10/windows-uefi-startup-a-technical-overview/" text:editor="SaferBytes IT Security" text:title="Windows UEFI startup – A technical overview" text:year="2013" text:url="http://news.saferbytes.it/analisi/2013/10/windows-uefi-startup-a-technical-overview/">[WINBOOT]</text:bibliography-mark>. It might be an interesting source for troubleshooting of the OS boot process.</text:p>
      <text:h text:style-name="Heading_20_2" text:outline-level="2"><text:bookmark-start text:name="__RefHeading__625_1625447100"/><text:s/>Booting from removable Media<text:bookmark-end text:name="__RefHeading__625_1625447100"/></text:h>
      <text:p text:style-name="Text_20_body">Booting from a removable media means, that the CipherShed EFI loader and the volume header is not stored at the same hard disk as the encrypted OS. Since all key material is contained in the volume header, this <text:span text:style-name="T50">approach implements a two-factor authentication of the user: Only if the user owns the removable media and knows the correct password, the system can be accessed. This option shall also support an empty user password: Although the security level is decreased by this measure, the user still needs to present the removable media as security token to the system.</text:span></text:p>
      <text:p text:style-name="Text_20_body">The technical aspects for the booting from a removable media are already contained in section <text:bookmark-ref text:reference-format="number-all-superior" text:ref-name="__RefHeading__2326_473864684">6.4.3</text:bookmark-ref>.</text:p>
      <text:h text:style-name="Heading_20_2" text:outline-level="2"><text:bookmark-start text:name="__RefHeading__1870_1245663920"/>Current Development Status<text:bookmark-end text:name="__RefHeading__1870_1245663920"/></text:h>
      <text:p text:style-name="P53">At the time of writing this paper, the EFI related issues of the CipherShed controller and driver are implemented and partly tested. This comprises the flow control of the controller as well as the driver binding protocol providing the start and initialization of the driver. Also implemented are all described protocols that the driver provides. </text:p>
      <text:p text:style-name="P56">The cryptographic part is also implemented and partly tested. This includes the decryption and parsing of the volume header as well as the functions to encrypt and decrypt sector data from encrypted media based on the master key from the volume header. The cryptographic functions are taken from the TrueCrypt source. They needed some modifications to adjust the sources to the EFI environment. All tests in this area were performed using a little-endian architecture (32 bit and 64 bit). In case of big-endian systems, the cryptographic part will probably not work and needs a special version of the EFI loader.</text:p>
      <text:p text:style-name="P57">The user interface is implemented as well. It only supports the text based interface similar to the TrueCrypt loader. Although the EFI library also contains mouse support, different display resolution and even graphical output, the author decided to stay with text based interface using the default display resolution. Graphical support might be implemented later if somebody thinks that the effort is justified.</text:p>
      <text:p text:style-name="P57"><text:soft-page-break/>The service menu is implemented as described in chapter <text:bookmark-ref text:reference-format="number-all-superior" text:ref-name="__RefHeading__1333_1611771259">5</text:bookmark-ref>. It reflects the author's opinion of meaningful options.</text:p>
      <text:p text:style-name="P71">The author successfully tested the EFI loader together with an adjusted version of the Windows driver (truecrypt.sys). This driver adjustment is more regarded as “proof of concept” instead of a new version of the Windows driver. It was manually installed and basically tested on an encrypted Windows 8.1 system using VMWare player. </text:p>
      <text:p text:style-name="P52">The following aspects are still unfinished:</text:p>
      <text:list xml:id="list225983869067644825" text:style-name="L19">
        <text:list-item>
          <text:p text:style-name="P136">No tests were performed with removable media.</text:p>
        </text:list-item>
      </text:list>
      <text:p text:style-name="P72">The current version of EFI loader sourcecode is available at <text:bookmark-start text:name="__DdeLink__1803_1549979834"/><text:bibliography-mark text:identifier="SOURCECODE" text:bibliography-type="www" text:address="github.com/f-n/CipherShed/tree/efi/src/Boot/EFI" text:editor="Falk Nedwal" text:title="Sourcecode of the CipherShed EFI Boot Loader" text:url="https://github.com/f-n/CipherShed/tree/efi/src/Boot/EFI">[SOURCECODE]</text:bibliography-mark>.<text:bookmark-end text:name="__DdeLink__1803_1549979834"/></text:p>
      <text:h text:style-name="Heading_20_2" text:outline-level="2"><text:bookmark-start text:name="__RefHeading__2975_1338518778"/>Hints for Windows Driver Development<text:bookmark-end text:name="__RefHeading__2975_1338518778"/></text:h>
      <text:p text:style-name="P73">This section shall document the author's approach and experiences of the Windows driver development. It is intended to reproduce the setup of the development environment by interested developers who are willing to support the project. Since the author has very few experiences in Windows software development, he is not willing to finalize the development of the new driver version. </text:p>
      <text:p text:style-name="P73">In <text:span text:style-name="T87">case of the author's approach</text:span>, the setup of a development environment to build and test the Windows EFI driver consists of the following steps:</text:p>
      <text:list xml:id="list4288060984062454774" text:style-name="L20">
        <text:list-item>
          <text:p text:style-name="P137">Setup of the build environment for the EFI boot loader <text:span text:style-name="T95">for creation of the current version of the EFI loader</text:span>. This procedure is described <text:s/>in previous chapters of this paper.</text:p>
        </text:list-item>
        <text:list-item>
          <text:p text:style-name="P137"><text:bookmark-start text:name="__DdeLink__1961_1338518778"/>Creat<text:span text:style-name="T95">ion of</text:span> a volume header file for test purposes.</text:p>
        </text:list-item>
        <text:list-item>
          <text:p text:style-name="P137">Setup of the development environment for the Windows driver.</text:p>
        </text:list-item>
        <text:list-item>
          <text:p text:style-name="P137">Setup of test environment based on virtualization<text:bookmark-end text:name="__DdeLink__1961_1338518778"/>.</text:p>
        </text:list-item>
      </text:list>
      <text:p text:style-name="P73">These steps are described in the following sections <text:bookmark-ref text:reference-format="number-all-superior" text:ref-name="__RefHeading__2977_1338518778">7.5.1</text:bookmark-ref> <text:span text:style-name="T93">to </text:span><text:span text:style-name="T93"><text:bookmark-ref text:reference-format="number-all-superior" text:ref-name="__RefHeading__2981_1338518778">7.5.3</text:bookmark-ref></text:span> in more detail. </text:p>
      <text:p text:style-name="P73">From the author's point of view, the following main tasks are still to do in order to release a new CipherShed version containing EFI loader support:</text:p>
      <text:list xml:id="list1791877233141838957" text:style-name="L21">
        <text:list-item>
          <text:p text:style-name="P138">Update the Windows driver to support GPT partitions: Currently the code is restricted to MBR based hard disks, on dedicated places the code should be extended.</text:p>
        </text:list-item>
        <text:list-item>
          <text:p text:style-name="P138"><text:span text:style-name="T85">U</text:span>pdate the CipherShed application in order to support the volume header <text:span text:style-name="T95">storage for the encrypted system partition in</text:span> main memory instead of the disk. This <text:span text:style-name="T85">also implies a change of the password management for system partition encryption, since the volume header file might be stored at an external media.</text:span></text:p>
        </text:list-item>
        <text:list-item>
          <text:p text:style-name="P139">Update the setup program (or the “format” program) that enables the system disk encryption <text:span text:style-name="T95">of GPT based partitions</text:span>. The setup process of the EFI boot loader needs to be implemented <text:soft-page-break/>as described in section <text:bookmark-ref text:reference-format="number-all-superior" text:ref-name="__RefHeading__615_1625447100">6.4</text:bookmark-ref>. Also, the volume header file needs to be created, this step is similar to the TrueCrypt volume header creation, its structure is compatible to the TrueCrypt format.</text:p>
        </text:list-item>
        <text:list-item>
          <text:p text:style-name="P138"><text:span text:style-name="T86">P</text:span>erform more tests <text:span text:style-name="T86">of the EFI boot loader together with the other components. </text:span></text:p>
        </text:list-item>
      </text:list>
      <text:h text:style-name="Heading_20_3" text:outline-level="3"><text:bookmark-start text:name="__RefHeading__2977_1338518778"/>Create a volume header file for test purposes<text:bookmark-end text:name="__RefHeading__2977_1338518778"/></text:h>
      <text:p text:style-name="P74">In order to address the chicken-and-egg problem, an initial volume header file needs to be created for test purposes. This volume header shall contain the volume data of the intended test system (<text:span text:style-name="T95">for example </text:span>a GPT based Windows 8 installation inside a VMWare player). Hence, the disk of the test system must be analyzed to get the partition start offset and the partition size. Also, the GUID of the intended Windows partition must be detected. </text:p>
      <text:p text:style-name="P74">The volume header can be created by a (temporarily) modified version of the CipherShed controller application. The source code contains some disabled code that can be used for this purpose. The author used a smaller value of the partition size than the real partition size. This increases the speed of the permanent encryption/decryption process by the EFI loader and is sufficient for testing the loader.</text:p>
      <text:h text:style-name="Heading_20_3" text:outline-level="3"><text:bookmark-start text:name="__RefHeading__2979_1338518778"/>Setup of the development environment for the Windows driver<text:bookmark-end text:name="__RefHeading__2979_1338518778"/></text:h>
      <text:p text:style-name="P75">As discussed in section <text:bookmark-ref text:reference-format="number-all-superior" text:ref-name="__RefHeading___Toc1394_1980366387">7.1</text:bookmark-ref>, the WDK 8.1 or later is required to build the driver. This WDK version is not compatible with the existing Visual Studio project to build the driver. This existing project uses a dedicated makefile that calls a build script which is not compatible with the WDK 8.1. <text:span text:style-name="T88">The following approach was successfully tested:</text:span></text:p>
      <text:list xml:id="list6577939828592586647" text:style-name="L22">
        <text:list-item>
          <text:p text:style-name="P140">The build environment for CipherShed was installed as described in the project WiKi. The build process was successfully tested.</text:p>
        </text:list-item>
        <text:list-item>
          <text:p text:style-name="P140">Setup the free Visual Studio <text:span text:style-name="T94">Community</text:span> 2013 (newer version shall work as well).</text:p>
        </text:list-item>
        <text:list-item>
          <text:p text:style-name="P140">Setup WDK 8.1.</text:p>
        </text:list-item>
        <text:list-item>
          <text:p text:style-name="P140">Import the CipherShed solution into the new version of Visual Studio, the build process should work with few adjustments.</text:p>
        </text:list-item>
        <text:list-item>
          <text:p text:style-name="P140">Add a new project for the EFI driver to the solution. This shall be based on the new WDK and <text:span text:style-name="T89">n</text:span>ot be based on the old makefile. A lot of adjustments are required to be able to build the driver. Especially the Compiler and Linker switches shall be copied from the old driver project. The assembly settings need to be adjusted too. The author defined the settings for the “Win8.1 Debug” and “Win8.1 Release” environment for “win32” and “x64”. </text:p>
        </text:list-item>
      </text:list>
      <text:p text:style-name="P77">The solution and project files for Visual Studio are checked in the “EFI” branch, see <text:span text:style-name="T96"><text:bibliography-mark text:identifier="SOURCECODE" text:bibliography-type="www" text:address="github.com/f-n/CipherShed/tree/efi/src/Boot/EFI" text:editor="Falk Nedwal" text:title="Sourcecode of the CipherShed EFI Boot Loader" text:url="https://github.com/f-n/CipherShed/tree/efi/src/Boot/EFI">[SOURCECODE]</text:bibliography-mark></text:span><text:span text:style-name="T96">.</text:span></text:p>
      <text:h text:style-name="Heading_20_3" text:outline-level="3"><text:bookmark-start text:name="__RefHeading__2981_1338518778"/><text:soft-page-break/>Setup of test environment based on virtualization<text:bookmark-end text:name="__RefHeading__2981_1338518778"/></text:h>
      <text:p text:style-name="P76">Once again, there is a chicken-and-egg problem when setting up the test environment: There is no setup process to install or update the driver and the loader. The loader installation is done manually as described above. For updating the <text:span text:style-name="T95">EFI </text:span>loader during the development process, the author uses an EFI batch file that copies and replaces the loader from a connected USB stick when the EFI shell is started. In this case the boot menu <text:span text:style-name="T95">of the test system </text:span>has to have an entry to start an EFI shell.</text:p>
      <text:p text:style-name="P76">The setup of the Windows test and debug environment requires some steps that are described now:</text:p>
      <text:list xml:id="list1052958558970784399" text:style-name="L23">
        <text:list-item>
          <text:p text:style-name="P141">First, the CipherShed software is installed by the original CipherShed setup. This correctly installs the Windows driver “truecrypt.sys” that can be replaced later with the own driver.</text:p>
        </text:list-item>
        <text:list-item>
          <text:p text:style-name="P142">Usually, Windows 8 does not accept foreign drivers that are not correctly signed. In order to play and debug with unsigned drivers, this <text:span text:style-name="T97">behavior </text:span>can be disabled:</text:p>
        </text:list-item>
      </text:list>
      <text:p text:style-name="P95">bcdedit -Set LoadOptions DDISABLE_INTEGRITY_CHECKS<text:line-break/>bcdedit -Set TESTSIGNING ON</text:p>
      <text:p text:style-name="P79">The settings can be taken back with these commands:</text:p>
      <text:p text:style-name="Quelltext-Ausschnitt">bcdedit -Set LoadOptions EENABLE_INTEGRITY_CHECKS<text:line-break/>bcdedit -Set TESTSIGNING OFF</text:p>
      <text:list xml:id="list6936481224737675488" text:style-name="L24">
        <text:list-item>
          <text:p text:style-name="P143">When the driver shall be replaces with an own one, the driver in c:\Windows\system32\drivers\truecrypt.sys is first renamed before a new file with this name is written to the disk, then a reboot is required.</text:p>
        </text:list-item>
        <text:list-item>
          <text:p text:style-name="P144">Since the usual CipherShed installation does not enable the driver as a filter driver for the Windows system partition, this must be done separately. It implies some changes in the Windows Registry that are normally done by the CipherShed “Format” program. In order to call the correct API functions, the author decided to patch the original “Format” program and develop a tool that enables these registry settings: Basically the settings are <text:span text:style-name="T97">used to f</text:span>orce the driver start<text:span text:style-name="T97">up</text:span> at system boot time and <text:span text:style-name="T97">to </text:span>register the driver as filter driver for the system partition. The author created a copy of the “Format” project in the CipherShed solution. The original application was stripped down to the required functionality. At the end, it accepts two command line switches: “install” and “uninstall” to perform the required actions. <text:span text:style-name="T90">BTW: one part of the job can easily done using regedit: To start the driver at boot time, change the DWORD value “Start” in HKLM/System/CurrentControlSet/services/truecrypt to 0x0.</text:span></text:p>
        </text:list-item>
        <text:list-item>
          <text:p text:style-name="P145">Driver debugging at the boot phase requires remote debugging. This is easy when virtualization is used and the host system is also Windows based: Connect the guest system with the host system <text:span text:style-name="T97">by</text:span> a virtual COM interface and use WinDbg at the host system as debugger (Visual Studio shall also be possible, the author used WinDbg). At the guest system, the settings are defined by the following commands:</text:p>
        </text:list-item>
      </text:list>
      <text:p text:style-name="Quelltext-Ausschnitt"><text:soft-page-break/>bcdedit /debug on<text:line-break/>bcdedit /dbgsettings serial debugport:2 baudrate:115200</text:p>
      <text:p text:style-name="P80"><text:span text:style-name="T91">This implies that at the VMWare player the serial port COM1 needs to be defined. It needs to be connected to a pipe with a name like “\\.\pipe\com_1”. WinDbg can be called with some command line options in order to enable the necessary environment. The author used a batch file at the host system that first starts the </text:span><text:bookmark-start text:name="__DdeLink__2745_1338518778"/><text:span text:style-name="T91">virtualized</text:span><text:bookmark-end text:name="__DdeLink__2745_1338518778"/><text:span text:style-name="T91"> guest system and then starts the debugger, it looks like this:</text:span></text:p>
      <text:p text:style-name="Quelltext-Ausschnitt">start /b "C:\Program Files (x86)\VMware\VMware Player\vmplayer.exe" "v:\VM\Windows 8 x64.vmx"<text:line-break/><text:line-break/>"C:\Program Files (x86)\Windows Kits\8.1\Debuggers\x86\windbg.exe" -d -y c:\users\fn\downloads\driver;srv*https://msdl.microsoft.com/download/symbols -c "ed kd_default_mask 0x8" -k com:pipe,port=\\.\pipe\com_1,resets=0,reconnect</text:p>
      <text:p text:style-name="P81">The command line options also set the path for the debug symbols and defines a<text:span text:style-name="T97">n</text:span> output filter mask to enable t<text:span text:style-name="T97">he</text:span> output of the DbgPrintEx() function of the Windows debugging API.</text:p>
      <text:h text:style-name="Heading_20_2" text:outline-level="2"><text:bookmark-start text:name="__RefHeading__1363_411862282"/>Open Problems<text:bookmark-end text:name="__RefHeading__1363_411862282"/></text:h>
      <text:p text:style-name="P54">For the following issues, the author actually has no idea:</text:p>
      <text:list xml:id="list6917946012898845483" text:style-name="L25">
        <text:list-item>
          <text:p text:style-name="P146">TrueCrypt offers the feature of a “hidden volume”. It is still unclear whether this feature can be implemented in a compatible way using GPT based hard disks. <text:span text:style-name="T51">If a hidden volume is present, a second volume header file would be required. In that case it is not hidden anymore: The second volume header file indicates the existence of a second volume. Hence, a new concept for hidden volumes need to be defined: The management sectors of GPT based media (the GPT headers) are not suitable to be misused to store hidden data. Maybe the volume header of a hidden partition can be stored somewhere inside an encrypted GPT partition (for example as its first sector).</text:span></text:p>
        </text:list-item>
      </text:list>
      <text:p text:style-name="P147">The following issue is still on the TODO list of the author:</text:p>
      <text:list xml:id="list4004250399226497315" text:style-name="L26">
        <text:list-item>
          <text:p text:style-name="P148">The CipherShed loader still does not support “Secure Boot”. When Secure Boot is enabled in the EFI BIOS then the <text:bookmark-start text:name="__DdeLink__1872_639847379"/>CipherShed<text:bookmark-end text:name="__DdeLink__1872_639847379"/> loader is regarded as untrusted and will be blocked. Further, the CipherShed loader itself does currently not check the trustworthiness of the EFI OS loader file that it calls. </text:p>
        </text:list-item>
      </text:list>
      <text:p text:style-name="P10"/>
      <text:bibliography text:style-name="Sect1" text:protected="true" text:name="Literaturverzeichnis1">
        <text:bibliography-source>
          <text:index-title-template text:style-name="Bibliography_20_Heading">References</text:index-title-template>
          <text:bibliography-entry-template text:bibliography-type="article"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etont"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Literaturverzeichnis1_Head">
            <text:p text:style-name="Bibliography_20_Heading">References</text:p>
          </text:index-title>
          <text:p text:style-name="P99">BEYOND: Vincent Zimmer, Michael Rothman, Suresh Marisetty, Beyond BIOS: Developing withe the Unified Extensible Firmware Interface, 2010</text:p>
          <text:p text:style-name="P99">DRVGUIDE: <text:s text:c="2"/>Driver Writer's Guide for UEFI 2.3.1, 2012</text:p>
          <text:p text:style-name="P99">EDK2: EDK II, http://www.tianocore.org/edk2/</text:p>
          <text:p text:style-name="P99">EFIWIKI: Phoenix UEFI Wiki, </text:p>
          <text:p text:style-name="P99">GNUEFI: GNU EFI, http://sourceforge.net/projects/gnu-efi/</text:p>
          <text:p text:style-name="P99">OVMF: OVMF, http://www.tianocore.org/ovmf/</text:p>
          <text:p text:style-name="P99">SOURCECODE: Sourcecode of the CipherShed EFI Boot Loader, https://github.com/f-n/CipherShed/tree/efi/src/Boot/EFI</text:p>
          <text:p text:style-name="P99">SPEC: <text:s text:c="2"/>Unified Extensible Firmware Interface Specification, 2014</text:p>
          <text:p text:style-name="P99">SPEC25: <text:s text:c="2"/>Unified Extensible Firmware Interface Specification, 2015</text:p>
          <text:p text:style-name="P99">WINBOOT: Windows UEFI startup – A technical overview, http://news.saferbytes.it/analisi/2013/10/windows-uefi-startup-a-technical-overview/</text:p>
        </text:index-body>
      </text:bibliography>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auto-update="true"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color="#000000" fo:font-size="14pt" fo:font-weight="bold" style:font-size-asian="14pt" style:font-weight-asian="bold" style:font-size-complex="14pt" style:font-weight-complex="bold"/>
    </style:style>
    <style:style style:name="Contents_20_1" style:display-name="Contents 1" style:family="paragraph" style:parent-style-name="Index" style:auto-update="true"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auto-update="true"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auto-update="true"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List_20_1" style:display-name="List 1" style:family="paragraph" style:parent-style-name="List" style:class="list">
      <style:paragraph-properties fo:margin-left="6.35mm" fo:margin-right="0mm" fo:margin-top="0mm" fo:margin-bottom="2.12mm" loext:contextual-spacing="false" fo:text-indent="-6.35mm" style:auto-text-indent="false"/>
    </style:style>
    <style:style style:name="Bibliography_20_1" style:display-name="Bibliography 1" style:family="paragraph" style:parent-style-name="Index" style:class="index">
      <style:paragraph-properties fo:margin-left="0mm" fo:margin-right="0mm" fo:margin-top="0mm" fo:margin-bottom="2.5mm" loext:contextual-spacing="false" fo:text-indent="0mm" style:auto-text-indent="false">
        <style:tab-stops>
          <style:tab-stop style:position="170m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0mm" fo:margin-right="0mm" fo:text-indent="0mm" style:auto-text-indent="false"/>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Quelltext-Ausschnitt" style:family="paragraph" style:parent-style-name="Preformatted_20_Text" style:master-page-name="">
      <style:paragraph-properties fo:margin-left="5.08mm" fo:margin-right="5.08mm" fo:margin-top="0mm" fo:margin-bottom="1.5mm" loext:contextual-spacing="false" fo:keep-together="auto" fo:text-indent="0mm" style:auto-text-indent="false" style:page-number="auto" fo:padding="1.52mm" fo:border="0.06pt solid #000000" style:shadow="none" fo:keep-with-next="always">
        <style:tab-stops/>
      </style:paragraph-propertie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igure" style:family="paragraph" style:parent-style-name="Caption"/>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style style:name="Heading_20_5" style:display-name="Heading 5" style:family="paragraph" style:parent-style-name="Heading" style:class="text"/>
    <style:style style:name="Heading_20_4" style:display-name="Heading 4" style:family="paragraph" style:parent-style-name="Heading" style:class="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1" text:display-levels="4">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1" text:display-levels="5">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de" fo:country="DE">
      <text:sort-key text:key="identifier" text:sort-ascending="true"/>
    </text:bibliography-configuration>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justify" style:justify-single-word="false"/>
    </style:style>
    <style:style style:name="MP2" style:family="paragraph" style:parent-style-name="Footer">
      <style:paragraph-properties fo:text-align="end" style:justify-single-word="false"/>
    </style:style>
    <style:style style:name="MT1" style:family="text">
      <style:text-properties officeooo:rsid="003297fa"/>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6mm" fo:margin-left="0mm" fo:margin-right="0mm" fo:margin-bottom="4.99mm" fo:border-top="none" fo:border-bottom="0.06pt solid #000000" fo:border-left="none" fo:border-right="none" fo:padding="0.49mm" style:shadow="none" style:dynamic-spacing="false"/>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number:number-style style:name="N0">
      <number:number number:min-integer-digits="1"/>
    </number:number-style>
  </office:automatic-styles>
  <office:master-styles>
    <style:master-page style:name="Standard" style:page-layout-name="Mpm1">
      <style:header>
        <text:p text:style-name="MP1"><text:title>The CipherShed EFI Loader - Concepts and Implementation</text:title><text:tab/><text:span text:style-name="MT1">Version </text:span><text:span text:style-name="MT1"><text:user-defined style:data-style-name="N0" text:name="Version">0.8</text:user-defined></text:span></text:p>
      </style:header>
      <style:footer>
        <text:p text:style-name="MP2"><text:page-number text:select-page="current">30</text:page-number></text:p>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Index" style:page-layout-name="Mpm4">
      <style:footer>
        <text:p text:style-name="MP2"><text:page-number style:num-format="i"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5T11:10:53.305865328</meta:creation-date>
    <meta:generator>LibreOffice/4.3.3.2$Linux_x86 LibreOffice_project/430m0$Build-2</meta:generator>
    <dc:date>2016-03-05T17:08:19.407274393</dc:date>
    <meta:editing-duration>PT13H15M43S</meta:editing-duration>
    <meta:editing-cycles>115</meta:editing-cycles>
    <meta:keyword>UEFI</meta:keyword>
    <meta:keyword>EFI</meta:keyword>
    <meta:keyword>loader</meta:keyword>
    <meta:keyword>CipherShed</meta:keyword>
    <dc:subject>UEFI loader</dc:subject>
    <dc:title>The CipherShed EFI Loader - Concepts and Implementation</dc:title>
    <meta:document-statistic meta:table-count="1" meta:image-count="0" meta:object-count="3" meta:page-count="34" meta:paragraph-count="421" meta:word-count="10273" meta:character-count="64435" meta:non-whitespace-character-count="54364"/>
    <meta:user-defined meta:name="Version">0.8</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svg:stroke-width="0.02cm" draw:marker-start-width="0.23cm" draw:marker-end-width="0.23cm" draw:fill="none" draw:fill-color="#000000" draw:textarea-vertical-align="middle" fo:padding-top="0.135cm" fo:padding-bottom="0.135cm" fo:padding-left="0.26cm" fo:padding-right="0.26cm"/>
    </style:style>
    <style:style style:name="gr2" style:family="graphic" style:parent-style-name="standard">
      <style:graphic-properties draw:fill="solid" draw:fill-color="#ccccff" draw:textarea-horizontal-align="justify" draw:textarea-vertical-align="middle" draw:auto-grow-height="false" fo:min-height="0.42cm" fo:min-width="0.516cm"/>
    </style:style>
    <style:style style:name="gr3" style:family="graphic" style:parent-style-name="standard">
      <style:graphic-properties draw:fill="solid" draw:fill-color="#ccccff" draw:textarea-horizontal-align="justify" draw:textarea-vertical-align="middle" draw:auto-grow-height="false" fo:min-height="0.639cm" fo:min-width="3.818cm"/>
    </style:style>
    <style:style style:name="gr4" style:family="graphic" style:parent-style-name="standard">
      <style:graphic-properties draw:stroke="none" svg:stroke-color="#000000" draw:fill="none" draw:fill-color="#ffffff" draw:textarea-horizontal-align="left" draw:auto-grow-height="true" draw:auto-grow-width="true" fo:min-height="0.513cm" fo:min-width="3.177cm"/>
    </style:style>
    <style:style style:name="gr5" style:family="graphic" style:parent-style-name="standard">
      <style:graphic-properties draw:stroke="none" svg:stroke-color="#000000" draw:fill="none" draw:fill-color="#ffffff" draw:textarea-horizontal-align="left" draw:auto-grow-height="true" draw:auto-grow-width="true" fo:min-height="0.513cm" fo:min-width="3.431cm"/>
    </style:style>
    <style:style style:name="gr6" style:family="graphic" style:parent-style-name="standard">
      <style:graphic-properties draw:stroke="none" svg:stroke-color="#000000" draw:fill="none" draw:fill-color="#ffffff" draw:textarea-horizontal-align="left" draw:auto-grow-height="true" draw:auto-grow-width="true" fo:min-height="0.433cm" fo:min-width="3.444cm"/>
    </style:style>
    <style:style style:name="gr7" style:family="graphic" style:parent-style-name="standard">
      <style:graphic-properties draw:stroke="none" svg:stroke-color="#000000" draw:fill="none" draw:fill-color="#ffffff" draw:textarea-horizontal-align="left" draw:auto-grow-height="true" draw:auto-grow-width="true" fo:min-height="0.433cm" fo:min-width="4.544cm"/>
    </style:style>
    <style:style style:name="gr8" style:family="graphic" style:parent-style-name="standard">
      <style:graphic-properties draw:fill="solid" draw:fill-color="#ffd320" draw:textarea-horizontal-align="justify" draw:textarea-vertical-align="middle" draw:auto-grow-height="false" fo:min-height="0.639cm" fo:min-width="3.818cm"/>
    </style:style>
    <style:style style:name="gr9" style:family="graphic" style:parent-style-name="standard">
      <style:graphic-properties draw:stroke="none" svg:stroke-color="#000000" draw:fill="none" draw:fill-color="#ffffff" draw:textarea-horizontal-align="left" draw:auto-grow-height="true" draw:auto-grow-width="true" fo:min-height="1.025cm" fo:min-width="1.678cm"/>
    </style:style>
    <style:style style:name="gr10" style:family="graphic" style:parent-style-name="standard">
      <style:graphic-properties draw:fill="solid" draw:fill-color="#ffd320" draw:textarea-horizontal-align="justify" draw:textarea-vertical-align="middle" draw:auto-grow-height="false" fo:min-height="0.914cm" fo:min-width="1.226cm"/>
    </style:style>
    <style:style style:name="gr11" style:family="graphic" style:parent-style-name="standard">
      <style:graphic-properties draw:fill="solid" draw:fill-color="#000000" draw:textarea-horizontal-align="justify" draw:textarea-vertical-align="middle" draw:auto-grow-height="false" fo:min-height="0.512cm" fo:min-width="0.262cm"/>
    </style:style>
    <style:style style:name="gr12" style:family="graphic" style:parent-style-name="standard">
      <style:graphic-properties draw:fill="solid" draw:fill-color="#000000" draw:textarea-horizontal-align="justify" draw:textarea-vertical-align="middle" draw:auto-grow-height="false" fo:min-height="0cm" fo:min-width="0cm"/>
    </style:style>
    <style:style style:name="gr13" style:family="graphic" style:parent-style-name="objectwithoutfill">
      <style:graphic-properties svg:stroke-width="0.02cm" draw:marker-start-width="0.26cm" draw:marker-end="Arrow" draw:marker-end-width="0.36cm" draw:fill="none" draw:fill-color="#000000" draw:textarea-vertical-align="middle" fo:padding-top="0.135cm" fo:padding-bottom="0.135cm" fo:padding-left="0.26cm" fo:padding-right="0.26cm"/>
    </style:style>
    <style:style style:name="gr14" style:family="graphic" style:parent-style-name="standard">
      <style:graphic-properties draw:fill="solid" draw:fill-color="#cccccc" draw:textarea-horizontal-align="justify" draw:textarea-vertical-align="middle" draw:auto-grow-height="false" fo:min-height="0.639cm" fo:min-width="3.818cm"/>
    </style:style>
    <style:style style:name="gr15" style:family="graphic" style:parent-style-name="standard">
      <style:graphic-properties draw:fill="solid" draw:fill-color="#00ffff" draw:textarea-horizontal-align="justify" draw:textarea-vertical-align="middle" draw:auto-grow-height="false" fo:min-height="0.639cm" fo:min-width="3.818cm"/>
    </style:style>
    <style:style style:name="gr16" style:family="graphic" style:parent-style-name="objectwithoutfill">
      <style:graphic-properties draw:stroke="dash" draw:stroke-dash="Dashed_20__28_var_29_" draw:marker-end="Arrow" draw:marker-end-width="0.3cm" draw:fill="none" draw:fill-color="#000000"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true" fo:min-height="0.789cm" fo:min-width="2.47cm"/>
    </style:style>
    <style:style style:name="gr18"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19" style:family="graphic" style:parent-style-name="objectwithoutfill">
      <style:graphic-properties draw:marker-end="Arrow" draw:marker-end-width="0.3cm" draw:fill="none" draw:fill-color="#000000" draw:textarea-vertical-align="middle"/>
    </style:style>
    <style:style style:name="gr20" style:family="graphic" style:parent-style-name="standard">
      <style:graphic-properties draw:fill="solid" draw:fill-color="#c0c0c0" draw:textarea-horizontal-align="justify" draw:textarea-vertical-align="middle" draw:auto-grow-height="false" fo:min-height="0.451cm" fo:min-width="2.56cm"/>
    </style:style>
    <style:style style:name="gr21" style:family="graphic" style:parent-style-name="objectwithoutfill">
      <style:graphic-properties draw:stroke="dash" draw:stroke-dash="_32__20_Dots_20_1_20_Dash" draw:fill="solid" draw:fill-color="#000080" draw:textarea-vertical-align="middle"/>
    </style:style>
    <style:style style:name="gr22" style:family="graphic" style:parent-style-name="standard">
      <style:graphic-properties svg:stroke-width="0.001cm" draw:marker-start-width="0.202cm" draw:marker-end-width="0.202cm" draw:fill="solid" draw:fill-color="#e6e6e6" draw:textarea-horizontal-align="justify" draw:textarea-vertical-align="middle" draw:auto-grow-height="false" fo:min-height="0.174cm" fo:min-width="0cm"/>
    </style:style>
    <style:style style:name="gr23" style:family="graphic" style:parent-style-name="standard">
      <style:graphic-properties draw:fill="none" draw:fill-color="#000000" draw:textarea-vertical-align="middle" draw:auto-grow-height="false" fo:min-height="8.944cm" fo:min-width="0cm"/>
    </style:style>
    <style:style style:name="gr24" style:family="graphic" style:parent-style-name="standard">
      <style:graphic-properties draw:fill="none" draw:fill-color="#000000" draw:textarea-vertical-align="middle" draw:auto-grow-height="false" fo:min-height="3.826cm" fo:min-width="0cm"/>
    </style:style>
    <style:style style:name="gr25" style:family="graphic" style:parent-style-name="standard">
      <style:graphic-properties draw:fill="none" draw:fill-color="#000000" draw:textarea-vertical-align="middle" draw:auto-grow-height="false" fo:min-height="6.101cm" fo:min-width="0cm"/>
    </style:style>
    <style:style style:name="gr26" style:family="graphic" style:parent-style-name="standard">
      <style:graphic-properties draw:stroke="none" svg:stroke-color="#000000" draw:fill="none" draw:fill-color="#ffffff" draw:textarea-horizontal-align="left" draw:auto-grow-height="true" draw:auto-grow-width="true" fo:min-height="1.729cm" fo:min-width="2.826cm"/>
    </style:style>
    <style:style style:name="gr27" style:family="graphic" style:parent-style-name="standard">
      <style:graphic-properties draw:stroke="none" svg:stroke-color="#000000" draw:fill="none" draw:fill-color="#ffffff" draw:textarea-horizontal-align="left" draw:auto-grow-height="true" draw:auto-grow-width="true" fo:min-height="1.297cm" fo:min-width="2.203cm"/>
    </style:style>
    <style:style style:name="gr28" style:family="graphic" style:parent-style-name="standard">
      <style:graphic-properties draw:stroke="none" svg:stroke-color="#000000" draw:fill="none" draw:fill-color="#ffffff" draw:textarea-horizontal-align="left" draw:auto-grow-height="true" draw:auto-grow-width="true" fo:min-height="1.297cm" fo:min-width="2.495cm"/>
    </style:style>
    <style:style style:name="gr29" style:family="graphic" style:parent-style-name="standard">
      <style:graphic-properties draw:stroke="none" svg:stroke-color="#000000" draw:fill="none" draw:fill-color="#ffffff" draw:textarea-horizontal-align="left" draw:auto-grow-height="true" draw:auto-grow-width="true" fo:min-height="0.395cm" fo:min-width="1.505cm"/>
    </style:style>
    <style:style style:name="gr30" style:family="graphic" style:parent-style-name="standard">
      <style:graphic-properties draw:stroke="none" svg:stroke-color="#000000" draw:fill="none" draw:fill-color="#ffffff" draw:textarea-horizontal-align="left" draw:auto-grow-height="true" draw:auto-grow-width="true" fo:min-height="0.395cm" fo:min-width="0.688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text-properties fo:font-size="13pt" style:font-size-asian="13pt" style:font-size-complex="13pt"/>
    </style:style>
    <style:style style:name="P4" style:family="paragraph">
      <style:text-properties fo:font-size="11pt" style:font-size-asian="11pt" style:font-size-complex="11pt"/>
    </style:style>
    <style:style style:name="P5" style:family="paragraph">
      <style:text-properties fo:font-size="10pt" style:font-size-asian="10pt" style:font-size-complex="10pt"/>
    </style:style>
    <style:style style:name="P6" style:family="paragraph">
      <style:paragraph-properties fo:text-align="center"/>
      <style:text-properties fo:font-size="10pt" style:font-size-asian="10pt" style:font-size-complex="10pt"/>
    </style:style>
    <style:style style:name="P7" style:family="paragraph">
      <style:paragraph-properties fo:text-align="center"/>
      <style:text-properties fo:font-size="12pt" style:font-size-asian="12pt" style:font-size-complex="12pt"/>
    </style:style>
    <style:style style:name="T1" style:family="text">
      <style:text-properties fo:font-size="11pt" style:font-size-asian="11pt" style:font-size-complex="11pt"/>
    </style:style>
    <style:style style:name="T2" style:family="text">
      <style:text-properties fo:font-size="13pt" style:font-size-asian="13pt" style:font-size-complex="13pt"/>
    </style:style>
    <style:style style:name="T3" style:family="text">
      <style:text-properties fo:font-size="10pt" style:font-size-asian="10pt" style:font-size-complex="10pt"/>
    </style:style>
    <style:style style:name="T4"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connector draw:style-name="gr1" draw:text-style-name="P1" draw:layer="layout" draw:type="line" svg:x1="12.079cm" svg:y1="6.712cm" svg:x2="12.085cm" svg:y2="6.928cm" draw:start-shape="id1" draw:start-glue-point="6" draw:end-shape="id2" draw:end-glue-point="0" svg:d="M12079 6712l6 216" svg:viewBox="0 0 7 217">
          <text:p/>
        </draw:connector>
        <draw:custom-shape draw:style-name="gr2" draw:text-style-name="P1" xml:id="id11" draw:id="id11" draw:layer="layout" svg:width="1.016cm" svg:height="1.27cm" svg:x="3.623cm" svg:y="0.63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 draw:text-style-name="P2" xml:id="id10" draw:id="id10" draw:layer="layout" svg:width="4.318cm" svg:height="0.889cm" svg:x="1.96cm" svg:y="3.683cm">
          <text:p text:style-name="P1"><text:span text:style-name="T1">bus driver (e.g. SATA)</text:span></text:p>
          <draw:enhanced-geometry svg:viewBox="0 0 21600 21600" draw:glue-points="10800 0 0 10800 10800 21600 21600 10800" draw:type="flowchart-process" draw:enhanced-path="M 0 0 L 21600 0 21600 21600 0 21600 0 0 Z N"/>
        </draw:custom-shape>
        <draw:custom-shape draw:style-name="gr3" draw:text-style-name="P2" xml:id="id13" draw:id="id13" draw:layer="layout" svg:width="4.318cm" svg:height="0.889cm" svg:x="1.96cm" svg:y="5.842cm">
          <text:p text:style-name="P1"><text:span text:style-name="T1">hard disk driver</text:span></text:p>
          <draw:enhanced-geometry svg:viewBox="0 0 21600 21600" draw:glue-points="10800 0 0 10800 10800 21600 21600 10800" draw:type="flowchart-process" draw:enhanced-path="M 0 0 L 21600 0 21600 21600 0 21600 0 0 Z N"/>
        </draw:custom-shape>
        <draw:frame draw:style-name="gr4" draw:text-style-name="P3" draw:layer="layout" svg:width="3.677cm" svg:height="0.763cm" svg:x="0.193cm" svg:y="4.84cm">
          <draw:text-box>
            <text:p><text:span text:style-name="T2">disk IO protocol</text:span></text:p>
          </draw:text-box>
        </draw:frame>
        <draw:custom-shape draw:style-name="gr3" draw:text-style-name="P2" xml:id="id15" draw:id="id15" draw:layer="layout" svg:width="4.318cm" svg:height="0.889cm" svg:x="1.96cm" svg:y="7.947cm">
          <draw:glue-point draw:id="8" svg:x="-2.607cm" svg:y="5.016cm"/>
          <draw:glue-point draw:id="9" svg:x="2.487cm" svg:y="5.016cm"/>
          <text:p text:style-name="P1"><text:span text:style-name="T1">filesystem driver (VFAT)</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 draw:text-style-name="P3" draw:layer="layout" svg:width="3.931cm" svg:height="0.763cm" svg:x="0cm" svg:y="6.963cm">
          <draw:text-box>
            <text:p><text:span text:style-name="T2">block IO protocol</text:span></text:p>
          </draw:text-box>
        </draw:frame>
        <draw:frame draw:style-name="gr6" draw:text-style-name="P4" draw:layer="layout" svg:width="3.944cm" svg:height="0.683cm" svg:x="2.02cm" svg:y="0.045cm">
          <draw:text-box>
            <text:p><text:span text:style-name="T1">EFI system partition</text:span></text:p>
          </draw:text-box>
        </draw:frame>
        <draw:custom-shape draw:style-name="gr2" draw:text-style-name="P1" xml:id="id5" draw:id="id5" draw:layer="layout" svg:width="1.016cm" svg:height="1.27cm" svg:x="11.593cm" svg:y="0.60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 draw:text-style-name="P2" xml:id="id3" draw:id="id3" draw:layer="layout" svg:width="4.318cm" svg:height="0.889cm" svg:x="9.92cm" svg:y="3.664cm">
          <text:p text:style-name="P1"><text:span text:style-name="T1">bus driver (e.g. SATA)</text:span></text:p>
          <draw:enhanced-geometry svg:viewBox="0 0 21600 21600" draw:glue-points="10800 0 0 10800 10800 21600 21600 10800" draw:type="flowchart-process" draw:enhanced-path="M 0 0 L 21600 0 21600 21600 0 21600 0 0 Z N"/>
        </draw:custom-shape>
        <draw:custom-shape draw:style-name="gr3" draw:text-style-name="P2" xml:id="id1" draw:id="id1" draw:layer="layout" svg:width="4.318cm" svg:height="0.889cm" svg:x="9.92cm" svg:y="5.823cm">
          <text:p text:style-name="P1"><text:span text:style-name="T1">hard disk driver</text:span></text:p>
          <draw:enhanced-geometry svg:viewBox="0 0 21600 21600" draw:glue-points="10800 0 0 10800 10800 21600 21600 10800" draw:type="flowchart-process" draw:enhanced-path="M 0 0 L 21600 0 21600 21600 0 21600 0 0 Z N"/>
        </draw:custom-shape>
        <draw:frame draw:style-name="gr4" draw:text-style-name="P3" draw:layer="layout" svg:width="3.677cm" svg:height="0.763cm" svg:x="8.19cm" svg:y="4.807cm">
          <draw:text-box>
            <text:p><text:span text:style-name="T2">disk IO protocol</text:span></text:p>
          </draw:text-box>
        </draw:frame>
        <draw:frame draw:style-name="gr5" draw:text-style-name="P3" draw:layer="layout" svg:width="3.931cm" svg:height="0.763cm" svg:x="7.86cm" svg:y="6.944cm">
          <draw:text-box>
            <text:p><text:span text:style-name="T2">block IO protocol</text:span></text:p>
          </draw:text-box>
        </draw:frame>
        <draw:frame draw:style-name="gr7" draw:text-style-name="P4" draw:layer="layout" svg:width="5.044cm" svg:height="0.683cm" svg:x="9.573cm" svg:y="0cm">
          <draw:text-box>
            <text:p><text:span text:style-name="T1">encrypted system partition</text:span></text:p>
          </draw:text-box>
        </draw:frame>
        <draw:custom-shape draw:style-name="gr8" draw:text-style-name="P2" xml:id="id7" draw:id="id7" draw:layer="layout" svg:width="4.318cm" svg:height="0.889cm" svg:x="9.98cm" svg:y="10.279cm">
          <draw:glue-point draw:id="8" svg:x="-2.422cm" svg:y="-4.724cm"/>
          <text:p text:style-name="P1"><text:span text:style-name="T1">CipherShed driver</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 draw:text-style-name="P3" draw:layer="layout" svg:width="2.178cm" svg:height="1.275cm" svg:x="12.361cm" svg:y="11.445cm">
          <draw:text-box>
            <text:p><text:span text:style-name="T2">block IO</text:span></text:p>
            <text:p><text:span text:style-name="T2">protocol</text:span></text:p>
          </draw:text-box>
        </draw:frame>
        <draw:custom-shape draw:style-name="gr8" draw:text-style-name="P2" xml:id="id16" draw:id="id16" draw:layer="layout" svg:width="4.318cm" svg:height="0.889cm" svg:x="1.981cm" svg:y="10.279cm">
          <text:p text:style-name="P1"><text:span text:style-name="T1">CipherShed controll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2" xml:id="id20" draw:id="id20" draw:layer="layout" svg:width="1.726cm" svg:height="1.164cm" svg:x="7.011cm" svg:y="12.641cm">
          <text:p text:style-name="P1"><text:span text:style-name="T1">crypto-</text:span></text:p>
          <text:p text:style-name="P1"><text:span text:style-name="T1">engin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2" xml:id="id19" draw:id="id19" draw:layer="layout" svg:width="1.726cm" svg:height="1.164cm" svg:x="4.879cm" svg:y="12.642cm">
          <text:p text:style-name="P1"><text:span text:style-name="T1">runtime-</text:span></text:p>
          <text:p text:style-name="P1"><text:span text:style-name="T1">driv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2" xml:id="id18" draw:id="id18" draw:layer="layout" svg:width="1.726cm" svg:height="1.164cm" svg:x="2.68cm" svg:y="12.643cm">
          <text:p text:style-name="P1"><text:span text:style-name="T1">flow-</text:span></text:p>
          <text:p text:style-name="P1"><text:span text:style-name="T1">control</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2" xml:id="id17" draw:id="id17" draw:layer="layout" svg:width="1.726cm" svg:height="1.164cm" svg:x="0.481cm" svg:y="12.644cm">
          <text:p text:style-name="P1"><text:span text:style-name="T1">user-</text:span></text:p>
          <text:p text:style-name="P1"><text:span text:style-name="T1">interface</text:span></text:p>
          <draw:enhanced-geometry svg:viewBox="0 0 21600 21600" draw:mirror-horizontal="false" draw:mirror-vertical="false" draw:glue-points="10800 0 0 10800 10800 21600 21600 10800" draw:type="flowchart-process" draw:enhanced-path="M 0 0 L 21600 0 21600 21600 0 21600 0 0 Z N"/>
        </draw:custom-shape>
        <draw:g xml:id="id2" draw:id="id2">
          <draw:custom-shape draw:style-name="gr11" draw:text-style-name="P1" draw:layer="layout" svg:width="0.762cm" svg:height="0.762cm" svg:x="11.704cm" svg:y="6.928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1" draw:layer="layout" svg:width="0.313cm" svg:height="0.32cm" svg:x="11.927cm" svg:y="7.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2.085cm" svg:y1="7.182cm" svg:x2="12.085cm" svg:y2="6.928cm">
            <text:p/>
          </draw:line>
        </draw:g>
        <draw:g xml:id="id9" draw:id="id9">
          <draw:custom-shape draw:style-name="gr11" draw:text-style-name="P1" draw:layer="layout" svg:width="0.762cm" svg:height="0.762cm" svg:x="3.742cm" svg:y="2.413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1" draw:layer="layout" svg:width="0.313cm" svg:height="0.32cm" svg:x="3.965cm" svg:y="2.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4.123cm" svg:y1="2.667cm" svg:x2="4.123cm" svg:y2="2.413cm">
            <text:p/>
          </draw:line>
        </draw:g>
        <draw:g xml:id="id4" draw:id="id4">
          <draw:custom-shape draw:style-name="gr11" draw:text-style-name="P1" draw:layer="layout" svg:width="0.762cm" svg:height="0.762cm" svg:x="11.704cm" svg:y="4.726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1" draw:layer="layout" svg:width="0.313cm" svg:height="0.32cm" svg:x="11.927cm" svg:y="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2.085cm" svg:y1="4.98cm" svg:x2="12.085cm" svg:y2="4.726cm">
            <text:p/>
          </draw:line>
        </draw:g>
        <draw:connector draw:style-name="gr1" draw:text-style-name="P1" draw:layer="layout" draw:type="line" svg:x1="12.079cm" svg:y1="4.553cm" svg:x2="12.085cm" svg:y2="4.726cm" draw:start-shape="id3" draw:start-glue-point="6" draw:end-shape="id4" draw:end-glue-point="0" svg:d="M12079 4553l6 173" svg:viewBox="0 0 7 174">
          <text:p/>
        </draw:connector>
        <draw:connector draw:style-name="gr1" draw:text-style-name="P1" draw:layer="layout" draw:type="line" svg:x1="12.085cm" svg:y1="5.488cm" svg:x2="12.079cm" svg:y2="5.823cm" draw:start-shape="id4" draw:start-glue-point="2" draw:end-shape="id1" draw:end-glue-point="4" svg:d="M12085 5488l-6 335" svg:viewBox="0 0 7 336">
          <text:p/>
        </draw:connector>
        <draw:g xml:id="id6" draw:id="id6">
          <draw:custom-shape draw:style-name="gr11" draw:text-style-name="P1" draw:layer="layout" svg:width="0.762cm" svg:height="0.762cm" svg:x="11.704cm" svg:y="2.286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1" draw:layer="layout" svg:width="0.313cm" svg:height="0.32cm" svg:x="11.927cm" svg:y="2.5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2.085cm" svg:y1="2.54cm" svg:x2="12.085cm" svg:y2="2.286cm">
            <text:p/>
          </draw:line>
        </draw:g>
        <draw:connector draw:style-name="gr1" draw:text-style-name="P1" draw:layer="layout" draw:type="line" svg:x1="12.101cm" svg:y1="1.873cm" svg:x2="12.085cm" svg:y2="2.286cm" draw:start-shape="id5" draw:start-glue-point="7" draw:end-shape="id6" draw:end-glue-point="0" svg:d="M12101 1873l-16 413" svg:viewBox="0 0 17 414">
          <text:p/>
        </draw:connector>
        <draw:connector draw:style-name="gr1" draw:text-style-name="P1" draw:layer="layout" draw:type="line" svg:x1="12.085cm" svg:y1="3.048cm" svg:x2="12.079cm" svg:y2="3.664cm" draw:start-shape="id6" draw:start-glue-point="2" draw:end-shape="id3" draw:end-glue-point="4" svg:d="M12085 3048l-6 616" svg:viewBox="0 0 7 617">
          <text:p/>
        </draw:connector>
        <draw:connector draw:style-name="gr1" draw:text-style-name="P1" draw:layer="layout" draw:type="line" svg:x1="12.085cm" svg:y1="7.69cm" svg:x2="12.139cm" svg:y2="10.279cm" draw:start-shape="id2" draw:end-shape="id7" draw:end-glue-point="4" svg:d="M12085 7690l54 2589" svg:viewBox="0 0 55 2590">
          <text:p/>
        </draw:connector>
        <draw:g xml:id="id8" draw:id="id8">
          <draw:custom-shape draw:style-name="gr11" draw:text-style-name="P1" draw:layer="layout" svg:width="0.762cm" svg:height="0.762cm" svg:x="11.755cm" svg:y="11.6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1" draw:layer="layout" svg:width="0.313cm" svg:height="0.32cm" svg:x="11.978cm" svg:y="11.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2.136cm" svg:y1="11.854cm" svg:x2="12.136cm" svg:y2="11.6cm">
            <text:p/>
          </draw:line>
        </draw:g>
        <draw:connector draw:style-name="gr1" draw:text-style-name="P1" draw:layer="layout" draw:type="line" svg:x1="12.139cm" svg:y1="11.168cm" svg:x2="12.136cm" svg:y2="11.6cm" draw:start-shape="id7" draw:start-glue-point="2" draw:end-shape="id8" draw:end-glue-point="0" svg:d="M12139 11168l-3 432" svg:viewBox="0 0 4 433">
          <text:p/>
        </draw:connector>
        <draw:connector draw:style-name="gr1" draw:text-style-name="P1" draw:layer="layout" draw:type="line" svg:x1="4.123cm" svg:y1="3.175cm" svg:x2="4.119cm" svg:y2="3.683cm" draw:start-shape="id9" draw:start-glue-point="2" draw:end-shape="id10" draw:end-glue-point="4" svg:d="M4123 3175l-4 508" svg:viewBox="0 0 5 509">
          <text:p/>
        </draw:connector>
        <draw:connector draw:style-name="gr1" draw:text-style-name="P1" draw:layer="layout" draw:type="line" svg:x1="4.131cm" svg:y1="1.905cm" svg:x2="4.123cm" svg:y2="2.413cm" draw:start-shape="id11" draw:start-glue-point="7" draw:end-shape="id9" draw:end-glue-point="0" svg:d="M4131 1905l-8 508" svg:viewBox="0 0 9 509">
          <text:p/>
        </draw:connector>
        <draw:g xml:id="id12" draw:id="id12">
          <draw:custom-shape draw:style-name="gr11" draw:text-style-name="P1" draw:layer="layout" svg:width="0.762cm" svg:height="0.762cm" svg:x="3.729cm" svg:y="4.726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1" draw:layer="layout" svg:width="0.313cm" svg:height="0.32cm" svg:x="3.952cm" svg:y="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4.11cm" svg:y1="4.98cm" svg:x2="4.11cm" svg:y2="4.726cm">
            <text:p/>
          </draw:line>
        </draw:g>
        <draw:connector draw:style-name="gr1" draw:text-style-name="P1" draw:layer="layout" draw:type="line" svg:x1="4.11cm" svg:y1="5.488cm" svg:x2="4.119cm" svg:y2="5.842cm" draw:start-shape="id12" draw:start-glue-point="2" draw:end-shape="id13" draw:end-glue-point="4" svg:d="M4110 5488l9 354" svg:viewBox="0 0 10 355">
          <text:p/>
        </draw:connector>
        <draw:connector draw:style-name="gr1" draw:text-style-name="P1" draw:layer="layout" draw:type="line" svg:x1="4.119cm" svg:y1="4.572cm" svg:x2="4.11cm" svg:y2="4.726cm" draw:start-shape="id10" draw:start-glue-point="6" draw:end-shape="id12" draw:end-glue-point="0" svg:d="M4119 4572l-9 154" svg:viewBox="0 0 10 155">
          <text:p/>
        </draw:connector>
        <draw:g xml:id="id14" draw:id="id14">
          <draw:custom-shape draw:style-name="gr11" draw:text-style-name="P1" draw:layer="layout" svg:width="0.762cm" svg:height="0.762cm" svg:x="3.73cm" svg:y="6.858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1" draw:layer="layout" svg:width="0.313cm" svg:height="0.32cm" svg:x="3.953cm" svg:y="7.08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4.111cm" svg:y1="7.112cm" svg:x2="4.111cm" svg:y2="6.858cm">
            <text:p/>
          </draw:line>
        </draw:g>
        <draw:connector draw:style-name="gr1" draw:text-style-name="P1" draw:layer="layout" draw:type="line" svg:x1="4.111cm" svg:y1="7.62cm" svg:x2="4.119cm" svg:y2="7.947cm" draw:start-shape="id14" draw:start-glue-point="2" draw:end-shape="id15" draw:end-glue-point="4" svg:d="M4111 7620l8 327" svg:viewBox="0 0 9 328">
          <text:p/>
        </draw:connector>
        <draw:connector draw:style-name="gr1" draw:text-style-name="P1" draw:layer="layout" draw:type="line" svg:x1="4.119cm" svg:y1="6.731cm" svg:x2="4.111cm" svg:y2="6.858cm" draw:start-shape="id13" draw:start-glue-point="6" draw:end-shape="id14" draw:end-glue-point="0" svg:d="M4119 6731l-8 127" svg:viewBox="0 0 9 128">
          <text:p/>
        </draw:connector>
        <draw:connector draw:style-name="gr13" draw:text-style-name="P1" draw:layer="layout" draw:type="line" svg:x1="4.14cm" svg:y1="11.168cm" svg:x2="1.344cm" svg:y2="12.644cm" draw:start-shape="id16" draw:start-glue-point="6" draw:end-shape="id17" draw:end-glue-point="4" svg:d="M4140 11168l-2796 1476" svg:viewBox="0 0 2797 1477">
          <text:p/>
        </draw:connector>
        <draw:connector draw:style-name="gr13" draw:text-style-name="P1" draw:layer="layout" draw:type="line" svg:x1="4.14cm" svg:y1="11.168cm" svg:x2="3.543cm" svg:y2="12.643cm" draw:start-shape="id16" draw:start-glue-point="6" draw:end-shape="id18" draw:end-glue-point="4" svg:d="M4140 11168l-597 1475" svg:viewBox="0 0 598 1476">
          <text:p/>
        </draw:connector>
        <draw:connector draw:style-name="gr13" draw:text-style-name="P1" draw:layer="layout" draw:type="line" svg:x1="4.127cm" svg:y1="11.164cm" svg:x2="5.742cm" svg:y2="12.642cm" draw:end-shape="id19" draw:end-glue-point="4" svg:d="M4127 11164l1615 1478" svg:viewBox="0 0 1616 1479">
          <text:p/>
        </draw:connector>
        <draw:connector draw:style-name="gr13" draw:text-style-name="P1" draw:layer="layout" draw:type="line" svg:x1="4.122cm" svg:y1="11.159cm" svg:x2="7.874cm" svg:y2="12.641cm" draw:end-shape="id20" draw:end-glue-point="4" svg:d="M4122 11159l3752 1482" svg:viewBox="0 0 3753 1483">
          <text:p/>
        </draw:connector>
        <draw:connector draw:style-name="gr13" draw:text-style-name="P1" draw:layer="layout" draw:type="line" svg:x1="12.139cm" svg:y1="11.168cm" svg:x2="7.869cm" svg:y2="12.636cm" draw:start-shape="id7" draw:start-glue-point="6" svg:d="M12139 11168l-4270 1468" svg:viewBox="0 0 4271 1469">
          <text:p/>
        </draw:connector>
        <draw:custom-shape draw:style-name="gr14" draw:text-style-name="P2" xml:id="id21" draw:id="id21" draw:layer="layout" svg:width="4.318cm" svg:height="0.889cm" svg:x="9.975cm" svg:y="14.803cm">
          <draw:glue-point draw:id="8" svg:x="-2.41cm" svg:y="-4.994cm"/>
          <text:p text:style-name="P1"><text:span text:style-name="T1">OS loader (EFI)</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 draw:text-style-name="P1" draw:layer="layout" draw:type="line" svg:x1="12.136cm" svg:y1="12.362cm" svg:x2="12.134cm" svg:y2="14.803cm" draw:start-shape="id8" draw:start-glue-point="2" draw:end-shape="id21" draw:end-glue-point="4" svg:d="M12136 12362l-2 2441" svg:viewBox="0 0 3 2442">
          <text:p/>
        </draw:connector>
        <draw:custom-shape draw:style-name="gr14" draw:text-style-name="P2" xml:id="id22" draw:id="id22" draw:layer="layout" svg:width="4.318cm" svg:height="0.889cm" svg:x="9.993cm" svg:y="16.514cm">
          <text:p text:style-name="P1"><text:span text:style-name="T1">OS kernel</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4" draw:text-style-name="P2" xml:id="id23" draw:id="id23" draw:layer="layout" svg:width="4.318cm" svg:height="0.889cm" svg:x="9.993cm" svg:y="18.614cm">
          <text:p text:style-name="P1"><text:span text:style-name="T1">OS drivers</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5" draw:text-style-name="P2" xml:id="id24" draw:id="id24" draw:layer="layout" svg:width="4.318cm" svg:height="0.889cm" svg:x="9.975cm" svg:y="20.414cm">
          <text:p text:style-name="P1"><text:span text:style-name="T1">CipherShed OS driver</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3" draw:text-style-name="P1" draw:layer="layout" draw:type="line" svg:x1="12.152cm" svg:y1="17.403cm" svg:x2="12.152cm" svg:y2="18.614cm" draw:start-shape="id22" draw:start-glue-point="6" draw:end-shape="id23" draw:end-glue-point="4" svg:d="M12152 17403v1211" svg:viewBox="0 0 1 1212">
          <text:p/>
        </draw:connector>
        <draw:connector draw:style-name="gr13" draw:text-style-name="P1" draw:layer="layout" draw:type="line" svg:x1="12.152cm" svg:y1="19.503cm" svg:x2="12.134cm" svg:y2="20.414cm" draw:start-shape="id23" draw:start-glue-point="6" draw:end-shape="id24" svg:d="M12152 19503l-18 911" svg:viewBox="0 0 19 912">
          <text:p/>
        </draw:connector>
        <draw:connector draw:style-name="gr16" draw:text-style-name="P1" draw:layer="layout" draw:type="curve" svg:x1="9.975cm" svg:y1="20.858cm" svg:x2="5.742cm" svg:y2="13.806cm" draw:start-shape="id24" draw:start-glue-point="5" draw:end-shape="id19" draw:end-glue-point="6" svg:d="M9975 20858c-2822 0-4233-2350-4233-7052" svg:viewBox="0 0 4234 7053">
          <text:p/>
        </draw:connector>
        <draw:frame draw:style-name="gr17" draw:text-style-name="P5" draw:layer="layout" svg:width="2.97cm" svg:height="1.039cm" svg:x="3.993cm" svg:y="18.664cm">
          <draw:text-box>
            <text:p><text:span text:style-name="T3">access to keys</text:span></text:p>
            <text:p><text:span text:style-name="T3">and parameters</text:span></text:p>
          </draw:text-box>
        </draw:frame>
        <draw:frame draw:style-name="gr18" draw:text-style-name="P1" xml:id="id25" draw:id="id25" draw:layer="layout" svg:width="1.767cm" svg:height="2.068cm" svg:x="0.467cm" svg:y="15.735cm">
          <draw:image xlink:href="Pictures/100002010000014C0000014E95B03578.png" xlink:type="simple" xlink:show="embed" xlink:actuate="onLoad">
            <text:p/>
          </draw:image>
        </draw:frame>
        <draw:connector draw:style-name="gr19" draw:text-style-name="P1" draw:layer="layout" draw:type="curve" svg:x1="1.35cm" svg:y1="15.735cm" svg:x2="1.344cm" svg:y2="13.808cm" draw:start-shape="id25" draw:start-glue-point="0" draw:end-shape="id17" draw:end-glue-point="6" svg:d="M1350 15735c0-1443-6-480-6-1927" svg:viewBox="0 0 7 1928">
          <text:p/>
        </draw:connector>
        <draw:custom-shape draw:style-name="gr20" draw:text-style-name="P6" xml:id="id26" draw:id="id26" draw:layer="layout" svg:width="4cm" svg:height="0.7cm" svg:x="7.193cm" svg:y="17.703cm">
          <text:p text:style-name="P1"><text:span text:style-name="T3">ExitBootServices()</text:span></text:p>
          <draw:enhanced-geometry svg:viewBox="0 0 21600 21600" draw:text-areas="2540 0 19060 21600" draw:type="flowchart-predefined-process" draw:enhanced-path="M 0 0 L 21600 0 21600 21600 0 21600 Z N M 2540 0 L 2540 21600 N M 19060 0 L 19060 21600 N"/>
        </draw:custom-shape>
        <draw:connector draw:style-name="gr16" draw:text-style-name="P1" draw:layer="layout" draw:type="curve" svg:x1="2.994cm" svg:y1="8.836cm" svg:x2="4.14cm" svg:y2="10.279cm" draw:start-shape="id15" draw:start-glue-point="8" draw:end-shape="id16" draw:end-glue-point="4" svg:d="M2994 8836c0 1081 1146 360 1146 1443" svg:viewBox="0 0 1147 1444">
          <text:p/>
        </draw:connector>
        <draw:connector draw:style-name="gr16" draw:text-style-name="P1" draw:layer="layout" draw:type="curve" draw:line-skew="-1.249cm" svg:x1="5.192cm" svg:y1="8.836cm" svg:x2="11.094cm" svg:y2="14.804cm" draw:start-shape="id15" draw:start-glue-point="9" draw:end-shape="id21" draw:end-glue-point="8" svg:d="M5192 8836c0 2601 5902-383 5902 5968" svg:viewBox="0 0 5903 5969">
          <text:p/>
        </draw:connector>
        <draw:connector draw:style-name="gr16" draw:text-style-name="P1" draw:layer="layout" draw:type="curve" svg:x1="9.993cm" svg:y1="16.958cm" svg:x2="9.193cm" svg:y2="17.703cm" draw:start-shape="id22" draw:start-glue-point="5" draw:end-shape="id26" draw:end-glue-point="0" svg:d="M9993 16958c-534 0-800 248-800 745" svg:viewBox="0 0 801 746">
          <text:p/>
        </draw:connector>
        <draw:connector draw:style-name="gr16" draw:text-style-name="P1" draw:layer="layout" draw:type="curve" svg:x1="6.278cm" svg:y1="8.391cm" svg:x2="11.094cm" svg:y2="10.304cm" draw:start-shape="id15" draw:start-glue-point="7" draw:end-shape="id7" draw:end-glue-point="8" svg:d="M6278 8391c3211 0 4816 637 4816 1913" svg:viewBox="0 0 4817 1914">
          <text:p/>
        </draw:connector>
        <draw:connector draw:style-name="gr16" draw:text-style-name="P1" draw:layer="layout" draw:type="curve" svg:x1="12.134cm" svg:y1="15.692cm" svg:x2="12.152cm" svg:y2="16.514cm" draw:start-shape="id21" draw:start-glue-point="6" draw:end-shape="id22" draw:end-glue-point="4" svg:d="M12134 15692c0 616 18 206 18 822" svg:viewBox="0 0 19 823">
          <text:p/>
        </draw:connector>
        <draw:line draw:style-name="gr21" draw:text-style-name="P1" draw:layer="layout" svg:x1="0.293cm" svg:y1="10.003cm" svg:x2="14.893cm" svg:y2="10.003cm">
          <text:p/>
        </draw:line>
        <draw:line draw:style-name="gr21" draw:text-style-name="P1" draw:layer="layout" svg:x1="1.993cm" svg:y1="14.503cm" svg:x2="14.793cm" svg:y2="14.503cm">
          <text:p/>
        </draw:line>
        <draw:custom-shape draw:style-name="gr22" draw:text-style-name="P7" draw:layer="layout" svg:width="0.6cm" svg:height="0.6cm" svg:x="2.393cm" svg:y="9.103cm">
          <text:p text:style-name="P1"><text:span text:style-name="T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7" draw:layer="layout" svg:width="0.6cm" svg:height="0.6cm" svg:x="6.693cm" svg:y="8.503cm">
          <text:p text:style-name="P1"><text:span text:style-name="T4">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7" draw:layer="layout" svg:width="0.6cm" svg:height="0.6cm" svg:x="4.593cm" svg:y="9.103cm">
          <text:p text:style-name="P1"><text:span text:style-name="T4">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7" draw:layer="layout" svg:width="0.6cm" svg:height="0.6cm" svg:x="12.393cm" svg:y="15.755cm">
          <text:p text:style-name="P1"><text:span text:style-name="T4">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7" draw:layer="layout" svg:width="0.6cm" svg:height="0.6cm" svg:x="8.993cm" svg:y="16.403cm">
          <text:p text:style-name="P1"><text:span text:style-name="T4">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7" draw:layer="layout" svg:width="0.6cm" svg:height="0.6cm" svg:x="8.993cm" svg:y="20.103cm">
          <text:p text:style-name="P1"><text:span text:style-name="T4">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0.7cm" svg:height="9.7cm" svg:x="15.093cm" svg:y="0.20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4" draw:text-style-name="P1" draw:layer="layout" svg:width="0.7cm" svg:height="4.3cm" svg:x="15.093cm" svg:y="10.10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5" draw:text-style-name="P1" draw:layer="layout" svg:width="0.7cm" svg:height="6.699cm" svg:x="15.094cm" svg:y="14.60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6" draw:text-style-name="P4" draw:layer="layout" svg:width="3.326cm" svg:height="1.979cm" svg:x="15.693cm" svg:y="4.12cm">
          <draw:text-box>
            <text:p><text:span text:style-name="T1">initialized and</text:span></text:p>
            <text:p><text:span text:style-name="T1">controlled by</text:span></text:p>
            <text:p><text:span text:style-name="T1">platform specific</text:span></text:p>
            <text:p><text:span text:style-name="T1">EFI subsystem</text:span></text:p>
          </draw:text-box>
        </draw:frame>
        <draw:frame draw:style-name="gr27" draw:text-style-name="P4" draw:layer="layout" svg:width="2.703cm" svg:height="1.547cm" svg:x="15.693cm" svg:y="11.421cm">
          <draw:text-box>
            <text:p><text:span text:style-name="T1">controlled by</text:span></text:p>
            <text:p><text:span text:style-name="T1">CipherShed</text:span></text:p>
            <text:p><text:span text:style-name="T1">EFI loader</text:span></text:p>
          </draw:text-box>
        </draw:frame>
        <draw:frame draw:style-name="gr28" draw:text-style-name="P4" draw:layer="layout" svg:width="2.995cm" svg:height="1.547cm" svg:x="15.694cm" svg:y="17.122cm">
          <draw:text-box>
            <text:p><text:span text:style-name="T1">controlled by</text:span></text:p>
            <text:p><text:span text:style-name="T1">OS loader</text:span></text:p>
            <text:p><text:span text:style-name="T1">and OS kernel</text:span></text:p>
          </draw:text-box>
        </draw:frame>
        <draw:frame draw:style-name="gr29" draw:text-style-name="P5" draw:layer="layout" svg:width="2.005cm" svg:height="0.645cm" svg:x="1.193cm" svg:y="14.758cm">
          <draw:text-box>
            <text:p><text:span text:style-name="T3">password</text:span></text:p>
          </draw:text-box>
        </draw:frame>
        <draw:frame draw:style-name="gr30" draw:text-style-name="P5" draw:layer="layout" svg:width="1.188cm" svg:height="0.645cm" svg:x="0.605cm" svg:y="17.558cm">
          <draw:text-box>
            <text:p><text:span text:style-name="T3">user</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solid" draw:fill-color="#ffd320" draw:textarea-horizontal-align="justify" draw:textarea-vertical-align="middle" draw:auto-grow-height="false" fo:min-height="0.639cm" fo:min-width="3.818cm"/>
    </style:style>
    <style:style style:name="gr2" style:family="graphic" style:parent-style-name="standard">
      <style:graphic-properties draw:fill="solid" draw:fill-color="#000000" draw:textarea-horizontal-align="justify" draw:textarea-vertical-align="middle" draw:auto-grow-height="false" fo:min-height="0.512cm" fo:min-width="0.262cm"/>
    </style:style>
    <style:style style:name="gr3" style:family="graphic" style:parent-style-name="standard">
      <style:graphic-properties draw:fill="solid" draw:fill-color="#000000" draw:textarea-horizontal-align="justify" draw:textarea-vertical-align="middle" draw:auto-grow-height="false" fo:min-height="0cm" fo:min-width="0cm"/>
    </style:style>
    <style:style style:name="gr4" style:family="graphic" style:parent-style-name="objectwithoutfill">
      <style:graphic-properties svg:stroke-width="0.02cm" draw:marker-start-width="0.23cm" draw:marker-end-width="0.23cm" draw:fill="none" draw:fill-color="#000000" draw:textarea-vertical-align="middle" fo:padding-top="0.135cm" fo:padding-bottom="0.135cm" fo:padding-left="0.26cm" fo:padding-right="0.26cm"/>
    </style:style>
    <style:style style:name="gr5" style:family="graphic" style:parent-style-name="standard">
      <style:graphic-properties draw:stroke="none" svg:stroke-color="#000000" draw:fill="none" draw:fill-color="#ffffff" draw:textarea-horizontal-align="left" draw:auto-grow-height="true" draw:auto-grow-width="true" fo:min-height="0.395cm" fo:min-width="4.862cm"/>
    </style:style>
    <style:style style:name="gr6" style:family="graphic" style:parent-style-name="standard">
      <style:graphic-properties draw:stroke="none" svg:stroke-color="#000000" draw:fill="none" draw:fill-color="#ffffff" draw:textarea-horizontal-align="left" draw:auto-grow-height="true" draw:auto-grow-width="true" fo:min-height="0.395cm" fo:min-width="4.667cm"/>
    </style:style>
    <style:style style:name="gr7" style:family="graphic" style:parent-style-name="standard">
      <style:graphic-properties draw:stroke="none" svg:stroke-color="#000000" draw:fill="none" draw:fill-color="#ffffff" draw:textarea-horizontal-align="left" draw:auto-grow-height="true" draw:auto-grow-width="true" fo:min-height="0.395cm" fo:min-width="5.289cm"/>
    </style:style>
    <style:style style:name="gr8" style:family="graphic" style:parent-style-name="standard">
      <style:graphic-properties draw:stroke="none" svg:stroke-color="#000000" draw:fill="none" draw:fill-color="#ffffff" draw:textarea-horizontal-align="left" draw:auto-grow-height="true" draw:auto-grow-width="true" fo:min-height="0.395cm" fo:min-width="6.403cm"/>
    </style:style>
    <style:style style:name="gr9" style:family="graphic" style:parent-style-name="standard">
      <style:graphic-properties draw:stroke="none" svg:stroke-color="#000000" draw:fill="none" draw:fill-color="#ffffff" draw:textarea-horizontal-align="left" draw:auto-grow-height="true" draw:auto-grow-width="true" fo:min-height="0.395cm" fo:min-width="5.895cm"/>
    </style:style>
    <style:style style:name="gr10" style:family="graphic" style:parent-style-name="standard">
      <style:graphic-properties draw:stroke="none" svg:stroke-color="#000000" draw:fill="none" draw:fill-color="#ffffff" draw:textarea-horizontal-align="left" draw:auto-grow-height="true" draw:auto-grow-width="true" fo:min-height="0.395cm" fo:min-width="6.407cm"/>
    </style:style>
    <style:style style:name="gr11" style:family="graphic" style:parent-style-name="standard">
      <style:graphic-properties draw:stroke="none" svg:stroke-color="#000000" draw:fill="none" draw:fill-color="#ffffff" draw:textarea-horizontal-align="left" draw:auto-grow-height="true" draw:auto-grow-width="true" fo:min-height="0.395cm" fo:min-width="6.602cm"/>
    </style:style>
    <style:style style:name="gr12" style:family="graphic" style:parent-style-name="standard">
      <style:graphic-properties draw:fill="none" draw:fill-color="#000000" draw:textarea-vertical-align="middle" draw:auto-grow-height="false" fo:min-height="2.025cm" fo:min-width="0cm"/>
    </style:style>
    <style:style style:name="gr13" style:family="graphic" style:parent-style-name="standard">
      <style:graphic-properties draw:fill="none" draw:fill-color="#000000" draw:textarea-vertical-align="middle" draw:auto-grow-height="false" fo:min-height="2.689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0.865cm" fo:min-width="1.797cm"/>
    </style:style>
    <style:style style:name="gr15" style:family="graphic" style:parent-style-name="standard">
      <style:graphic-properties draw:stroke="none" svg:stroke-color="#000000" draw:fill="none" draw:fill-color="#ffffff" draw:textarea-horizontal-align="left" draw:auto-grow-height="true" draw:auto-grow-width="true" fo:min-height="0.865cm" fo:min-width="1.581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text-properties fo:font-size="10pt" style:font-size-asian="10pt" style:font-size-complex="10pt"/>
    </style:style>
    <style:style style:name="P4" style:family="paragraph">
      <style:text-properties fo:font-size="11pt" style:font-size-asian="11pt" style:font-size-complex="11pt"/>
    </style:style>
    <style:style style:name="T1" style:family="text">
      <style:text-properties fo:font-size="11pt" style:font-size-asian="11pt" style:font-size-complex="11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custom-shape draw:style-name="gr1" draw:text-style-name="P2" xml:id="id1" draw:id="id1" draw:layer="layout" svg:width="4.318cm" svg:height="0.889cm" svg:x="0.001cm" svg:y="2.812cm">
          <draw:glue-point draw:id="8" svg:x="-2.422cm" svg:y="-4.724cm"/>
          <draw:glue-point draw:id="9" svg:x="2.452cm" svg:y="-5.016cm"/>
          <draw:glue-point draw:id="10" svg:x="3.842cm" svg:y="5.005cm"/>
          <draw:glue-point draw:id="11" svg:x="2.452cm" svg:y="5.005cm"/>
          <draw:glue-point draw:id="12" svg:x="-1.021cm" svg:y="5.005cm"/>
          <draw:glue-point draw:id="13" svg:x="-2.41cm" svg:y="5.005cm"/>
          <draw:glue-point draw:id="14" svg:x="-3.8cm" svg:y="5.005cm"/>
          <draw:glue-point draw:id="15" svg:x="1.062cm" svg:y="5.005cm"/>
          <text:p text:style-name="P1"><text:span text:style-name="T1">CipherShed driv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xml:id="id8" draw:id="id8" draw:layer="layout" svg:width="0.762cm" svg:height="0.762cm" svg:x="2.832cm" svg:y="1.501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 draw:text-style-name="P1" xml:id="id2" draw:id="id2" draw:layer="layout" svg:width="0.313cm" svg:height="0.32cm" svg:x="3.662cm" svg:y="4.3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818cm" svg:y1="3.7cm" svg:x2="3.819cm" svg:y2="4.383cm" draw:start-shape="id1" draw:start-glue-point="10" draw:end-shape="id2" draw:end-glue-point="4" svg:d="M3818 3700l1 683" svg:viewBox="0 0 2 684">
          <text:p/>
        </draw:connector>
        <draw:custom-shape draw:style-name="gr3" draw:text-style-name="P1" xml:id="id3" draw:id="id3" draw:layer="layout" svg:width="0.313cm" svg:height="0.32cm" svg:x="3.062cm" svg:y="4.8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xml:id="id4" draw:id="id4" draw:layer="layout" svg:width="0.313cm" svg:height="0.32cm" svg:x="2.462cm" svg:y="5.3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xml:id="id5" draw:id="id5" draw:layer="layout" svg:width="0.313cm" svg:height="0.32cm" svg:x="1.562cm" svg:y="5.8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xml:id="id6" draw:id="id6" draw:layer="layout" svg:width="0.313cm" svg:height="0.32cm" svg:x="0.962cm" svg:y="6.3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xml:id="id7" draw:id="id7" draw:layer="layout" svg:width="0.313cm" svg:height="0.32cm" svg:x="0.362cm" svg:y="6.8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218cm" svg:y1="3.7cm" svg:x2="3.219cm" svg:y2="4.884cm" draw:start-shape="id1" draw:start-glue-point="11" draw:end-shape="id3" draw:end-glue-point="4" svg:d="M3218 3700l1 1184" svg:viewBox="0 0 2 1185">
          <text:p/>
        </draw:connector>
        <draw:connector draw:style-name="gr4" draw:text-style-name="P1" draw:layer="layout" draw:type="line" svg:x1="2.618cm" svg:y1="3.7cm" svg:x2="2.619cm" svg:y2="5.385cm" draw:start-shape="id1" draw:start-glue-point="15" draw:end-shape="id4" draw:end-glue-point="4" svg:d="M2618 3700l1 1685" svg:viewBox="0 0 2 1686">
          <text:p/>
        </draw:connector>
        <draw:connector draw:style-name="gr4" draw:text-style-name="P1" draw:layer="layout" draw:type="line" svg:x1="1.72cm" svg:y1="3.7cm" svg:x2="1.719cm" svg:y2="5.886cm" draw:start-shape="id1" draw:start-glue-point="12" draw:end-shape="id5" draw:end-glue-point="4" svg:d="M1720 3700l-1 2186" svg:viewBox="0 0 2 2187">
          <text:p/>
        </draw:connector>
        <draw:connector draw:style-name="gr4" draw:text-style-name="P1" draw:layer="layout" draw:type="line" svg:x1="1.12cm" svg:y1="3.7cm" svg:x2="1.119cm" svg:y2="6.387cm" draw:start-shape="id1" draw:start-glue-point="13" draw:end-shape="id6" draw:end-glue-point="4" svg:d="M1120 3700l-1 2687" svg:viewBox="0 0 2 2688">
          <text:p/>
        </draw:connector>
        <draw:connector draw:style-name="gr4" draw:text-style-name="P1" draw:layer="layout" draw:type="line" svg:x1="0.52cm" svg:y1="3.7cm" svg:x2="0.519cm" svg:y2="6.887cm" draw:start-shape="id1" draw:start-glue-point="14" draw:end-shape="id7" draw:end-glue-point="4" svg:d="M520 3700l-1 3187" svg:viewBox="0 0 2 3188">
          <text:p/>
        </draw:connector>
        <draw:custom-shape draw:style-name="gr2" draw:text-style-name="P1" xml:id="id9" draw:id="id9" draw:layer="layout" svg:width="0.762cm" svg:height="0.762cm" svg:x="1.794cm" svg:y="0.801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 draw:text-style-name="P1" xml:id="id10" draw:id="id10" draw:layer="layout" svg:width="0.762cm" svg:height="0.762cm" svg:x="0.721cm" svg:y="0.101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onnector draw:style-name="gr4" draw:text-style-name="P1" draw:layer="layout" draw:type="line" svg:x1="3.213cm" svg:y1="2.263cm" svg:x2="3.218cm" svg:y2="2.812cm" draw:start-shape="id8" draw:start-glue-point="0" draw:end-shape="id1" draw:end-glue-point="9" svg:d="M3213 2263l5 549" svg:viewBox="0 0 6 550">
          <text:p/>
        </draw:connector>
        <draw:connector draw:style-name="gr4" draw:text-style-name="P1" draw:layer="layout" draw:type="line" svg:x1="2.175cm" svg:y1="1.563cm" svg:x2="2.16cm" svg:y2="2.812cm" draw:start-shape="id9" draw:start-glue-point="0" draw:end-shape="id1" draw:end-glue-point="4" svg:d="M2175 1563l-15 1249" svg:viewBox="0 0 16 1250">
          <text:p/>
        </draw:connector>
        <draw:connector draw:style-name="gr4" draw:text-style-name="P1" draw:layer="layout" draw:type="line" svg:x1="1.102cm" svg:y1="0.863cm" svg:x2="1.115cm" svg:y2="2.837cm" draw:start-shape="id10" draw:start-glue-point="0" draw:end-shape="id1" draw:end-glue-point="8" svg:d="M1102 863l13 1974" svg:viewBox="0 0 14 1975">
          <text:p/>
        </draw:connector>
        <draw:frame draw:style-name="gr5" draw:text-style-name="P3" draw:layer="layout" svg:width="5.362cm" svg:height="0.645cm" svg:x="3.557cm" svg:y="1.501cm">
          <draw:text-box>
            <text:p><text:span text:style-name="T2">EFI_BLOCK_IO2_PROTOCOL</text:span></text:p>
          </draw:text-box>
        </draw:frame>
        <draw:frame draw:style-name="gr6" draw:text-style-name="P3" draw:layer="layout" svg:width="5.167cm" svg:height="0.645cm" svg:x="2.457cm" svg:y="0.802cm">
          <draw:text-box>
            <text:p><text:span text:style-name="T2">EFI_BLOCK_IO_PROTOCOL</text:span></text:p>
          </draw:text-box>
        </draw:frame>
        <draw:frame draw:style-name="gr7" draw:text-style-name="P3" draw:layer="layout" svg:width="5.789cm" svg:height="0.645cm" svg:x="1.358cm" svg:y="0.103cm">
          <draw:text-box>
            <text:p><text:span text:style-name="T2">EFI_DEVICE_PATH_PROTOCOL</text:span></text:p>
          </draw:text-box>
        </draw:frame>
        <draw:frame draw:style-name="gr7" draw:text-style-name="P3" draw:layer="layout" svg:width="5.789cm" svg:height="0.645cm" svg:x="3.259cm" svg:y="4.804cm">
          <draw:text-box>
            <text:p><text:span text:style-name="T2">EFI_DEVICE_PATH_PROTOCOL</text:span></text:p>
          </draw:text-box>
        </draw:frame>
        <draw:frame draw:style-name="gr6" draw:text-style-name="P3" draw:layer="layout" svg:width="5.167cm" svg:height="0.645cm" svg:x="2.658cm" svg:y="5.303cm">
          <draw:text-box>
            <text:p><text:span text:style-name="T2">EFI_BLOCK_IO_PROTOCOL</text:span></text:p>
          </draw:text-box>
        </draw:frame>
        <draw:frame draw:style-name="gr8" draw:text-style-name="P3" draw:layer="layout" svg:width="6.903cm" svg:height="0.645cm" svg:x="1.857cm" svg:y="5.802cm">
          <draw:text-box>
            <text:p><text:span text:style-name="T2">EFI_BLOCK_IO2_PROTOCOL (optional)</text:span></text:p>
          </draw:text-box>
        </draw:frame>
        <draw:frame draw:style-name="gr9" draw:text-style-name="P3" draw:layer="layout" svg:width="6.395cm" svg:height="0.645cm" svg:x="3.86cm" svg:y="4.205cm">
          <draw:text-box>
            <text:p><text:span text:style-name="T2">EFI_DRIVER_BINDING_PROTOCOL</text:span></text:p>
          </draw:text-box>
        </draw:frame>
        <draw:frame draw:style-name="gr10" draw:text-style-name="P3" draw:layer="layout" svg:width="6.907cm" svg:height="0.645cm" svg:x="1.158cm" svg:y="6.303cm">
          <draw:text-box>
            <text:p><text:span text:style-name="T2">EFI_COMPONENT_NAME_PROTOCOL</text:span></text:p>
          </draw:text-box>
        </draw:frame>
        <draw:frame draw:style-name="gr11" draw:text-style-name="P3" draw:layer="layout" svg:width="7.102cm" svg:height="0.645cm" svg:x="0.559cm" svg:y="6.804cm">
          <draw:text-box>
            <text:p><text:span text:style-name="T2">EFI_COMPONENT_NAME2_PROTOCOL</text:span></text:p>
          </draw:text-box>
        </draw:frame>
        <draw:custom-shape draw:style-name="gr12" draw:text-style-name="P1" draw:layer="layout" svg:width="0.7cm" svg:height="2.399cm" svg:x="10.12cm" svg:y="0.0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 draw:text-style-name="P1" draw:layer="layout" svg:width="0.7cm" svg:height="3.099cm" svg:x="10.121cm" svg:y="4.3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 draw:text-style-name="P4" draw:layer="layout" svg:width="2.297cm" svg:height="1.115cm" svg:x="10.719cm" svg:y="0.619cm">
          <draw:text-box>
            <text:p><text:span text:style-name="T1">consumed</text:span></text:p>
            <text:p><text:span text:style-name="T1">protocols</text:span></text:p>
          </draw:text-box>
        </draw:frame>
        <draw:frame draw:style-name="gr15" draw:text-style-name="P4" draw:layer="layout" svg:width="2.081cm" svg:height="1.115cm" svg:x="10.72cm" svg:y="5.32cm">
          <draw:text-box>
            <text:p><text:span text:style-name="T1">provided</text:span></text:p>
            <text:p><text:span text:style-name="T1">protocols</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solid" draw:fill-color="#ccccff" draw:textarea-horizontal-align="justify" draw:textarea-vertical-align="middle" draw:auto-grow-height="false" fo:min-height="0.639cm" fo:min-width="3.032cm"/>
    </style:style>
    <style:style style:name="gr2" style:family="graphic" style:parent-style-name="standard">
      <style:graphic-properties draw:fill="solid" draw:fill-color="#ffd320" draw:textarea-horizontal-align="justify" draw:textarea-vertical-align="middle" draw:auto-grow-height="false" fo:min-height="0.639cm" fo:min-width="3.032cm"/>
    </style:style>
    <style:style style:name="gr3" style:family="graphic" style:parent-style-name="objectwithoutfill">
      <style:graphic-properties draw:marker-end="Arrow" draw:marker-end-width="0.3cm" draw:fill="none" draw:textarea-vertical-align="middle"/>
    </style:style>
    <style:style style:name="gr4" style:family="graphic" style:parent-style-name="objectwithoutfill">
      <style:graphic-properties draw:stroke="none" draw:fill="none" fo:min-height="0.433cm"/>
    </style:style>
    <style:style style:name="gr5" style:family="graphic" style:parent-style-name="objectwithoutfill">
      <style:graphic-properties draw:stroke="none" draw:fill="none" fo:min-height="0.865cm"/>
    </style:style>
    <style:style style:name="gr6" style:family="graphic" style:parent-style-name="standard">
      <style:graphic-properties draw:fill="solid" draw:fill-color="#ffd320" draw:textarea-horizontal-align="justify" draw:textarea-vertical-align="middle" draw:auto-grow-height="false" fo:min-height="0.639cm" fo:min-width="2.332cm"/>
    </style:style>
    <style:style style:name="gr7" style:family="graphic" style:parent-style-name="objectwithoutfill">
      <style:graphic-properties draw:stroke="none" draw:fill="none" fo:min-height="0.434cm"/>
    </style:style>
    <style:style style:name="gr8" style:family="graphic" style:parent-style-name="standard">
      <style:graphic-properties draw:textarea-horizontal-align="justify" draw:textarea-vertical-align="middle" draw:auto-grow-height="false" fo:min-height="0.034cm" fo:min-width="0cm"/>
    </style:style>
    <style:style style:name="gr9" style:family="graphic" style:parent-style-name="standard">
      <style:graphic-properties draw:stroke="none" draw:fill="none" fo:min-height="0.433cm"/>
    </style:style>
    <style:style style:name="gr10" style:family="graphic" style:parent-style-name="standard">
      <style:graphic-properties draw:fill="none" draw:textarea-vertical-align="middle" draw:auto-grow-height="false" fo:min-height="3.352cm" fo:min-width="0cm"/>
    </style:style>
    <style:style style:name="gr11" style:family="graphic" style:parent-style-name="standard">
      <style:graphic-properties draw:fill="none" draw:textarea-vertical-align="middle" draw:auto-grow-height="false" fo:min-height="2.594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865cm" fo:min-width="2.445cm"/>
    </style:style>
    <style:style style:name="gr13" style:family="graphic" style:parent-style-name="standard">
      <style:graphic-properties draw:stroke="none" svg:stroke-color="#000000" draw:fill="none" draw:fill-color="#ffffff" draw:textarea-horizontal-align="left" draw:auto-grow-height="true" draw:auto-grow-width="true" fo:min-height="0.865cm" fo:min-width="1.661cm"/>
    </style:style>
    <style:style style:name="gr14" style:family="graphic" style:parent-style-name="standard">
      <style:graphic-properties draw:stroke="none" svg:stroke-color="#000000" draw:fill="none" draw:fill-color="#ffffff" draw:textarea-horizontal-align="left" draw:auto-grow-height="true" draw:auto-grow-width="true" fo:min-height="0.865cm" fo:min-width="3.918cm"/>
    </style:style>
    <style:style style:name="gr15" style:family="graphic" style:parent-style-name="standard">
      <style:graphic-properties draw:fill-color="#ccccff" draw:textarea-horizontal-align="justify" draw:textarea-vertical-align="middle" draw:auto-grow-height="false" fo:min-height="0.456cm" fo:min-width="2.658cm"/>
    </style:style>
    <style:style style:name="gr16" style:family="graphic" style:parent-style-name="standard">
      <style:graphic-properties draw:fill-color="#ffd320" draw:textarea-horizontal-align="justify" draw:textarea-vertical-align="middle" draw:auto-grow-height="false" fo:min-height="0.456cm" fo:min-width="2.658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paragraph-properties fo:text-align="start"/>
    </style:style>
    <style:style style:name="P4" style:family="paragraph">
      <style:paragraph-properties fo:text-align="start"/>
      <style:text-properties fo:font-size="11pt" style:font-size-asian="11pt" style:font-size-complex="11pt"/>
    </style:style>
    <style:style style:name="P5" style:family="paragraph">
      <style:text-properties fo:font-size="11pt" style:font-size-asian="11pt" style:font-size-complex="11pt"/>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custom-shape draw:style-name="gr1" draw:text-style-name="P2" xml:id="id1" draw:id="id1" draw:layer="layout" svg:width="3.532cm" svg:height="0.889cm" svg:x="0.674cm" svg:y="2.311cm">
          <draw:glue-point draw:id="8" svg:x="2.734cm" svg:y="5.005cm"/>
          <draw:glue-point draw:id="9" svg:x="2.451cm" svg:y="-5.016cm"/>
          <text:p text:style-name="P1"><text:span text:style-name="T1">boot loader prompt</text:span></text:p>
          <draw:enhanced-geometry svg:viewBox="0 0 21600 21600" draw:glue-points="10800 0 0 10800 10800 21600 21600 10800" draw:type="flowchart-process" draw:enhanced-path="M 0 0 L 21600 0 21600 21600 0 21600 0 0 Z N"/>
        </draw:custom-shape>
        <draw:custom-shape draw:style-name="gr1" draw:text-style-name="P2" xml:id="id3" draw:id="id3" draw:layer="layout" svg:width="3.532cm" svg:height="0.889cm" svg:x="0.674cm" svg:y="4.211cm">
          <text:p text:style-name="P1"><text:span text:style-name="T1">enter password</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2" xml:id="id2" draw:id="id2" draw:layer="layout" svg:width="3.532cm" svg:height="0.889cm" svg:x="7.406cm" svg:y="3.521cm">
          <draw:glue-point draw:id="8" svg:x="-2.168cm" svg:y="-5.016cm"/>
          <draw:glue-point draw:id="9" svg:x="2.361cm" svg:y="-5.016cm"/>
          <text:p text:style-name="P1"><text:span text:style-name="T1">service menu</text:span></text:p>
          <draw:enhanced-geometry svg:viewBox="0 0 21600 21600" draw:glue-points="10800 0 0 10800 10800 21600 21600 10800" draw:type="flowchart-process" draw:enhanced-path="M 0 0 L 21600 0 21600 21600 0 21600 0 0 Z N"/>
        </draw:custom-shape>
        <draw:connector draw:style-name="gr3" draw:text-style-name="P1" draw:layer="layout" svg:x1="4.206cm" svg:y1="2.755cm" svg:x2="8.407cm" svg:y2="3.521cm" draw:start-shape="id1" draw:start-glue-point="7" draw:end-shape="id2" draw:end-glue-point="8" svg:d="M4206 2755h4201v766" svg:viewBox="0 0 4202 767">
          <text:p/>
        </draw:connector>
        <draw:frame draw:style-name="gr4" draw:text-style-name="P2" draw:layer="layout" svg:width="1.232cm" svg:height="0.683cm" svg:x="5.074cm" svg:y="2.727cm">
          <draw:text-box>
            <text:p text:style-name="P1"><text:span text:style-name="T1">[F8]</text:span></text:p>
          </draw:text-box>
        </draw:frame>
        <draw:connector draw:style-name="gr3" draw:text-style-name="P1" draw:layer="layout" svg:x1="2.44cm" svg:y1="3.2cm" svg:x2="2.44cm" svg:y2="4.211cm" draw:start-shape="id1" draw:start-glue-point="6" draw:end-shape="id3" svg:d="M2440 3200v1011" svg:viewBox="0 0 1 1012">
          <text:p/>
        </draw:connector>
        <draw:connector draw:style-name="gr3" draw:text-style-name="P2" draw:layer="layout" draw:line-skew="0cm -0.509cm" svg:x1="0.674cm" svg:y1="4.655cm" svg:x2="2.44cm" svg:y2="2.311cm" draw:start-shape="id3" draw:start-glue-point="5" draw:end-shape="id1" draw:end-glue-point="4" svg:d="M674 4655h-501v-3355h2267v1011" svg:viewBox="0 0 2268 3356">
          <text:p/>
        </draw:connector>
        <draw:frame draw:style-name="gr5" draw:text-style-name="P3" draw:layer="layout" svg:width="2.16cm" svg:height="1.115cm" svg:x="0cm" svg:y="3.116cm">
          <draw:text-box>
            <text:p text:style-name="P3"><text:span text:style-name="T1">wrong</text:span></text:p>
            <text:p text:style-name="P3"><text:span text:style-name="T1">password</text:span></text:p>
          </draw:text-box>
        </draw:frame>
        <draw:connector draw:style-name="gr3" draw:text-style-name="P2" draw:layer="layout" svg:x1="2.44cm" svg:y1="5.1cm" svg:x2="2.443cm" svg:y2="6.1cm" draw:start-shape="id3" draw:start-glue-point="6" draw:end-shape="id4" draw:end-glue-point="4" svg:d="M2440 5100v500h3v500" svg:viewBox="0 0 4 1001">
          <text:p/>
        </draw:connector>
        <draw:frame draw:style-name="gr4" draw:text-style-name="P1" draw:layer="layout" svg:width="1.696cm" svg:height="0.683cm" svg:x="0.806cm" svg:y="5.117cm">
          <draw:text-box>
            <text:p text:style-name="P1"><text:span text:style-name="T1">correct</text:span></text:p>
          </draw:text-box>
        </draw:frame>
        <draw:custom-shape draw:style-name="gr6" draw:text-style-name="P2" xml:id="id5" draw:id="id5" draw:layer="layout" svg:width="2.832cm" svg:height="0.889cm" svg:x="6.074cm" svg:y="6.81cm">
          <text:p text:style-name="P1"><text:span text:style-name="T1">enter password</text:span></text:p>
          <draw:enhanced-geometry svg:viewBox="0 0 21600 21600" draw:glue-points="10800 0 0 10800 10800 21600 21600 10800" draw:type="flowchart-process" draw:enhanced-path="M 0 0 L 21600 0 21600 21600 0 21600 0 0 Z N"/>
        </draw:custom-shape>
        <draw:custom-shape draw:style-name="gr6" draw:text-style-name="P2" xml:id="id6" draw:id="id6" draw:layer="layout" svg:width="2.832cm" svg:height="0.889cm" svg:x="9.706cm" svg:y="6.81cm">
          <text:p text:style-name="P1"><text:span text:style-name="T1">enter password</text:span></text:p>
          <draw:enhanced-geometry svg:viewBox="0 0 21600 21600" draw:glue-points="10800 0 0 10800 10800 21600 21600 10800" draw:type="flowchart-process" draw:enhanced-path="M 0 0 L 21600 0 21600 21600 0 21600 0 0 Z N"/>
        </draw:custom-shape>
        <draw:custom-shape draw:style-name="gr6" draw:text-style-name="P2" xml:id="id7" draw:id="id7" draw:layer="layout" svg:width="2.832cm" svg:height="0.889cm" svg:x="13.274cm" svg:y="6.821cm">
          <text:p text:style-name="P1"><text:span text:style-name="T1">enter password</text:span></text:p>
          <draw:enhanced-geometry svg:viewBox="0 0 21600 21600" draw:glue-points="10800 0 0 10800 10800 21600 21600 10800" draw:type="flowchart-process" draw:enhanced-path="M 0 0 L 21600 0 21600 21600 0 21600 0 0 Z N"/>
        </draw:custom-shape>
        <draw:connector draw:style-name="gr3" draw:text-style-name="P1" draw:layer="layout" draw:line-skew="-0.09cm -3.602cm -0.298cm" svg:x1="7.49cm" svg:y1="7.699cm" svg:x2="7.49cm" svg:y2="6.81cm" draw:start-shape="id5" draw:start-glue-point="6" draw:end-shape="id5" draw:end-glue-point="4" svg:d="M7490 7699v411h-1684v-2100h1684v800" svg:viewBox="0 0 1685 2101">
          <text:p/>
        </draw:connector>
        <draw:connector draw:style-name="gr3" draw:text-style-name="P2" draw:layer="layout" draw:line-skew="-0.3cm" svg:x1="9.172cm" svg:y1="4.41cm" svg:x2="7.49cm" svg:y2="6.81cm" draw:start-shape="id2" draw:start-glue-point="6" draw:end-shape="id5" draw:end-glue-point="4" svg:d="M9172 4410v900h-1682v1500" svg:viewBox="0 0 1683 2401">
          <text:p/>
        </draw:connector>
        <draw:connector draw:style-name="gr3" draw:text-style-name="P1" draw:layer="layout" draw:line-skew="-0.09cm -3.834cm -0.298cm" svg:x1="11.122cm" svg:y1="7.699cm" svg:x2="11.122cm" svg:y2="6.81cm" draw:start-shape="id6" draw:start-glue-point="6" draw:end-shape="id6" draw:end-glue-point="4" svg:d="M11122 7699v411h-1916v-2100h1916v800" svg:viewBox="0 0 1917 2101">
          <text:p/>
        </draw:connector>
        <draw:frame draw:style-name="gr5" draw:text-style-name="P4" draw:layer="layout" svg:width="2.2cm" svg:height="1.115cm" svg:x="5.506cm" svg:y="5cm">
          <draw:text-box>
            <text:p text:style-name="P3"><text:span text:style-name="T1">wrong password</text:span></text:p>
          </draw:text-box>
        </draw:frame>
        <draw:frame draw:style-name="gr4" draw:text-style-name="P2" draw:layer="layout" svg:width="1.559cm" svg:height="0.683cm" svg:x="9.047cm" svg:y="5.41cm">
          <draw:text-box>
            <text:p text:style-name="P1"><text:span text:style-name="T1">wrong</text:span></text:p>
          </draw:text-box>
        </draw:frame>
        <draw:connector draw:style-name="gr3" draw:text-style-name="P1" draw:layer="layout" draw:line-skew="-0.101cm -3.702cm -0.309cm" svg:x1="14.69cm" svg:y1="7.71cm" svg:x2="14.69cm" svg:y2="6.821cm" draw:start-shape="id7" draw:start-glue-point="6" draw:end-shape="id7" draw:end-glue-point="4" svg:d="M14690 7710v400h-1784v-2100h1784v811" svg:viewBox="0 0 1785 2101">
          <text:p/>
        </draw:connector>
        <draw:frame draw:style-name="gr4" draw:text-style-name="P2" draw:layer="layout" svg:width="1.63cm" svg:height="0.683cm" svg:x="12.676cm" svg:y="5.41cm">
          <draw:text-box>
            <text:p text:style-name="P1"><text:span text:style-name="T1">wrong</text:span></text:p>
          </draw:text-box>
        </draw:frame>
        <draw:connector draw:style-name="gr3" draw:text-style-name="P1" draw:layer="layout" draw:line-skew="-0.3cm" svg:x1="9.172cm" svg:y1="4.41cm" svg:x2="11.122cm" svg:y2="6.81cm" draw:start-shape="id2" draw:start-glue-point="6" draw:end-shape="id6" draw:end-glue-point="4" svg:d="M9172 4410v900h1950v1500" svg:viewBox="0 0 1951 2401">
          <text:p/>
        </draw:connector>
        <draw:connector draw:style-name="gr3" draw:text-style-name="P1" draw:layer="layout" draw:line-skew="-0.305cm" svg:x1="9.172cm" svg:y1="4.41cm" svg:x2="14.69cm" svg:y2="6.821cm" draw:start-shape="id2" draw:start-glue-point="6" draw:end-shape="id7" draw:end-glue-point="4" svg:d="M9172 4410v900h5518v1511" svg:viewBox="0 0 5519 2412">
          <text:p/>
        </draw:connector>
        <draw:frame draw:style-name="gr4" draw:text-style-name="P2" draw:layer="layout" svg:width="1.009cm" svg:height="0.683cm" svg:x="14.506cm" svg:y="5.31cm">
          <draw:text-box>
            <text:p text:style-name="P1"><text:span text:style-name="T1">[3]</text:span></text:p>
          </draw:text-box>
        </draw:frame>
        <draw:frame draw:style-name="gr4" draw:text-style-name="P2" draw:layer="layout" svg:width="0.973cm" svg:height="0.683cm" svg:x="10.933cm" svg:y="5.31cm">
          <draw:text-box>
            <text:p text:style-name="P1"><text:span text:style-name="T1">[2]</text:span></text:p>
          </draw:text-box>
        </draw:frame>
        <draw:frame draw:style-name="gr7" draw:text-style-name="P1" draw:layer="layout" svg:width="0.938cm" svg:height="0.684cm" svg:x="7.325cm" svg:y="5.31cm">
          <draw:text-box>
            <text:p text:style-name="P1"><text:span text:style-name="T1">[1]</text:span></text:p>
          </draw:text-box>
        </draw:frame>
        <draw:custom-shape draw:style-name="gr6" draw:text-style-name="P2" xml:id="id8" draw:id="id8" draw:layer="layout" svg:width="2.832cm" svg:height="0.889cm" svg:x="6.074cm" svg:y="9.421cm">
          <text:p text:style-name="P1"><text:span text:style-name="T1">decrypt media</text:span></text:p>
          <draw:enhanced-geometry svg:viewBox="0 0 21600 21600" draw:glue-points="10800 0 0 10800 10800 21600 21600 10800" draw:type="flowchart-process" draw:enhanced-path="M 0 0 L 21600 0 21600 21600 0 21600 0 0 Z N"/>
        </draw:custom-shape>
        <draw:custom-shape draw:style-name="gr6" draw:text-style-name="P2" xml:id="id9" draw:id="id9" draw:layer="layout" svg:width="2.832cm" svg:height="0.889cm" svg:x="9.706cm" svg:y="9.421cm">
          <text:p text:style-name="P1"><text:span text:style-name="T1">encrypt media</text:span></text:p>
          <draw:enhanced-geometry svg:viewBox="0 0 21600 21600" draw:glue-points="10800 0 0 10800 10800 21600 21600 10800" draw:type="flowchart-process" draw:enhanced-path="M 0 0 L 21600 0 21600 21600 0 21600 0 0 Z N"/>
        </draw:custom-shape>
        <draw:connector draw:style-name="gr3" draw:text-style-name="P1" draw:layer="layout" svg:x1="7.49cm" svg:y1="7.699cm" svg:x2="7.49cm" svg:y2="9.421cm" draw:start-shape="id5" draw:start-glue-point="6" draw:end-shape="id8" draw:end-glue-point="4" svg:d="M7490 7699v1722" svg:viewBox="0 0 1 1723">
          <text:p/>
        </draw:connector>
        <draw:connector draw:style-name="gr3" draw:text-style-name="P1" draw:layer="layout" svg:x1="11.122cm" svg:y1="7.699cm" svg:x2="11.122cm" svg:y2="9.421cm" draw:start-shape="id6" draw:start-glue-point="6" draw:end-shape="id9" draw:end-glue-point="4" svg:d="M11122 7699v1722" svg:viewBox="0 0 1 1723">
          <text:p/>
        </draw:connector>
        <draw:frame draw:style-name="gr4" draw:text-style-name="P2" draw:layer="layout" svg:width="1.731cm" svg:height="0.683cm" svg:x="5.975cm" svg:y="8.127cm">
          <draw:text-box>
            <text:p text:style-name="P1"><text:span text:style-name="T1">correct</text:span></text:p>
          </draw:text-box>
        </draw:frame>
        <draw:frame draw:style-name="gr4" draw:text-style-name="P2" draw:layer="layout" svg:width="1.74cm" svg:height="0.683cm" svg:x="9.506cm" svg:y="8.127cm">
          <draw:text-box>
            <text:p text:style-name="P1"><text:span text:style-name="T1">correct</text:span></text:p>
          </draw:text-box>
        </draw:frame>
        <draw:connector draw:style-name="gr3" draw:text-style-name="P1" draw:layer="layout" svg:x1="7.49cm" svg:y1="10.31cm" svg:x2="9.144cm" svg:y2="11.601cm" draw:start-shape="id8" draw:start-glue-point="6" draw:end-shape="id10" draw:end-glue-point="4" svg:d="M7490 10310v646h1654v645" svg:viewBox="0 0 1655 1292">
          <text:p/>
        </draw:connector>
        <draw:connector draw:style-name="gr3" draw:text-style-name="P1" draw:layer="layout" svg:x1="11.122cm" svg:y1="10.31cm" svg:x2="9.144cm" svg:y2="11.601cm" draw:start-shape="id9" draw:start-glue-point="6" draw:end-shape="id10" draw:end-glue-point="4" svg:d="M11122 10310v646h-1978v645" svg:viewBox="0 0 1979 1292">
          <text:p/>
        </draw:connector>
        <draw:custom-shape draw:style-name="gr6" draw:text-style-name="P2" xml:id="id11" draw:id="id11" draw:layer="layout" svg:width="2.832cm" svg:height="0.889cm" svg:x="13.274cm" svg:y="9.421cm">
          <text:p text:style-name="P1"><text:span text:style-name="T1">new password</text:span></text:p>
          <draw:enhanced-geometry svg:viewBox="0 0 21600 21600" draw:glue-points="10800 0 0 10800 10800 21600 21600 10800" draw:type="flowchart-process" draw:enhanced-path="M 0 0 L 21600 0 21600 21600 0 21600 0 0 Z N"/>
        </draw:custom-shape>
        <draw:custom-shape draw:style-name="gr6" draw:text-style-name="P2" xml:id="id12" draw:id="id12" draw:layer="layout" svg:width="2.832cm" svg:height="0.889cm" svg:x="13.274cm" svg:y="11.51cm">
          <draw:glue-point draw:id="8" svg:x="-2.062cm" svg:y="5.016cm"/>
          <draw:glue-point draw:id="9" svg:x="2.528cm" svg:y="5.016cm"/>
          <text:p text:style-name="P1"><text:span text:style-name="T1">repeat new pwd</text:span></text:p>
          <draw:enhanced-geometry svg:viewBox="0 0 21600 21600" draw:glue-points="10800 0 0 10800 10800 21600 21600 10800" draw:type="flowchart-process" draw:enhanced-path="M 0 0 L 21600 0 21600 21600 0 21600 0 0 Z N"/>
        </draw:custom-shape>
        <draw:connector draw:style-name="gr3" draw:text-style-name="P1" draw:layer="layout" svg:x1="14.69cm" svg:y1="7.71cm" svg:x2="14.69cm" svg:y2="9.421cm" draw:start-shape="id7" draw:start-glue-point="6" draw:end-shape="id11" draw:end-glue-point="4" svg:d="M14690 7710v1711" svg:viewBox="0 0 1 1712">
          <text:p/>
        </draw:connector>
        <draw:connector draw:style-name="gr3" draw:text-style-name="P1" draw:layer="layout" svg:x1="14.69cm" svg:y1="10.31cm" svg:x2="14.69cm" svg:y2="11.51cm" draw:start-shape="id11" draw:start-glue-point="6" draw:end-shape="id12" draw:end-glue-point="4" svg:d="M14690 10310v1200" svg:viewBox="0 0 1 1201">
          <text:p/>
        </draw:connector>
        <draw:connector draw:style-name="gr3" draw:text-style-name="P1" draw:layer="layout" draw:line-skew="0cm -3.702cm -0.309cm" svg:x1="14.107cm" svg:y1="12.399cm" svg:x2="14.69cm" svg:y2="6.821cm" draw:start-shape="id12" draw:start-glue-point="8" draw:end-shape="id7" draw:end-glue-point="4" svg:d="M14107 12399v501h-1201v-6890h1784v811" svg:viewBox="0 0 1785 6891">
          <text:p/>
        </draw:connector>
        <draw:frame draw:style-name="gr5" draw:text-style-name="P4" draw:layer="layout" svg:width="1.613cm" svg:height="1.115cm" svg:x="12.793cm" svg:y="8.11cm">
          <draw:text-box>
            <text:p text:style-name="P3"><text:span text:style-name="T1">mis-match</text:span></text:p>
          </draw:text-box>
        </draw:frame>
        <draw:frame draw:style-name="gr4" draw:text-style-name="P2" draw:layer="layout" svg:width="1.798cm" svg:height="0.683cm" svg:x="14.508cm" svg:y="8.11cm">
          <draw:text-box>
            <text:p text:style-name="P1"><text:span text:style-name="T1">correct</text:span></text:p>
          </draw:text-box>
        </draw:frame>
        <draw:connector draw:style-name="gr3" draw:text-style-name="P1" draw:layer="layout" draw:line-skew="0cm 7.755cm -0.509cm" svg:x1="15.405cm" svg:y1="12.399cm" svg:x2="2.44cm" svg:y2="2.311cm" draw:start-shape="id12" draw:start-glue-point="9" draw:end-shape="id1" draw:end-glue-point="4" svg:d="M15405 12399v501h1091v-11600h-14056v1011" svg:viewBox="0 0 14057 11601">
          <text:p/>
        </draw:connector>
        <draw:connector draw:style-name="gr3" draw:text-style-name="P1" draw:layer="layout" draw:line-skew="-2cm" svg:x1="3.405cm" svg:y1="3.199cm" svg:x2="4.605cm" svg:y2="8.2cm" draw:start-shape="id1" draw:start-glue-point="8" draw:end-shape="id13" draw:end-glue-point="8" svg:d="M3405 3199v501h1200v4500" svg:viewBox="0 0 1201 5002">
          <text:p/>
        </draw:connector>
        <draw:frame draw:style-name="gr4" draw:text-style-name="P2" draw:layer="layout" svg:width="1.561cm" svg:height="0.683cm" svg:x="4.545cm" svg:y="3.8cm">
          <draw:text-box>
            <text:p text:style-name="P1"><text:span text:style-name="T1">[ESC]</text:span></text:p>
          </draw:text-box>
        </draw:frame>
        <draw:custom-shape draw:style-name="gr8" draw:text-style-name="P1" xml:id="id14" draw:id="id14" draw:layer="layout" svg:width="0.4cm" svg:height="0.4cm" svg:x="2.245cm" svg:y="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2.445cm" svg:y1="0.5cm" svg:x2="2.44cm" svg:y2="2.311cm" draw:start-shape="id14" draw:start-glue-point="8" draw:end-shape="id1" draw:end-glue-point="4" svg:d="M2445 500v906h-5v905" svg:viewBox="0 0 6 1812">
          <text:p/>
        </draw:connector>
        <draw:frame draw:style-name="gr9" draw:text-style-name="P2" draw:layer="layout" svg:width="1.361cm" svg:height="0.683cm" svg:x="1.106cm" svg:y="0cm">
          <draw:text-box>
            <text:p text:style-name="P1"><text:span text:style-name="T1">start</text:span></text:p>
          </draw:text-box>
        </draw:frame>
        <draw:custom-shape draw:style-name="gr10" draw:text-style-name="P1" draw:layer="layout" svg:width="0.5cm" svg:height="3.8cm" draw:transform="rotate (1.5707963267949) translate (0.506cm 13.7cm)">
          <text:p/>
          <draw:enhanced-geometry svg:viewBox="0 0 21600 21600" draw:glue-points="21600 0 0 10800 21600 21600" draw:text-areas="13800 ?f9 21600 ?f10" draw:type="left-brace" draw:modifiers="1800 11143.8042620363"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1" draw:text-style-name="P1" draw:layer="layout" svg:width="0.5cm" svg:height="3cm" draw:transform="rotate (1.5707963267949) translate (6.006cm 13.7cm)">
          <text:p/>
          <draw:enhanced-geometry svg:viewBox="0 0 21600 21600" draw:glue-points="21600 0 0 10800 21600 21600" draw:text-areas="13800 ?f9 21600 ?f10" draw:type="left-brace" draw:modifiers="1800 11143.8042620363"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1" draw:text-style-name="P1" draw:layer="layout" svg:width="0.5cm" svg:height="3cm" draw:transform="rotate (1.5707963267949) translate (9.606cm 13.7cm)">
          <text:p/>
          <draw:enhanced-geometry svg:viewBox="0 0 21600 21600" draw:glue-points="21600 0 0 10800 21600 21600" draw:text-areas="13800 ?f9 21600 ?f10" draw:type="left-brace" draw:modifiers="1800 11143.8042620363"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1" draw:text-style-name="P1" draw:layer="layout" svg:width="0.5cm" svg:height="3cm" draw:transform="rotate (1.5707963267949) translate (13.215cm 13.7cm)">
          <text:p/>
          <draw:enhanced-geometry svg:viewBox="0 0 21600 21600" draw:glue-points="21600 0 0 10800 21600 21600" draw:text-areas="13800 ?f9 21600 ?f10" draw:type="left-brace" draw:modifiers="1800 11143.8042620363"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2" draw:text-style-name="P5" draw:layer="layout" svg:width="2.945cm" svg:height="1.115cm" svg:x="6.106cm" svg:y="13.6cm">
          <draw:text-box>
            <text:p><text:span text:style-name="T1">permanently</text:span></text:p>
            <text:p><text:span text:style-name="T1">decrypt media</text:span></text:p>
          </draw:text-box>
        </draw:frame>
        <draw:frame draw:style-name="gr12" draw:text-style-name="P5" draw:layer="layout" svg:width="2.945cm" svg:height="1.115cm" svg:x="9.707cm" svg:y="13.601cm">
          <draw:text-box>
            <text:p><text:span text:style-name="T1">permanently</text:span></text:p>
            <text:p><text:span text:style-name="T1">encrypt media</text:span></text:p>
          </draw:text-box>
        </draw:frame>
        <draw:frame draw:style-name="gr13" draw:text-style-name="P5" draw:layer="layout" svg:width="2.161cm" svg:height="1.115cm" svg:x="13.708cm" svg:y="13.602cm">
          <draw:text-box>
            <text:p><text:span text:style-name="T1">change </text:span></text:p>
            <text:p><text:span text:style-name="T1">password</text:span></text:p>
          </draw:text-box>
        </draw:frame>
        <draw:frame draw:style-name="gr14" draw:text-style-name="P5" draw:layer="layout" svg:width="4.418cm" svg:height="1.115cm" svg:x="0.307cm" svg:y="13.601cm">
          <draw:text-box>
            <text:p><text:span text:style-name="T1">default case:</text:span></text:p>
            <text:p><text:span text:style-name="T1">boot encrypted system</text:span></text:p>
          </draw:text-box>
        </draw:frame>
        <draw:connector draw:style-name="gr3" draw:text-style-name="P2" draw:layer="layout" draw:line-skew="-0.309cm" svg:x1="10.005cm" svg:y1="3.521cm" svg:x2="3.305cm" svg:y2="2.311cm" draw:start-shape="id2" draw:start-glue-point="9" draw:end-shape="id1" draw:end-glue-point="9" svg:d="M10005 3521v-2021h-6700v811" svg:viewBox="0 0 6701 2022">
          <text:p/>
        </draw:connector>
        <draw:frame draw:style-name="gr7" draw:text-style-name="P2" draw:layer="layout" svg:width="1.518cm" svg:height="0.684cm" svg:x="9.906cm" svg:y="1.8cm">
          <draw:text-box>
            <text:p text:style-name="P1"><text:span text:style-name="T1">[ESC]</text:span></text:p>
          </draw:text-box>
        </draw:frame>
        <draw:custom-shape draw:style-name="gr15" draw:text-style-name="P2" xml:id="id4" draw:id="id4" draw:layer="layout" svg:width="3.5cm" svg:height="1cm" svg:x="0.693cm" svg:y="6.1cm">
          <text:p text:style-name="P1"><text:span text:style-name="T1">boot (enc) system</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5" draw:text-style-name="P2" xml:id="id13" draw:id="id13" draw:layer="layout" svg:width="3.5cm" svg:height="1cm" svg:x="1.906cm" svg:y="8.2cm">
          <draw:glue-point draw:id="8" svg:x="2.714cm" svg:y="-5cm"/>
          <text:p text:style-name="P1"><text:span text:style-name="T1">exit load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6" draw:text-style-name="P2" xml:id="id10" draw:id="id10" draw:layer="layout" svg:width="3.5cm" svg:height="1cm" svg:x="7.394cm" svg:y="11.601cm">
          <text:p text:style-name="P1"><text:span text:style-name="T1">reboo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